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6" style:family="table-column">
      <style:table-column-properties fo:break-before="auto" style:column-width="1.0484in"/>
    </style:style>
    <style:style style:name="co37" style:family="table-column">
      <style:table-column-properties fo:break-before="auto" style:column-width="0.722in"/>
    </style:style>
    <style:style style:name="co38" style:family="table-column">
      <style:table-column-properties fo:break-before="auto" style:column-width="0.7335in"/>
    </style:style>
    <style:style style:name="co39" style:family="table-column">
      <style:table-column-properties fo:break-before="auto" style:column-width="1.0937in"/>
    </style:style>
    <style:style style:name="co40" style:family="table-column">
      <style:table-column-properties fo:break-before="auto" style:column-width="0.8862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8807in"/>
    </style:style>
    <style:style style:name="co8" style:family="table-column">
      <style:table-column-properties fo:break-before="auto" style:column-width="0.6134in"/>
    </style:style>
    <style:style style:name="co9" style:family="table-column">
      <style:table-column-properties fo:break-before="auto" style:column-width="0.8409in"/>
    </style:style>
    <style:style style:name="co10" style:family="table-column">
      <style:table-column-properties fo:break-before="auto" style:column-width="1.278in"/>
    </style:style>
    <style:style style:name="co11" style:family="table-column">
      <style:table-column-properties fo:break-before="auto" style:column-width="0.8535in"/>
    </style:style>
    <style:style style:name="co12" style:family="table-column">
      <style:table-column-properties fo:break-before="auto" style:column-width="1.0283in"/>
    </style:style>
    <style:style style:name="co13" style:family="table-column">
      <style:table-column-properties fo:break-before="auto" style:column-width="0.9409in"/>
    </style:style>
    <style:style style:name="co14" style:family="table-column">
      <style:table-column-properties fo:break-before="auto" style:column-width="1.0173in"/>
    </style:style>
    <style:style style:name="co15" style:family="table-column">
      <style:table-column-properties fo:break-before="auto" style:column-width="0.9299in"/>
    </style:style>
    <style:style style:name="co16" style:family="table-column">
      <style:table-column-properties fo:break-before="auto" style:column-width="0.952in"/>
    </style:style>
    <style:style style:name="co17" style:family="table-column">
      <style:table-column-properties fo:break-before="auto" style:column-width="0.8752in"/>
    </style:style>
    <style:style style:name="co18" style:family="table-column">
      <style:table-column-properties fo:break-before="auto" style:column-width="0.9846in"/>
    </style:style>
    <style:style style:name="co19" style:family="table-column">
      <style:table-column-properties fo:break-before="auto" style:column-width="1.9457in"/>
    </style:style>
    <style:style style:name="co20" style:family="table-column">
      <style:table-column-properties fo:break-before="auto" style:column-width="0.6244in"/>
    </style:style>
    <style:style style:name="co21" style:family="table-column">
      <style:table-column-properties fo:break-before="auto" style:column-width="1.1598in"/>
    </style:style>
    <style:style style:name="co22" style:family="table-column">
      <style:table-column-properties fo:break-before="auto" style:column-width="0.6346in"/>
    </style:style>
    <style:style style:name="co23" style:family="table-column">
      <style:table-column-properties fo:break-before="auto" style:column-width="0.5807in"/>
    </style:style>
    <style:style style:name="co24" style:family="table-column">
      <style:table-column-properties fo:break-before="auto" style:column-width="0.7661in"/>
    </style:style>
    <style:style style:name="co25" style:family="table-column">
      <style:table-column-properties fo:break-before="auto" style:column-width="1.1047in"/>
    </style:style>
    <style:style style:name="co26" style:family="table-column">
      <style:table-column-properties fo:break-before="auto" style:column-width="0.8098in"/>
    </style:style>
    <style:style style:name="co27" style:family="table-column">
      <style:table-column-properties fo:break-before="auto" style:column-width="0.602in"/>
    </style:style>
    <style:style style:name="co28" style:family="table-column">
      <style:table-column-properties fo:break-before="auto" style:column-width="0.5693in"/>
    </style:style>
    <style:style style:name="co29" style:family="table-column">
      <style:table-column-properties fo:break-before="auto" style:column-width="0.4602in"/>
    </style:style>
    <style:style style:name="co30" style:family="table-column">
      <style:table-column-properties fo:break-before="auto" style:column-width="1.7382in"/>
    </style:style>
    <style:style style:name="co31" style:family="table-column">
      <style:table-column-properties fo:break-before="auto" style:column-width="0.4929in"/>
    </style:style>
    <style:style style:name="co32" style:family="table-column">
      <style:table-column-properties fo:break-before="auto" style:column-width="0.7008in"/>
    </style:style>
    <style:style style:name="co33" style:family="table-column">
      <style:table-column-properties fo:break-before="auto" style:column-width="2.7764in"/>
    </style:style>
    <style:style style:name="co34" style:family="table-column">
      <style:table-column-properties fo:break-before="auto" style:column-width="0.6681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965in" fo:break-before="auto" style:use-optimal-row-height="false"/>
    </style:style>
    <style:style style:name="ro4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Header">
      <style:table-cell-properties style:text-align-source="fix" style:repeat-content="false"/>
      <style:paragraph-properties fo:text-align="start" fo:margin-left="0.139in"/>
    </style:style>
    <style:style style:name="ce2" style:family="table-cell" style:parent-style-name="Header">
      <style:table-cell-properties fo:background-color="#99ff99"/>
    </style:style>
    <style:style style:name="ce3" style:family="table-cell" style:parent-style-name="Header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Header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99ff99"/>
    </style:style>
    <style:style style:name="ce6" style:family="table-cell" style:parent-style-name="Default">
      <style:table-cell-properties style:text-align-source="value-type" style:repeat-content="false"/>
      <style:paragraph-properties fo:margin-left="0in"/>
    </style:style>
    <style:style style:name="ce7" style:family="table-cell" style:parent-style-name="Default">
      <style:table-cell-properties fo:wrap-option="no-wrap"/>
    </style:style>
    <style:style style:name="ce8" style:family="table-cell" style:parent-style-name="Default" style:data-style-name="N1"/>
    <style:style style:name="ce9" style:family="table-cell" style:parent-style-name="Default" style:data-style-name="N1">
      <style:table-cell-properties fo:background-color="#99ff99"/>
    </style:style>
    <style:style style:name="ce10" style:family="table-cell" style:parent-style-name="Default" style:data-style-name="N1">
      <style:table-cell-properties fo:wrap-option="no-wrap"/>
    </style:style>
    <style:style style:name="ce11" style:family="table-cell" style:parent-style-name="Default" style:data-style-name="N1">
      <style:table-cell-properties style:text-align-source="value-type" style:repeat-content="false"/>
      <style:paragraph-properties fo:margin-left="0in"/>
    </style:style>
    <style:style style:name="ce12" style:family="table-cell" style:parent-style-name="Default">
      <style:table-cell-properties fo:wrap-option="no-wrap" style:vertical-align="middle"/>
    </style:style>
    <style:style style:name="ce13" style:family="table-cell" style:parent-style-name="Default" style:data-style-name="N117"/>
    <style:style style:name="ce14" style:family="table-cell" style:parent-style-name="Default" style:data-style-name="N117">
      <style:table-cell-properties fo:background-color="#99ff99"/>
    </style:style>
    <style:style style:name="ce15" style:family="table-cell" style:parent-style-name="Default" style:data-style-name="N117">
      <style:table-cell-properties style:text-align-source="value-type" style:repeat-content="false"/>
      <style:paragraph-properties fo:margin-left="0in"/>
    </style:style>
    <style:style style:name="ce16" style:family="table-cell" style:parent-style-name="Default" style:data-style-name="N117">
      <style:map style:condition="cell-content()&lt;0.5" style:apply-style-name="Untitled1" style:base-cell-address="'Cards &amp; Planets'.Z2"/>
    </style:style>
    <style:style style:name="ce17" style:family="table-cell" style:parent-style-name="Default">
      <style:map style:condition="is-true-formula(NOT(ISNUMBER([.AA1])))" style:apply-style-name="GrayedOut" style:base-cell-address="'Cards &amp; Planets'.AA1"/>
      <style:map style:condition="cell-content()&lt;0.5" style:apply-style-name="Untitled1" style:base-cell-address="'Cards &amp; Planets'.AA1"/>
    </style:style>
    <style:style style:name="ce18" style:family="table-cell" style:parent-style-name="Default" style:data-style-name="N117">
      <style:map style:condition="is-true-formula(NOT(ISNUMBER([.AA1])))" style:apply-style-name="GrayedOut" style:base-cell-address="'Cards &amp; Planets'.AA1"/>
      <style:map style:condition="cell-content()&lt;0.5" style:apply-style-name="Untitled1" style:base-cell-address="'Cards &amp; Planets'.AA1"/>
    </style:style>
    <style:style style:name="ce19" style:family="table-cell" style:parent-style-name="Default" style:data-style-name="N117">
      <style:table-cell-properties style:text-align-source="value-type" style:repeat-content="false"/>
      <style:paragraph-properties fo:margin-left="0in"/>
      <style:map style:condition="is-true-formula(NOT(ISNUMBER([.AA1])))" style:apply-style-name="GrayedOut" style:base-cell-address="'Cards &amp; Planets'.AA1"/>
      <style:map style:condition="cell-content()&lt;0.5" style:apply-style-name="Untitled1" style:base-cell-address="'Cards &amp; Planets'.AA1"/>
    </style:style>
    <style:style style:name="T1" style:family="text">
      <style:text-properties style:text-position="super 58%"/>
    </style:style>
  </office:automatic-styles>
  <office:body>
    <office:spreadsheet>
      <table:table table:name="Factions" table:style-name="ta1" table:print="false">
        <office:forms form:automatic-focus="false" form:apply-design-mode="false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6" table:number-columns-repeated="5" table:default-cell-style-name="Default"/>
        <table:table-row table:style-name="ro2">
          <table:table-cell/>
          <table:table-cell office:value-type="string">
            <text:p>Imperium</text:p>
          </table:table-cell>
          <table:table-cell office:value-type="string">
            <text:p>Stellarion</text:p>
          </table:table-cell>
          <table:table-cell office:value-type="string">
            <text:p>Rogue Alliance</text:p>
          </table:table-cell>
          <table:table-cell office:value-type="string">
            <text:p>Bot Brigade</text:p>
          </table:table-cell>
          <table:table-cell office:value-type="string">
            <text:p>Weight</text:p>
          </table:table-cell>
          <table:table-cell table:number-columns-repeated="4"/>
        </table:table-row>
        <table:table-row table:style-name="ro2">
          <table:table-cell office:value-type="string">
            <text:p>Rewar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table:formula="of:=[.B2]*[.$F2]" office:value-type="float" office:value="2">
            <text:p>2</text:p>
          </table:table-cell>
          <table:table-cell table:formula="of:=[.C2]*[.$F2]" office:value-type="float" office:value="3">
            <text:p>3</text:p>
          </table:table-cell>
          <table:table-cell table:formula="of:=[.D2]*[.$F2]" office:value-type="float" office:value="1">
            <text:p>1</text:p>
          </table:table-cell>
          <table:table-cell table:formula="of:=[.E2]*[.$F2]" office:value-type="float" office:value="1">
            <text:p>1</text:p>
          </table:table-cell>
        </table:table-row>
        <table:table-row table:style-name="ro2">
          <table:table-cell office:value-type="string">
            <text:p>Energy Loss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0.25">
            <text:p>-0.25</text:p>
          </table:table-cell>
          <table:table-cell table:formula="of:=[.B3]*[.$F3]" office:value-type="float" office:value="-0.75">
            <text:p>-0.75</text:p>
          </table:table-cell>
          <table:table-cell table:formula="of:=[.C3]*[.$F3]" office:value-type="float" office:value="-0.75">
            <text:p>-0.75</text:p>
          </table:table-cell>
          <table:table-cell table:formula="of:=[.D3]*[.$F3]" office:value-type="float" office:value="-0.25">
            <text:p>-0.25</text:p>
          </table:table-cell>
          <table:table-cell table:formula="of:=[.E3]*[.$F3]" office:value-type="float" office:value="-0.5">
            <text:p>-0.5</text:p>
          </table:table-cell>
        </table:table-row>
        <table:table-row table:style-name="ro2">
          <table:table-cell office:value-type="string">
            <text:p>Credit Gain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0.65">
            <text:p>0.65</text:p>
          </table:table-cell>
          <table:table-cell table:formula="of:=[.B4]*[.$F4]" office:value-type="float" office:value="0.65">
            <text:p>0.65</text:p>
          </table:table-cell>
          <table:table-cell table:formula="of:=[.C4]*[.$F4]" office:value-type="float" office:value="2.6">
            <text:p>2.6</text:p>
          </table:table-cell>
          <table:table-cell table:formula="of:=[.D4]*[.$F4]" office:value-type="float" office:value="1.3">
            <text:p>1.3</text:p>
          </table:table-cell>
          <table:table-cell table:formula="of:=[.E4]*[.$F4]" office:value-type="float" office:value="1.3">
            <text:p>1.3</text:p>
          </table:table-cell>
        </table:table-row>
        <table:table-row table:style-name="ro2">
          <table:table-cell office:value-type="string">
            <text:p>Strength Gai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0.75">
            <text:p>0.75</text:p>
          </table:table-cell>
          <table:table-cell table:formula="of:=[.B5]*[.$F5]" office:value-type="float" office:value="3">
            <text:p>3</text:p>
          </table:table-cell>
          <table:table-cell table:formula="of:=[.C5]*[.$F5]" office:value-type="float" office:value="0.75">
            <text:p>0.75</text:p>
          </table:table-cell>
          <table:table-cell table:formula="of:=[.D5]*[.$F5]" office:value-type="float" office:value="1.5">
            <text:p>1.5</text:p>
          </table:table-cell>
          <table:table-cell table:formula="of:=[.E5]*[.$F5]" office:value-type="float" office:value="1.5">
            <text:p>1.5</text:p>
          </table:table-cell>
        </table:table-row>
        <table:table-row table:style-name="ro2">
          <table:table-cell office:value-type="string">
            <text:p>Energy Gain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.33">
            <text:p>0.33</text:p>
          </table:table-cell>
          <table:table-cell table:formula="of:=[.B6]*[.$F6]" office:value-type="float" office:value="0.66">
            <text:p>0.66</text:p>
          </table:table-cell>
          <table:table-cell table:formula="of:=[.C6]*[.$F6]" office:value-type="float" office:value="0.99">
            <text:p>0.99</text:p>
          </table:table-cell>
          <table:table-cell table:formula="of:=[.D6]*[.$F6]" office:value-type="float" office:value="0.33">
            <text:p>0.33</text:p>
          </table:table-cell>
          <table:table-cell table:formula="of:=[.E6]*[.$F6]" office:value-type="float" office:value="1.32">
            <text:p>1.32</text:p>
          </table:table-cell>
        </table:table-row>
        <table:table-row table:style-name="ro2">
          <table:table-cell office:value-type="string">
            <text:p>Planet Hea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4">
            <text:p>0.4</text:p>
          </table:table-cell>
          <table:table-cell table:formula="of:=[.B7]*[.$F7]" office:value-type="float" office:value="0">
            <text:p>0</text:p>
          </table:table-cell>
          <table:table-cell table:formula="of:=[.C7]*[.$F7]" office:value-type="float" office:value="0.4">
            <text:p>0.4</text:p>
          </table:table-cell>
          <table:table-cell table:formula="of:=[.D7]*[.$F7]" office:value-type="float" office:value="0">
            <text:p>0</text:p>
          </table:table-cell>
          <table:table-cell table:formula="of:=[.E7]*[.$F7]" office:value-type="float" office:value="0">
            <text:p>0</text:p>
          </table:table-cell>
        </table:table-row>
        <table:table-row table:style-name="ro2">
          <table:table-cell office:value-type="string">
            <text:p>Shield Health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table:formula="of:=[.B8]*[.$F8]" office:value-type="float" office:value="1.5">
            <text:p>1.5</text:p>
          </table:table-cell>
          <table:table-cell table:formula="of:=[.C8]*[.$F8]" office:value-type="float" office:value="2">
            <text:p>2</text:p>
          </table:table-cell>
          <table:table-cell table:formula="of:=[.D8]*[.$F8]" office:value-type="float" office:value="0.5">
            <text:p>0.5</text:p>
          </table:table-cell>
          <table:table-cell table:formula="of:=[.E8]*[.$F8]" office:value-type="float" office:value="1">
            <text:p>1</text:p>
          </table:table-cell>
        </table:table-row>
        <table:table-row table:style-name="ro2">
          <table:table-cell office:value-type="string">
            <text:p>Retain?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table:formula="of:=[.B9]*[.$F9]" office:value-type="float" office:value="0.25">
            <text:p>0.25</text:p>
          </table:table-cell>
          <table:table-cell table:formula="of:=[.C9]*[.$F9]" office:value-type="float" office:value="0.5">
            <text:p>0.5</text:p>
          </table:table-cell>
          <table:table-cell table:formula="of:=[.D9]*[.$F9]" office:value-type="float" office:value="0.75">
            <text:p>0.75</text:p>
          </table:table-cell>
          <table:table-cell table:formula="of:=[.E9]*[.$F9]" office:value-type="float" office:value="0.25">
            <text:p>0.25</text:p>
          </table:table-cell>
        </table:table-row>
        <table:table-row table:style-name="ro2">
          <table:table-cell office:value-type="string">
            <text:p>Scrap X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table:formula="of:=[.B10]*[.$F10]" office:value-type="float" office:value="0.6">
            <text:p>0.6</text:p>
          </table:table-cell>
          <table:table-cell table:formula="of:=[.C10]*[.$F10]" office:value-type="float" office:value="0.6">
            <text:p>0.6</text:p>
          </table:table-cell>
          <table:table-cell table:formula="of:=[.D10]*[.$F10]" office:value-type="float" office:value="1.8">
            <text:p>1.8</text:p>
          </table:table-cell>
          <table:table-cell table:formula="of:=[.E10]*[.$F10]" office:value-type="float" office:value="1.2">
            <text:p>1.2</text:p>
          </table:table-cell>
        </table:table-row>
        <table:table-row table:style-name="ro2">
          <table:table-cell office:value-type="string">
            <text:p>Draw X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.75">
            <text:p>0.75</text:p>
          </table:table-cell>
          <table:table-cell table:formula="of:=[.B11]*[.$F11]" office:value-type="float" office:value="1.5">
            <text:p>1.5</text:p>
          </table:table-cell>
          <table:table-cell table:formula="of:=[.C11]*[.$F11]" office:value-type="float" office:value="0.75">
            <text:p>0.75</text:p>
          </table:table-cell>
          <table:table-cell table:formula="of:=[.D11]*[.$F11]" office:value-type="float" office:value="1.5">
            <text:p>1.5</text:p>
          </table:table-cell>
          <table:table-cell table:formula="of:=[.E11]*[.$F11]" office:value-type="float" office:value="3">
            <text:p>3</text:p>
          </table:table-cell>
        </table:table-row>
        <table:table-row table:style-name="ro2">
          <table:table-cell office:value-type="string">
            <text:p>Fleets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B12]*[.$F12]" office:value-type="float" office:value="0">
            <text:p>0</text:p>
          </table:table-cell>
          <table:table-cell table:formula="of:=[.C12]*[.$F12]" office:value-type="float" office:value="0">
            <text:p>0</text:p>
          </table:table-cell>
          <table:table-cell table:formula="of:=[.D12]*[.$F12]" office:value-type="float" office:value="0">
            <text:p>0</text:p>
          </table:table-cell>
          <table:table-cell table:formula="of:=[.E12]*[.$F12]" office:value-type="float" office:value="0">
            <text:p>0</text:p>
          </table:table-cell>
        </table:table-row>
        <table:table-row table:style-name="ro2">
          <table:table-cell office:value-type="string">
            <text:p>Transforms?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33">
            <text:p>0.33</text:p>
          </table:table-cell>
          <table:table-cell table:formula="of:=[.B13]*[.$F13]" office:value-type="float" office:value="1.32">
            <text:p>1.32</text:p>
          </table:table-cell>
          <table:table-cell table:formula="of:=[.C13]*[.$F13]" office:value-type="float" office:value="0.99">
            <text:p>0.99</text:p>
          </table:table-cell>
          <table:table-cell table:formula="of:=[.D13]*[.$F13]" office:value-type="float" office:value="0.33">
            <text:p>0.33</text:p>
          </table:table-cell>
          <table:table-cell table:formula="of:=[.E13]*[.$F13]" office:value-type="float" office:value="0.66">
            <text:p>0.66</text:p>
          </table:table-cell>
        </table:table-row>
        <table:table-row table:style-name="ro2">
          <table:table-cell office:value-type="string">
            <text:p>Pierce?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0.2">
            <text:p>0.2</text:p>
          </table:table-cell>
          <table:table-cell table:formula="of:=[.B14]*[.$F14]" office:value-type="float" office:value="0.2">
            <text:p>0.2</text:p>
          </table:table-cell>
          <table:table-cell table:formula="of:=[.C14]*[.$F14]" office:value-type="float" office:value="0">
            <text:p>0</text:p>
          </table:table-cell>
          <table:table-cell table:formula="of:=[.D14]*[.$F14]" office:value-type="float" office:value="0">
            <text:p>0</text:p>
          </table:table-cell>
          <table:table-cell table:formula="of:=[.E14]*[.$F14]" office:value-type="float" office:value="0">
            <text:p>0</text:p>
          </table:table-cell>
        </table:table-row>
        <table:table-row table:style-name="ro2">
          <table:table-cell office:value-type="string">
            <text:p>Empower?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F11]+0.25" office:value-type="float" office:value="1">
            <text:p>1</text:p>
          </table:table-cell>
          <table:table-cell table:formula="of:=[.B15]*[.$F15]" office:value-type="float" office:value="2">
            <text:p>2</text:p>
          </table:table-cell>
          <table:table-cell table:formula="of:=[.C15]*[.$F15]" office:value-type="float" office:value="1">
            <text:p>1</text:p>
          </table:table-cell>
          <table:table-cell table:formula="of:=[.D15]*[.$F15]" office:value-type="float" office:value="3">
            <text:p>3</text:p>
          </table:table-cell>
          <table:table-cell table:formula="of:=[.E15]*[.$F15]" office:value-type="float" office:value="2">
            <text:p>2</text:p>
          </table:table-cell>
        </table:table-row>
        <table:table-row table:style-name="ro2">
          <table:table-cell office:value-type="string">
            <text:p>X or Y?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table:formula="of:=[.B16]*[.$F16]" office:value-type="float" office:value="0">
            <text:p>0</text:p>
          </table:table-cell>
          <table:table-cell table:formula="of:=[.C16]*[.$F16]" office:value-type="float" office:value="0">
            <text:p>0</text:p>
          </table:table-cell>
          <table:table-cell table:formula="of:=[.D16]*[.$F16]" office:value-type="float" office:value="0.75">
            <text:p>0.75</text:p>
          </table:table-cell>
          <table:table-cell table:formula="of:=[.E16]*[.$F16]" office:value-type="float" office:value="0.25">
            <text:p>0.25</text:p>
          </table:table-cell>
        </table:table-row>
        <table:table-row table:style-name="ro2">
          <table:table-cell office:value-type="string">
            <text:p>Ally?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.2">
            <text:p>0.2</text:p>
          </table:table-cell>
          <table:table-cell table:formula="of:=[.B17]*[.$F17]" office:value-type="float" office:value="0.4">
            <text:p>0.4</text:p>
          </table:table-cell>
          <table:table-cell table:formula="of:=[.C17]*[.$F17]" office:value-type="float" office:value="0.2">
            <text:p>0.2</text:p>
          </table:table-cell>
          <table:table-cell table:formula="of:=[.D17]*[.$F17]" office:value-type="float" office:value="0.6">
            <text:p>0.6</text:p>
          </table:table-cell>
          <table:table-cell table:formula="of:=[.E17]*[.$F17]" office:value-type="float" office:value="0.8">
            <text:p>0.8</text:p>
          </table:table-cell>
        </table:table-row>
        <table:table-row table:style-name="ro2">
          <table:table-cell office:value-type="string">
            <text:p>Sum</text:p>
          </table:table-cell>
          <table:table-cell table:formula="of:=SUM([.B2:.B17])-[.B3]*2" office:value-type="float" office:value="25">
            <text:p>25</text:p>
          </table:table-cell>
          <table:table-cell table:formula="of:=SUM([.C2:.C17])-[.C3]*2" office:value-type="float" office:value="25">
            <text:p>25</text:p>
          </table:table-cell>
          <table:table-cell table:formula="of:=SUM([.D2:.D17])-[.D3]*2" office:value-type="float" office:value="26">
            <text:p>26</text:p>
          </table:table-cell>
          <table:table-cell table:formula="of:=SUM([.E2:.E17])-[.E3]*2" office:value-type="float" office:value="26">
            <text:p>26</text:p>
          </table:table-cell>
          <table:table-cell/>
          <table:table-cell table:formula="of:=SUM([.G2:.G17])" office:value-type="float" office:value="13.33">
            <text:p>13.33</text:p>
          </table:table-cell>
          <table:table-cell table:formula="of:=SUM([.H2:.H17])" office:value-type="float" office:value="13.03">
            <text:p>13.03</text:p>
          </table:table-cell>
          <table:table-cell table:formula="of:=SUM([.I2:.I17])" office:value-type="float" office:value="13.11">
            <text:p>13.11</text:p>
          </table:table-cell>
          <table:table-cell table:formula="of:=SUM([.J2:.J17])" office:value-type="float" office:value="13.78">
            <text:p>13.78</text:p>
          </table:table-cell>
        </table:table-row>
      </table:table>
      <table:table table:name="Cards &amp; Planets" table:style-name="ta1" table:print="false">
        <office:forms form:automatic-focus="false" form:apply-design-mode="false"/>
        <table:table-column table:style-name="co7" table:default-cell-style-name="Header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0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1" table:default-cell-style-name="ce17"/>
        <table:table-column table:style-name="co33" table:default-cell-style-name="Default"/>
        <table:table-column table:style-name="co34" table:default-cell-style-name="Default"/>
        <table:table-column table:style-name="co6" table:number-columns-repeated="991" table:default-cell-style-name="Default"/>
        <table:table-row table:style-name="ro3">
          <table:table-cell office:value-type="string">
            <text:p>Name</text:p>
          </table:table-cell>
          <table:table-cell office:value-type="string">
            <text:p>Faction</text:p>
          </table:table-cell>
          <table:table-cell office:value-type="string">
            <text:p>Kind</text:p>
          </table:table-cell>
          <table:table-cell office:value-type="string">
            <text:p>Text</text:p>
          </table:table-cell>
          <table:table-cell office:value-type="string">
            <text:p>Card Count</text:p>
          </table:table-cell>
          <table:table-cell office:value-type="string">
            <text:p>Credit Cost</text:p>
          </table:table-cell>
          <table:table-cell office:value-type="string">
            <text:p>Strength Cost</text:p>
          </table:table-cell>
          <table:table-cell office:value-type="string">
            <text:p>Reward</text:p>
          </table:table-cell>
          <table:table-cell office:value-type="string">
            <text:p>Energy Loss</text:p>
          </table:table-cell>
          <table:table-cell office:value-type="string">
            <text:p>Credit Gain</text:p>
          </table:table-cell>
          <table:table-cell office:value-type="string">
            <text:p>Strength Gain</text:p>
          </table:table-cell>
          <table:table-cell office:value-type="string">
            <text:p>Energy Gain</text:p>
          </table:table-cell>
          <table:table-cell office:value-type="string">
            <text:p>Reward Gain</text:p>
          </table:table-cell>
          <table:table-cell office:value-type="string">
            <text:p>Planet Heal</text:p>
          </table:table-cell>
          <table:table-cell office:value-type="string">
            <text:p>Shield Health</text:p>
          </table:table-cell>
          <table:table-cell table:style-name="ce12" office:value-type="string">
            <text:p>Expected #X Energy Ability?</text:p>
          </table:table-cell>
          <table:table-cell office:value-type="string">
            <text:p>Retain?</text:p>
          </table:table-cell>
          <table:table-cell office:value-type="string">
            <text:p>Scrap X Discard</text:p>
          </table:table-cell>
          <table:table-cell office:value-type="string">
            <text:p>Scrap X</text:p>
          </table:table-cell>
          <table:table-cell office:value-type="string">
            <text:p>Draw X</text:p>
          </table:table-cell>
          <table:table-cell office:value-type="string">
            <text:p>Discard Y</text:p>
          </table:table-cell>
          <table:table-cell office:value-type="string">
            <text:p>Transform Cost</text:p>
          </table:table-cell>
          <table:table-cell office:value-type="string">
            <text:p>Pierce?</text:p>
          </table:table-cell>
          <table:table-cell office:value-type="string">
            <text:p>Empower?</text:p>
          </table:table-cell>
          <table:table-cell office:value-type="string">
            <text:p>X or Y?</text:p>
          </table:table-cell>
          <table:table-cell office:value-type="string">
            <text:p>Trash?</text:p>
          </table:table-cell>
          <table:table-cell office:value-type="string">
            <text:p>Ally?</text:p>
          </table:table-cell>
          <table:table-cell office:value-type="string">
            <text:p>Additional Effects Weight</text:p>
          </table:table-cell>
          <table:table-cell office:value-type="string">
            <text:p>Sum</text:p>
          </table:table-cell>
          <table:table-cell office:value-type="string">
            <text:p>Net Gain</text:p>
          </table:table-cell>
          <table:table-cell office:value-type="string">
            <text:p>Total Value</text:p>
          </table:table-cell>
          <table:table-cell office:value-type="string">
            <text:p>Flavor Text</text:p>
          </table:table-cell>
          <table:table-cell office:value-type="string">
            <text:p>Notes</text:p>
          </table:table-cell>
          <table:table-cell table:number-columns-repeated="991"/>
        </table:table-row>
        <table:table-row table:style-name="ro4">
          <table:table-cell office:value-type="string">
            <text:p>Credit</text:p>
          </table:table-cell>
          <table:table-cell office:value-type="string">
            <text:p>U</text:p>
          </table:table-cell>
          <table:table-cell office:value-type="string">
            <text:p>Ship</text:p>
          </table:table-cell>
          <table:table-cell/>
          <table:table-cell table:style-name="ce8"/>
          <table:table-cell table:number-columns-repeated="4" table:style-name="ce8"/>
          <table:table-cell table:style-name="ce8" office:value-type="float" office:value="1">
            <text:p>1</text:p>
          </table:table-cell>
          <table:table-cell table:number-columns-repeated="15" table:style-name="ce8"/>
          <table:table-cell table:style-name="ce8"/>
          <table:table-cell table:style-name="ce8"/>
          <table:table-cell table:style-name="ce13"/>
          <table:table-cell table:style-name="ce13" table:formula="of:=IF([.V2]&gt;0;[.B$121]*[.V2];0)+IF([.V2]&gt;0;[.B$133];1)*IF([.Y2]&gt;0;[.B$136];1)*IF([.P2]&gt;0;[.P2];1)*IF([.AA2]=1;[.AA2]*[.B$138];1)*([.I2]*[.B$121]+[.J2]*[.B$122]+[.K2]*[.B$123]+[.L2]*[.B$124]+[.M2]*[.B$126]+[.N2]*[.B$126]+[.O2]*[.B$127]+[.Q2]*[.B$128]+[.R2]*[.B$129]+[.S2]*[.B$130]+[.T2]*[.B$131]+[.U2]*[.B$132]+[.W2]*[.B$134]+[.X2]*[.B$135]+[.AB2]*[.B$139])" office:value-type="float" office:value="1.2">
            <text:p>1.2</text:p>
          </table:table-cell>
          <table:table-cell table:style-name="ce16" table:formula="of:=[.AC2]+[.H2]-[.F2]-[.G2]" office:value-type="float" office:value="1.2">
            <text:p>1.2</text:p>
          </table:table-cell>
          <table:table-cell table:style-name="ce18" table:formula="of:=[.AD2]" office:value-type="float" office:value="1.2">
            <text:p>1.2</text:p>
          </table:table-cell>
          <table:table-cell table:number-columns-repeated="993"/>
        </table:table-row>
        <table:table-row table:style-name="ro4">
          <table:table-cell office:value-type="string">
            <text:p>Big Credit</text:p>
          </table:table-cell>
          <table:table-cell office:value-type="string">
            <text:p>U</text:p>
          </table:table-cell>
          <table:table-cell office:value-type="string">
            <text:p>Ship</text:p>
          </table:table-cell>
          <table:table-cell/>
          <table:table-cell table:style-name="ce8"/>
          <table:table-cell table:style-name="ce8" office:value-type="float" office:value="2">
            <text:p>2</text:p>
          </table:table-cell>
          <table:table-cell table:style-name="ce8"/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number-columns-repeated="15" table:style-name="ce8"/>
          <table:table-cell table:style-name="ce8"/>
          <table:table-cell table:style-name="ce8"/>
          <table:table-cell table:style-name="ce13"/>
          <table:table-cell table:style-name="ce13" table:formula="of:=IF([.V3]&gt;0;[.B$121]*[.V3];0)+IF([.V3]&gt;0;[.B$133];1)*IF([.Y3]&gt;0;[.B$136];1)*IF([.P3]&gt;0;[.P3];1)*IF([.AA3]=1;[.AA3]*[.B$138];1)*([.I3]*[.B$121]+[.J3]*[.B$122]+[.K3]*[.B$123]+[.L3]*[.B$124]+[.M3]*[.B$126]+[.N3]*[.B$126]+[.O3]*[.B$127]+[.Q3]*[.B$128]+[.R3]*[.B$129]+[.S3]*[.B$130]+[.T3]*[.B$131]+[.U3]*[.B$132]+[.W3]*[.B$134]+[.X3]*[.B$135]+[.AB3]*[.B$139])" office:value-type="float" office:value="1.9">
            <text:p>1.9</text:p>
          </table:table-cell>
          <table:table-cell table:style-name="ce16" table:formula="of:=[.AC3]+[.H3]-[.F3]-[.G3]" office:value-type="float" office:value="0.9">
            <text:p>0.9</text:p>
          </table:table-cell>
          <table:table-cell table:style-name="ce18" table:formula="of:=[.AD3]" office:value-type="float" office:value="0.9">
            <text:p>0.9</text:p>
          </table:table-cell>
          <table:table-cell table:number-columns-repeated="993"/>
        </table:table-row>
        <table:table-row table:style-name="ro4">
          <table:table-cell office:value-type="string">
            <text:p>Laser</text:p>
          </table:table-cell>
          <table:table-cell office:value-type="string">
            <text:p>U</text:p>
          </table:table-cell>
          <table:table-cell office:value-type="string">
            <text:p>Ship</text:p>
          </table:table-cell>
          <table:table-cell/>
          <table:table-cell table:style-name="ce8"/>
          <table:table-cell table:number-columns-repeated="5" table:style-name="ce8"/>
          <table:table-cell table:style-name="ce8" office:value-type="float" office:value="1">
            <text:p>1</text:p>
          </table:table-cell>
          <table:table-cell table:number-columns-repeated="14" table:style-name="ce8"/>
          <table:table-cell table:style-name="ce8"/>
          <table:table-cell table:style-name="ce8"/>
          <table:table-cell table:style-name="ce13"/>
          <table:table-cell table:style-name="ce13" table:formula="of:=IF([.V4]&gt;0;[.B$121]*[.V4];0)+IF([.V4]&gt;0;[.B$133];1)*IF([.Y4]&gt;0;[.B$136];1)*IF([.P4]&gt;0;[.P4];1)*IF([.AA4]=1;[.AA4]*[.B$138];1)*([.I4]*[.B$121]+[.J4]*[.B$122]+[.K4]*[.B$123]+[.L4]*[.B$124]+[.M4]*[.B$126]+[.N4]*[.B$126]+[.O4]*[.B$127]+[.Q4]*[.B$128]+[.R4]*[.B$129]+[.S4]*[.B$130]+[.T4]*[.B$131]+[.U4]*[.B$132]+[.W4]*[.B$134]+[.X4]*[.B$135]+[.AB4]*[.B$139])" office:value-type="float" office:value="1.4">
            <text:p>1.4</text:p>
          </table:table-cell>
          <table:table-cell table:style-name="ce16" table:formula="of:=[.AC4]+[.H4]-[.F4]-[.G4]" office:value-type="float" office:value="1.4">
            <text:p>1.4</text:p>
          </table:table-cell>
          <table:table-cell table:style-name="ce18" table:formula="of:=[.AD4]" office:value-type="float" office:value="1.4">
            <text:p>1.4</text:p>
          </table:table-cell>
          <table:table-cell table:number-columns-repeated="993"/>
        </table:table-row>
        <table:table-row table:style-name="ro4">
          <table:table-cell office:value-type="string">
            <text:p>Big Laser</text:p>
          </table:table-cell>
          <table:table-cell office:value-type="string">
            <text:p>U</text:p>
          </table:table-cell>
          <table:table-cell office:value-type="string">
            <text:p>Ship</text:p>
          </table:table-cell>
          <table:table-cell/>
          <table:table-cell table:style-name="ce8"/>
          <table:table-cell table:style-name="ce8" office:value-type="float" office:value="2">
            <text:p>2</text:p>
          </table:table-cell>
          <table:table-cell table:style-name="ce8"/>
          <table:table-cell table:number-columns-repeated="2" table:style-name="ce8" office:value-type="float" office:value="1">
            <text:p>1</text:p>
          </table:table-cell>
          <table:table-cell table:style-name="ce8"/>
          <table:table-cell table:style-name="ce8" office:value-type="float" office:value="2">
            <text:p>2</text:p>
          </table:table-cell>
          <table:table-cell table:number-columns-repeated="14" table:style-name="ce8"/>
          <table:table-cell table:style-name="ce8"/>
          <table:table-cell table:style-name="ce8"/>
          <table:table-cell table:style-name="ce13"/>
          <table:table-cell table:style-name="ce13" table:formula="of:=IF([.V5]&gt;0;[.B$121]*[.V5];0)+IF([.V5]&gt;0;[.B$133];1)*IF([.Y5]&gt;0;[.B$136];1)*IF([.P5]&gt;0;[.P5];1)*IF([.AA5]=1;[.AA5]*[.B$138];1)*([.I5]*[.B$121]+[.J5]*[.B$122]+[.K5]*[.B$123]+[.L5]*[.B$124]+[.M5]*[.B$126]+[.N5]*[.B$126]+[.O5]*[.B$127]+[.Q5]*[.B$128]+[.R5]*[.B$129]+[.S5]*[.B$130]+[.T5]*[.B$131]+[.U5]*[.B$132]+[.W5]*[.B$134]+[.X5]*[.B$135]+[.AB5]*[.B$139])" office:value-type="float" office:value="2.3">
            <text:p>2.3</text:p>
          </table:table-cell>
          <table:table-cell table:style-name="ce16" table:formula="of:=[.AC5]+[.H5]-[.F5]-[.G5]" office:value-type="float" office:value="1.3">
            <text:p>1.3</text:p>
          </table:table-cell>
          <table:table-cell table:style-name="ce18" table:formula="of:=[.AD5]" office:value-type="float" office:value="1.3">
            <text:p>1.3</text:p>
          </table:table-cell>
          <table:table-cell table:number-columns-repeated="993"/>
        </table:table-row>
        <table:table-row table:style-name="ro4">
          <table:table-cell office:value-type="string">
            <text:p>Battery</text:p>
          </table:table-cell>
          <table:table-cell office:value-type="string">
            <text:p>U</text:p>
          </table:table-cell>
          <table:table-cell office:value-type="string">
            <text:p>Ship</text:p>
          </table:table-cell>
          <table:table-cell/>
          <table:table-cell table:style-name="ce8"/>
          <table:table-cell table:style-name="ce8" office:value-type="float" office:value="2">
            <text:p>2</text:p>
          </table:table-cell>
          <table:table-cell table:style-name="ce8"/>
          <table:table-cell table:style-name="ce8" office:value-type="float" office:value="1">
            <text:p>1</text:p>
          </table:table-cell>
          <table:table-cell table:number-columns-repeated="3" table:style-name="ce8"/>
          <table:table-cell table:style-name="ce8" office:value-type="float" office:value="1">
            <text:p>1</text:p>
          </table:table-cell>
          <table:table-cell table:number-columns-repeated="4" table:style-name="ce8"/>
          <table:table-cell table:style-name="ce8" office:value-type="float" office:value="1">
            <text:p>1</text:p>
          </table:table-cell>
          <table:table-cell table:number-columns-repeated="8" table:style-name="ce8"/>
          <table:table-cell table:style-name="ce8"/>
          <table:table-cell table:style-name="ce8"/>
          <table:table-cell table:style-name="ce13"/>
          <table:table-cell table:style-name="ce13" table:formula="of:=IF([.V6]&gt;0;[.B$121]*[.V6];0)+IF([.V6]&gt;0;[.B$133];1)*IF([.Y6]&gt;0;[.B$136];1)*IF([.P6]&gt;0;[.P6];1)*IF([.AA6]=1;[.AA6]*[.B$138];1)*([.I6]*[.B$121]+[.J6]*[.B$122]+[.K6]*[.B$123]+[.L6]*[.B$124]+[.M6]*[.B$126]+[.N6]*[.B$126]+[.O6]*[.B$127]+[.Q6]*[.B$128]+[.R6]*[.B$129]+[.S6]*[.B$130]+[.T6]*[.B$131]+[.U6]*[.B$132]+[.W6]*[.B$134]+[.X6]*[.B$135]+[.AB6]*[.B$139])" office:value-type="float" office:value="1">
            <text:p>1.0</text:p>
          </table:table-cell>
          <table:table-cell table:style-name="ce16" table:formula="of:=[.AC6]+[.H6]-[.F6]-[.G6]" office:value-type="float" office:value="0">
            <text:p>0.0</text:p>
          </table:table-cell>
          <table:table-cell table:style-name="ce18" table:formula="of:=[.AD6]" office:value-type="float" office:value="0">
            <text:p>0.0</text:p>
          </table:table-cell>
          <table:table-cell table:number-columns-repeated="993"/>
        </table:table-row>
        <table:table-row table:style-name="ro4">
          <table:table-cell office:value-type="string">
            <text:p>Shield</text:p>
          </table:table-cell>
          <table:table-cell office:value-type="string">
            <text:p>U</text:p>
          </table:table-cell>
          <table:table-cell office:value-type="string">
            <text:p>Shield</text:p>
          </table:table-cell>
          <table:table-cell/>
          <table:table-cell table:style-name="ce8"/>
          <table:table-cell table:number-columns-repeated="3" table:style-name="ce8"/>
          <table:table-cell table:style-name="ce8" office:value-type="float" office:value="1">
            <text:p>1</text:p>
          </table:table-cell>
          <table:table-cell table:number-columns-repeated="5" table:style-name="ce8"/>
          <table:table-cell table:style-name="ce8" office:value-type="float" office:value="1">
            <text:p>1</text:p>
          </table:table-cell>
          <table:table-cell table:number-columns-repeated="4" table:style-name="ce8"/>
          <table:table-cell table:style-name="ce8" office:value-type="float" office:value="1">
            <text:p>1</text:p>
          </table:table-cell>
          <table:table-cell table:number-columns-repeated="5" table:style-name="ce8"/>
          <table:table-cell table:style-name="ce8"/>
          <table:table-cell table:style-name="ce8"/>
          <table:table-cell table:style-name="ce13"/>
          <table:table-cell table:style-name="ce13" table:formula="of:=IF([.V7]&gt;0;[.B$121]*[.V7];0)+IF([.V7]&gt;0;[.B$133];1)*IF([.Y7]&gt;0;[.B$136];1)*IF([.P7]&gt;0;[.P7];1)*IF([.AA7]=1;[.AA7]*[.B$138];1)*([.I7]*[.B$121]+[.J7]*[.B$122]+[.K7]*[.B$123]+[.L7]*[.B$124]+[.M7]*[.B$126]+[.N7]*[.B$126]+[.O7]*[.B$127]+[.Q7]*[.B$128]+[.R7]*[.B$129]+[.S7]*[.B$130]+[.T7]*[.B$131]+[.U7]*[.B$132]+[.W7]*[.B$134]+[.X7]*[.B$135]+[.AB7]*[.B$139])" office:value-type="float" office:value="0.8">
            <text:p>0.8</text:p>
          </table:table-cell>
          <table:table-cell table:style-name="ce16" table:formula="of:=[.AC7]+[.H7]-[.F7]-[.G7]" office:value-type="float" office:value="0.8">
            <text:p>0.8</text:p>
          </table:table-cell>
          <table:table-cell table:style-name="ce18" table:formula="of:=[.AD7]" office:value-type="float" office:value="0.8">
            <text:p>0.8</text:p>
          </table:table-cell>
          <table:table-cell table:number-columns-repeated="993"/>
        </table:table-row>
        <table:table-row table:style-name="ro4">
          <table:table-cell office:value-type="string">
            <text:p>Imperium</text:p>
          </table:table-cell>
          <table:table-cell table:number-columns-repeated="3"/>
          <table:table-cell table:style-name="ce8"/>
          <table:table-cell table:number-columns-repeated="20" table:style-name="ce8"/>
          <table:table-cell table:style-name="ce8"/>
          <table:table-cell table:style-name="ce8"/>
          <table:table-cell table:style-name="ce13"/>
          <table:table-cell table:style-name="ce13" table:formula="of:=IF([.V8]&gt;0;[.B$121]*[.V8];0)+IF([.V8]&gt;0;[.B$133];1)*IF([.Y8]&gt;0;[.B$136];1)*IF([.P8]&gt;0;[.P8];1)*IF([.AA8]=1;[.AA8]*[.B$138];1)*([.I8]*[.B$121]+[.J8]*[.B$122]+[.K8]*[.B$123]+[.L8]*[.B$124]+[.M8]*[.B$126]+[.N8]*[.B$126]+[.O8]*[.B$127]+[.Q8]*[.B$128]+[.R8]*[.B$129]+[.S8]*[.B$130]+[.T8]*[.B$131]+[.U8]*[.B$132]+[.W8]*[.B$134]+[.X8]*[.B$135]+[.AB8]*[.B$139])" office:value-type="float" office:value="0">
            <text:p>0.0</text:p>
          </table:table-cell>
          <table:table-cell table:style-name="ce16" table:formula="of:=[.AC8]+[.H8]-[.F8]-[.G8]" office:value-type="float" office:value="0">
            <text:p>0.0</text:p>
          </table:table-cell>
          <table:table-cell table:style-name="ce18" table:formula="of:=[.AD8]" office:value-type="float" office:value="0">
            <text:p>0.0</text:p>
          </table:table-cell>
          <table:table-cell table:number-columns-repeated="993"/>
        </table:table-row>
        <table:table-row-group>
          <table:table-row table:style-name="ro4">
            <table:table-cell office:value-type="string">
              <text:p>Jump Cruiser</text:p>
            </table:table-cell>
            <table:table-cell office:value-type="string">
              <text:p>I</text:p>
            </table:table-cell>
            <table:table-cell office:value-type="string">
              <text:p>Ship</text:p>
            </table:table-cell>
            <table:table-cell office:value-type="string">
              <text:p>Retain. Pay 1 Energy to gain 1 Strength. While this is in your hand, you may pay 2 Energy to transform this into Tie Cruiser</text:p>
            </table:table-cell>
            <table:table-cell table:style-name="ce8" table:formula="of:=IF([.F9]&lt;5; 3; IF([.F9]&lt;7; 2; 1))" office:value-type="float" office:value="3">
              <text:p>3</text:p>
            </table:table-cell>
            <table:table-cell table:style-name="ce8" office:value-type="float" office:value="1">
              <text:p>1</text:p>
            </table:table-cell>
            <table:table-cell table:style-name="ce8"/>
            <table:table-cell table:style-name="ce8" table:formula="of:=CEILING([.F9]/2;1)" office:value-type="float" office:value="1">
              <text:p>1</text:p>
            </table:table-cell>
            <table:table-cell table:style-name="ce8" office:value-type="float" office:value="1">
              <text:p>1</text:p>
            </table:table-cell>
            <table:table-cell table:style-name="ce8"/>
            <table:table-cell table:style-name="ce8" office:value-type="float" office:value="1">
              <text:p>1</text:p>
            </table:table-cell>
            <table:table-cell table:number-columns-repeated="5" table:style-name="ce8"/>
            <table:table-cell table:style-name="ce8" office:value-type="float" office:value="1">
              <text:p>1</text:p>
            </table:table-cell>
            <table:table-cell table:number-columns-repeated="8" table:style-name="ce8"/>
            <table:table-cell table:style-name="ce8"/>
            <table:table-cell table:style-name="ce8"/>
            <table:table-cell table:style-name="ce13"/>
            <table:table-cell table:style-name="ce13" table:formula="of:=IF([.V9]&gt;0;[.B$121]*[.V9];0)+IF([.V9]&gt;0;[.B$133];1)*IF([.Y9]&gt;0;[.B$136];1)*IF([.P9]&gt;0;[.P9];1)*IF([.AA9]=1;[.AA9]*[.B$138];1)*([.I9]*[.B$121]+[.J9]*[.B$122]+[.K9]*[.B$123]+[.L9]*[.B$124]+[.M9]*[.B$126]+[.N9]*[.B$126]+[.O9]*[.B$127]+[.Q9]*[.B$128]+[.R9]*[.B$129]+[.S9]*[.B$130]+[.T9]*[.B$131]+[.U9]*[.B$132]+[.W9]*[.B$134]+[.X9]*[.B$135]+[.AB9]*[.B$139])" office:value-type="float" office:value="1.15">
              <text:p>1.2</text:p>
            </table:table-cell>
            <table:table-cell table:style-name="ce16" table:formula="of:=[.AC9]+[.H9]-[.F9]-[.G9]" office:value-type="float" office:value="1.15">
              <text:p>1.2</text:p>
            </table:table-cell>
            <table:table-cell table:style-name="ce18" table:formula="of:=[.AD9]+[.AD10]" office:value-type="float" office:value="2.125">
              <text:p>2.1</text:p>
            </table:table-cell>
            <table:table-cell table:number-columns-repeated="993"/>
          </table:table-row>
          <table:table-row table:style-name="ro4">
            <table:table-cell table:style-name="ce1" office:value-type="string">
              <text:p>Transform: Jump Fighter</text:p>
            </table:table-cell>
            <table:table-cell office:value-type="string">
              <text:p>I</text:p>
            </table:table-cell>
            <table:table-cell office:value-type="string">
              <text:p>Ship</text:p>
            </table:table-cell>
            <table:table-cell office:value-type="string">
              <text:p>Retain. Pay 1 Energy to gain 3 Strength</text:p>
            </table:table-cell>
            <table:table-cell table:style-name="ce8"/>
            <table:table-cell table:number-columns-repeated="2" table:style-name="ce8"/>
            <table:table-cell table:number-columns-repeated="2" table:style-name="ce8" office:value-type="float" office:value="1">
              <text:p>1</text:p>
            </table:table-cell>
            <table:table-cell table:style-name="ce8"/>
            <table:table-cell table:style-name="ce8" office:value-type="float" office:value="3">
              <text:p>3</text:p>
            </table:table-cell>
            <table:table-cell table:number-columns-repeated="5" table:style-name="ce8"/>
            <table:table-cell table:style-name="ce8" office:value-type="float" office:value="1">
              <text:p>1</text:p>
            </table:table-cell>
            <table:table-cell table:number-columns-repeated="4" table:style-name="ce8"/>
            <table:table-cell table:style-name="ce8" office:value-type="float" office:value="2">
              <text:p>2</text:p>
            </table:table-cell>
            <table:table-cell table:number-columns-repeated="3" table:style-name="ce8"/>
            <table:table-cell table:style-name="ce8"/>
            <table:table-cell table:style-name="ce8"/>
            <table:table-cell table:style-name="ce13"/>
            <table:table-cell table:style-name="ce13" table:formula="of:=IF([.V10]&gt;0;[.B$121]*[.V10];0)+IF([.V10]&gt;0;[.B$133];1)*IF([.Y10]&gt;0;[.B$136];1)*IF([.P10]&gt;0;[.P10];1)*IF([.AA10]=1;[.AA10]*[.B$138];1)*([.I10]*[.B$121]+[.J10]*[.B$122]+[.K10]*[.B$123]+[.L10]*[.B$124]+[.M10]*[.B$126]+[.N10]*[.B$126]+[.O10]*[.B$127]+[.Q10]*[.B$128]+[.R10]*[.B$129]+[.S10]*[.B$130]+[.T10]*[.B$131]+[.U10]*[.B$132]+[.W10]*[.B$134]+[.X10]*[.B$135]+[.AB10]*[.B$139])" office:value-type="float" office:value="0.975">
              <text:p>1.0</text:p>
            </table:table-cell>
            <table:table-cell table:style-name="ce16" table:formula="of:=[.AC10]+[.H10]-[.F10]-[.G10]-[.H9]" office:value-type="float" office:value="0.975">
              <text:p>1.0</text:p>
            </table:table-cell>
            <table:table-cell table:style-name="ce18"/>
            <table:table-cell table:number-columns-repeated="993"/>
          </table:table-row>
        </table:table-row-group>
        <table:table-row-group>
          <table:table-row table:style-name="ro4">
            <table:table-cell office:value-type="string">
              <text:p>Lancer</text:p>
            </table:table-cell>
            <table:table-cell office:value-type="string">
              <text:p>I</text:p>
            </table:table-cell>
            <table:table-cell office:value-type="string">
              <text:p>Ship</text:p>
            </table:table-cell>
            <table:table-cell office:value-type="string">
              <text:p>Pay 1 Energy to gain 2 Strength</text:p>
            </table:table-cell>
            <table:table-cell table:style-name="ce8" table:formula="of:=IF([.F11]&lt;5; 3; IF([.F11]&lt;7; 2; 1))" office:value-type="float" office:value="3">
              <text:p>3</text:p>
            </table:table-cell>
            <table:table-cell table:style-name="ce8" office:value-type="float" office:value="2">
              <text:p>2</text:p>
            </table:table-cell>
            <table:table-cell table:style-name="ce8"/>
            <table:table-cell table:style-name="ce8" table:formula="of:=CEILING([.F11]/2;1)" office:value-type="float" office:value="1">
              <text:p>1</text:p>
            </table:table-cell>
            <table:table-cell table:style-name="ce8" office:value-type="float" office:value="1">
              <text:p>1</text:p>
            </table:table-cell>
            <table:table-cell table:style-name="ce8"/>
            <table:table-cell table:style-name="ce8" office:value-type="float" office:value="2">
              <text:p>2</text:p>
            </table:table-cell>
            <table:table-cell table:number-columns-repeated="11" table:style-name="ce8"/>
            <table:table-cell table:style-name="ce8" office:value-type="float" office:value="1">
              <text:p>1</text:p>
            </table:table-cell>
            <table:table-cell table:number-columns-repeated="2" table:style-name="ce8"/>
            <table:table-cell table:style-name="ce8"/>
            <table:table-cell table:style-name="ce8"/>
            <table:table-cell table:style-name="ce13"/>
            <table:table-cell table:style-name="ce13" table:formula="of:=IF([.V11]&gt;0;[.B$121]*[.V11];0)+IF([.V11]&gt;0;[.B$133];1)*IF([.Y11]&gt;0;[.B$136];1)*IF([.P11]&gt;0;[.P11];1)*IF([.AA11]=1;[.AA11]*[.B$138];1)*([.I11]*[.B$121]+[.J11]*[.B$122]+[.K11]*[.B$123]+[.L11]*[.B$124]+[.M11]*[.B$126]+[.N11]*[.B$126]+[.O11]*[.B$127]+[.Q11]*[.B$128]+[.R11]*[.B$129]+[.S11]*[.B$130]+[.T11]*[.B$131]+[.U11]*[.B$132]+[.W11]*[.B$134]+[.X11]*[.B$135]+[.AB11]*[.B$139])" office:value-type="float" office:value="2.5">
              <text:p>2.5</text:p>
            </table:table-cell>
            <table:table-cell table:style-name="ce16" table:formula="of:=[.AC11]+[.H11]-[.F11]-[.G11]" office:value-type="float" office:value="1.5">
              <text:p>1.5</text:p>
            </table:table-cell>
            <table:table-cell table:style-name="ce18" table:formula="of:=[.AD11]+[.AD12]+[.AD13]" office:value-type="float" office:value="3.1515">
              <text:p>3.2</text:p>
            </table:table-cell>
            <table:table-cell table:number-columns-repeated="993"/>
          </table:table-row>
          <table:table-row table:style-name="ro4">
            <table:table-cell table:style-name="ce1" office:value-type="string">
              <text:p>Ally</text:p>
            </table:table-cell>
            <table:table-cell office:value-type="string">
              <text:p>I</text:p>
            </table:table-cell>
            <table:table-cell office:value-type="string">
              <text:p>Ability</text:p>
            </table:table-cell>
            <table:table-cell office:value-type="string">
              <text:p>Gain 1 Credit</text:p>
            </table:table-cell>
            <table:table-cell table:style-name="ce8"/>
            <table:table-cell table:number-columns-repeated="4" table:style-name="ce8"/>
            <table:table-cell table:style-name="ce8" office:value-type="float" office:value="1">
              <text:p>1</text:p>
            </table:table-cell>
            <table:table-cell table:number-columns-repeated="16" table:style-name="ce8"/>
            <table:table-cell table:style-name="ce8" office:value-type="float" office:value="1">
              <text:p>1</text:p>
            </table:table-cell>
            <table:table-cell table:style-name="ce13"/>
            <table:table-cell table:style-name="ce13" table:formula="of:=IF([.V12]&gt;0;[.B$121]*[.V12];0)+IF([.V12]&gt;0;[.B$133];1)*IF([.Z12]&gt;0;[.B$137];1)*IF([.Y12]&gt;0;[.B$136];1)*IF([.P12]&gt;0;[.P12];1)*IF([.AA12]=1;[.AA12]*[.B$138];1)*([.I12]*[.B$121]+[.J12]*[.B$122]+[.K12]*[.B$123]+[.L12]*[.B$124]+[.M12]*[.B$126]+[.N12]*[.B$126]+[.O12]*[.B$127]+[.Q12]*[.B$128]+[.R12]*[.B$129]+[.S12]*[.B$130]+[.T12]*[.B$131]+[.U12]*[.B$132]+[.W12]*[.B$134]+[.X12]*[.B$135]+[.AB12]*[.B$139])" office:value-type="float" office:value="0.48">
              <text:p>0.5</text:p>
            </table:table-cell>
            <table:table-cell table:style-name="ce16" table:formula="of:=[.AC12]+[.H12]-[.F12]-[.G12]" office:value-type="float" office:value="0.48">
              <text:p>0.5</text:p>
            </table:table-cell>
            <table:table-cell table:style-name="ce18"/>
            <table:table-cell table:number-columns-repeated="993"/>
          </table:table-row>
          <table:table-row table:style-name="ro4">
            <table:table-cell table:style-name="ce1" office:value-type="string">
              <text:p>Trash</text:p>
            </table:table-cell>
            <table:table-cell office:value-type="string">
              <text:p>I</text:p>
            </table:table-cell>
            <table:table-cell office:value-type="string">
              <text:p>Ability</text:p>
            </table:table-cell>
            <table:table-cell office:value-type="string">
              <text:p>Gain 2 Strength and 1 Energy</text:p>
            </table:table-cell>
            <table:table-cell table:style-name="ce8"/>
            <table:table-cell table:number-columns-repeated="5" table:style-name="ce8"/>
            <table:table-cell table:style-name="ce8" office:value-type="float" office:value="2">
              <text:p>2</text:p>
            </table:table-cell>
            <table:table-cell table:style-name="ce8" office:value-type="float" office:value="1">
              <text:p>1</text:p>
            </table:table-cell>
            <table:table-cell table:number-columns-repeated="13" table:style-name="ce8"/>
            <table:table-cell table:style-name="ce8" office:value-type="float" office:value="1">
              <text:p>1</text:p>
            </table:table-cell>
            <table:table-cell table:style-name="ce8"/>
            <table:table-cell table:style-name="ce13"/>
            <table:table-cell table:style-name="ce13" table:formula="of:=IF([.V13]&gt;0;[.B$121]*[.V13];0)+IF([.V13]&gt;0;[.B$133];1)*IF([.Z13]&gt;0;[.B$137];1)*IF([.Y13]&gt;0;[.B$136];1)*IF([.P13]&gt;0;[.P13];1)*IF([.AA13]=1;[.AA13]*[.B$138];1)*([.I13]*[.B$121]+[.J13]*[.B$122]+[.K13]*[.B$123]+[.L13]*[.B$124]+[.M13]*[.B$126]+[.N13]*[.B$126]+[.O13]*[.B$127]+[.Q13]*[.B$128]+[.R13]*[.B$129]+[.S13]*[.B$130]+[.T13]*[.B$131]+[.U13]*[.B$132]+[.W13]*[.B$134]+[.X13]*[.B$135]+[.AB13]*[.B$139])" office:value-type="float" office:value="1.1715">
              <text:p>1.2</text:p>
            </table:table-cell>
            <table:table-cell table:style-name="ce16" table:formula="of:=[.AC13]+[.H13]-[.F13]-[.G13]" office:value-type="float" office:value="1.1715">
              <text:p>1.2</text:p>
            </table:table-cell>
            <table:table-cell table:style-name="ce18"/>
            <table:table-cell table:number-columns-repeated="993"/>
          </table:table-row>
        </table:table-row-group>
        <table:table-row table:style-name="ro4">
          <table:table-cell office:value-type="string">
            <text:p>Radon Torpedo Cruiser</text:p>
          </table:table-cell>
          <table:table-cell office:value-type="string">
            <text:p>I</text:p>
          </table:table-cell>
          <table:table-cell office:value-type="string">
            <text:p>Ship</text:p>
          </table:table-cell>
          <table:table-cell/>
          <table:table-cell table:style-name="ce8" table:formula="of:=IF([.F14]&lt;5; 3; IF([.F14]&lt;7; 2; 1))"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 table:style-name="ce8"/>
          <table:table-cell table:style-name="ce8" table:formula="of:=CEILING([.F14]/2;1)" office:value-type="float" office:value="2">
            <text:p>2</text:p>
          </table:table-cell>
          <table:table-cell table:number-columns-repeated="17" table:style-name="ce8"/>
          <table:table-cell table:style-name="ce8"/>
          <table:table-cell table:style-name="ce8"/>
          <table:table-cell table:style-name="ce13"/>
          <table:table-cell table:style-name="ce13" table:formula="of:=IF([.V14]&gt;0;[.B$121]*[.V14];0)+IF([.V14]&gt;0;[.B$133];1)*IF([.Y14]&gt;0;[.B$136];1)*IF([.P14]&gt;0;[.P14];1)*IF([.AA14]=1;[.AA14]*[.B$138];1)*([.I14]*[.B$121]+[.J14]*[.B$122]+[.K14]*[.B$123]+[.L14]*[.B$124]+[.M14]*[.B$126]+[.N14]*[.B$126]+[.O14]*[.B$127]+[.Q14]*[.B$128]+[.R14]*[.B$129]+[.S14]*[.B$130]+[.T14]*[.B$131]+[.U14]*[.B$132]+[.W14]*[.B$134]+[.X14]*[.B$135]+[.AB14]*[.B$139])" office:value-type="float" office:value="0">
            <text:p>0.0</text:p>
          </table:table-cell>
          <table:table-cell table:style-name="ce16" table:formula="of:=[.AC14]+[.H14]-[.F14]-[.G14]" office:value-type="float" office:value="-1">
            <text:p>-1.0</text:p>
          </table:table-cell>
          <table:table-cell table:style-name="ce18" table:formula="of:=[.AD14]" office:value-type="float" office:value="-1">
            <text:p>-1.0</text:p>
          </table:table-cell>
          <table:table-cell table:number-columns-repeated="993"/>
        </table:table-row>
        <table:table-row table:style-name="ro4">
          <table:table-cell office:value-type="string">
            <text:p>Refractive Shield</text:p>
          </table:table-cell>
          <table:table-cell office:value-type="string">
            <text:p>I</text:p>
          </table:table-cell>
          <table:table-cell office:value-type="string">
            <text:p>Shield</text:p>
          </table:table-cell>
          <table:table-cell/>
          <table:table-cell table:style-name="ce8" table:formula="of:=IF([.F15]&lt;5; 3; IF([.F15]&lt;7; 2; 1))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/>
          <table:table-cell table:style-name="ce8" table:formula="of:=CEILING([.F15]/2;1)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/>
          <table:table-cell table:style-name="ce8" office:value-type="float" office:value="1">
            <text:p>1</text:p>
          </table:table-cell>
          <table:table-cell table:number-columns-repeated="3" table:style-name="ce8"/>
          <table:table-cell table:style-name="ce8" office:value-type="float" office:value="3">
            <text:p>3</text:p>
          </table:table-cell>
          <table:table-cell table:number-columns-repeated="4" table:style-name="ce8"/>
          <table:table-cell table:style-name="ce8" office:value-type="float" office:value="1">
            <text:p>1</text:p>
          </table:table-cell>
          <table:table-cell table:number-columns-repeated="5" table:style-name="ce8"/>
          <table:table-cell table:style-name="ce8"/>
          <table:table-cell table:style-name="ce8"/>
          <table:table-cell table:style-name="ce13"/>
          <table:table-cell table:style-name="ce13" table:formula="of:=IF([.V15]&gt;0;[.B$121]*[.V15];0)+IF([.V15]&gt;0;[.B$133];1)*IF([.Y15]&gt;0;[.B$136];1)*IF([.P15]&gt;0;[.P15];1)*IF([.AA15]=1;[.AA15]*[.B$138];1)*([.I15]*[.B$121]+[.J15]*[.B$122]+[.K15]*[.B$123]+[.L15]*[.B$124]+[.M15]*[.B$126]+[.N15]*[.B$126]+[.O15]*[.B$127]+[.Q15]*[.B$128]+[.R15]*[.B$129]+[.S15]*[.B$130]+[.T15]*[.B$131]+[.U15]*[.B$132]+[.W15]*[.B$134]+[.X15]*[.B$135]+[.AB15]*[.B$139])" office:value-type="float" office:value="3.2">
            <text:p>3.2</text:p>
          </table:table-cell>
          <table:table-cell table:style-name="ce16" table:formula="of:=[.AC15]+[.H15]-[.F15]-[.G15]" office:value-type="float" office:value="1.2">
            <text:p>1.2</text:p>
          </table:table-cell>
          <table:table-cell table:style-name="ce18" table:formula="of:=[.AD15]" office:value-type="float" office:value="1.2">
            <text:p>1.2</text:p>
          </table:table-cell>
          <table:table-cell table:number-columns-repeated="993"/>
        </table:table-row>
        <table:table-row table:style-name="ro4">
          <table:table-cell/>
          <table:table-cell office:value-type="string">
            <text:p>I</text:p>
          </table:table-cell>
          <table:table-cell office:value-type="string">
            <text:p>Ship</text:p>
          </table:table-cell>
          <table:table-cell/>
          <table:table-cell table:style-name="ce8" table:formula="of:=IF([.F16]&lt;5; 3; IF([.F16]&lt;7; 2; 1))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/>
          <table:table-cell table:style-name="ce8" table:formula="of:=CEILING([.F16]/2;1)" office:value-type="float" office:value="3">
            <text:p>3</text:p>
          </table:table-cell>
          <table:table-cell table:number-columns-repeated="17" table:style-name="ce8"/>
          <table:table-cell table:style-name="ce8"/>
          <table:table-cell table:style-name="ce8"/>
          <table:table-cell table:style-name="ce13"/>
          <table:table-cell table:style-name="ce13" table:formula="of:=IF([.V16]&gt;0;[.B$121]*[.V16];0)+IF([.V16]&gt;0;[.B$133];1)*IF([.Y16]&gt;0;[.B$136];1)*IF([.P16]&gt;0;[.P16];1)*IF([.AA16]=1;[.AA16]*[.B$138];1)*([.I16]*[.B$121]+[.J16]*[.B$122]+[.K16]*[.B$123]+[.L16]*[.B$124]+[.M16]*[.B$126]+[.N16]*[.B$126]+[.O16]*[.B$127]+[.Q16]*[.B$128]+[.R16]*[.B$129]+[.S16]*[.B$130]+[.T16]*[.B$131]+[.U16]*[.B$132]+[.W16]*[.B$134]+[.X16]*[.B$135]+[.AB16]*[.B$139])" office:value-type="float" office:value="0">
            <text:p>0.0</text:p>
          </table:table-cell>
          <table:table-cell table:style-name="ce16" table:formula="of:=[.AC16]+[.H16]-[.F16]-[.G16]" office:value-type="float" office:value="-2">
            <text:p>-2.0</text:p>
          </table:table-cell>
          <table:table-cell table:style-name="ce18" table:formula="of:=[.AD16]" office:value-type="float" office:value="-2">
            <text:p>-2.0</text:p>
          </table:table-cell>
          <table:table-cell table:number-columns-repeated="993"/>
        </table:table-row>
        <table:table-row table:style-name="ro4">
          <table:table-cell office:value-type="string">
            <text:p>Hades Destroyer</text:p>
          </table:table-cell>
          <table:table-cell office:value-type="string">
            <text:p>I</text:p>
          </table:table-cell>
          <table:table-cell office:value-type="string">
            <text:p>Ship</text:p>
          </table:table-cell>
          <table:table-cell/>
          <table:table-cell table:style-name="ce8" table:formula="of:=IF([.F17]&lt;5; 3; IF([.F17]&lt;7; 2; 1))" office:value-type="float" office:value="2">
            <text:p>2</text:p>
          </table:table-cell>
          <table:table-cell table:style-name="ce8" office:value-type="float" office:value="6">
            <text:p>6</text:p>
          </table:table-cell>
          <table:table-cell table:style-name="ce8"/>
          <table:table-cell table:style-name="ce8" table:formula="of:=CEILING([.F17]/2;1)" office:value-type="float" office:value="3">
            <text:p>3</text:p>
          </table:table-cell>
          <table:table-cell table:number-columns-repeated="17" table:style-name="ce8"/>
          <table:table-cell table:style-name="ce8"/>
          <table:table-cell table:style-name="ce8"/>
          <table:table-cell table:style-name="ce13"/>
          <table:table-cell table:style-name="ce13" table:formula="of:=IF([.V17]&gt;0;[.B$121]*[.V17];0)+IF([.V17]&gt;0;[.B$133];1)*IF([.Y17]&gt;0;[.B$136];1)*IF([.P17]&gt;0;[.P17];1)*IF([.AA17]=1;[.AA17]*[.B$138];1)*([.I17]*[.B$121]+[.J17]*[.B$122]+[.K17]*[.B$123]+[.L17]*[.B$124]+[.M17]*[.B$126]+[.N17]*[.B$126]+[.O17]*[.B$127]+[.Q17]*[.B$128]+[.R17]*[.B$129]+[.S17]*[.B$130]+[.T17]*[.B$131]+[.U17]*[.B$132]+[.W17]*[.B$134]+[.X17]*[.B$135]+[.AB17]*[.B$139])" office:value-type="float" office:value="0">
            <text:p>0.0</text:p>
          </table:table-cell>
          <table:table-cell table:style-name="ce16" table:formula="of:=[.AC17]+[.H17]-[.F17]-[.G17]" office:value-type="float" office:value="-3">
            <text:p>-3.0</text:p>
          </table:table-cell>
          <table:table-cell table:style-name="ce18" table:formula="of:=[.AD17]" office:value-type="float" office:value="-3">
            <text:p>-3.0</text:p>
          </table:table-cell>
          <table:table-cell table:number-columns-repeated="993"/>
        </table:table-row>
        <table:table-row table:style-name="ro4">
          <table:table-cell/>
          <table:table-cell office:value-type="string">
            <text:p>I</text:p>
          </table:table-cell>
          <table:table-cell office:value-type="string">
            <text:p>Ship</text:p>
          </table:table-cell>
          <table:table-cell/>
          <table:table-cell table:style-name="ce8" table:formula="of:=IF([.F18]&lt;5; 3; IF([.F18]&lt;7; 2; 1))" office:value-type="float" office:value="1">
            <text:p>1</text:p>
          </table:table-cell>
          <table:table-cell table:style-name="ce8" office:value-type="float" office:value="7">
            <text:p>7</text:p>
          </table:table-cell>
          <table:table-cell table:style-name="ce8"/>
          <table:table-cell table:style-name="ce8" table:formula="of:=CEILING([.F18]/2;1)" office:value-type="float" office:value="4">
            <text:p>4</text:p>
          </table:table-cell>
          <table:table-cell table:number-columns-repeated="17" table:style-name="ce8"/>
          <table:table-cell table:style-name="ce8"/>
          <table:table-cell table:style-name="ce8"/>
          <table:table-cell table:style-name="ce13"/>
          <table:table-cell table:style-name="ce13" table:formula="of:=IF([.V18]&gt;0;[.B$121]*[.V18];0)+IF([.V18]&gt;0;[.B$133];1)*IF([.Y18]&gt;0;[.B$136];1)*IF([.P18]&gt;0;[.P18];1)*IF([.AA18]=1;[.AA18]*[.B$138];1)*([.I18]*[.B$121]+[.J18]*[.B$122]+[.K18]*[.B$123]+[.L18]*[.B$124]+[.M18]*[.B$126]+[.N18]*[.B$126]+[.O18]*[.B$127]+[.Q18]*[.B$128]+[.R18]*[.B$129]+[.S18]*[.B$130]+[.T18]*[.B$131]+[.U18]*[.B$132]+[.W18]*[.B$134]+[.X18]*[.B$135]+[.AB18]*[.B$139])" office:value-type="float" office:value="0">
            <text:p>0.0</text:p>
          </table:table-cell>
          <table:table-cell table:style-name="ce16" table:formula="of:=[.AC18]+[.H18]-[.F18]-[.G18]" office:value-type="float" office:value="-3">
            <text:p>-3.0</text:p>
          </table:table-cell>
          <table:table-cell table:style-name="ce18" table:formula="of:=[.AD18]" office:value-type="float" office:value="-3">
            <text:p>-3.0</text:p>
          </table:table-cell>
          <table:table-cell table:number-columns-repeated="993"/>
        </table:table-row>
        <table:table-row table:style-name="ro4">
          <table:table-cell office:value-type="string">
            <text:p>Heavy Bombardment</text:p>
          </table:table-cell>
          <table:table-cell office:value-type="string">
            <text:p>I</text:p>
          </table:table-cell>
          <table:table-cell office:value-type="string">
            <text:p>Ship</text:p>
          </table:table-cell>
          <table:table-cell office:value-type="string">
            <text:p>Pay X Energy. Gain 3 Strength for each Energy paid</text:p>
          </table:table-cell>
          <table:table-cell table:style-name="ce8" table:formula="of:=IF([.F19]&lt;5; 3; IF([.F19]&lt;7; 2; 1))" office:value-type="float" office:value="1">
            <text:p>1</text:p>
          </table:table-cell>
          <table:table-cell table:style-name="ce8" office:value-type="float" office:value="8">
            <text:p>8</text:p>
          </table:table-cell>
          <table:table-cell table:style-name="ce8"/>
          <table:table-cell table:style-name="ce8" table:formula="of:=CEILING([.F19]/2;1)" office:value-type="float" office:value="4">
            <text:p>4</text:p>
          </table:table-cell>
          <table:table-cell table:style-name="ce8" office:value-type="float" office:value="1">
            <text:p>1</text:p>
          </table:table-cell>
          <table:table-cell table:style-name="ce8"/>
          <table:table-cell table:style-name="ce8" office:value-type="float" office:value="3">
            <text:p>3</text:p>
          </table:table-cell>
          <table:table-cell table:number-columns-repeated="4" table:style-name="ce8"/>
          <table:table-cell table:style-name="ce8" office:value-type="float" office:value="3">
            <text:p>3</text:p>
          </table:table-cell>
          <table:table-cell table:number-columns-repeated="9" table:style-name="ce8"/>
          <table:table-cell table:style-name="ce8"/>
          <table:table-cell table:style-name="ce8"/>
          <table:table-cell table:style-name="ce13"/>
          <table:table-cell table:style-name="ce13" table:formula="of:=IF([.V19]&gt;0;[.B$121]*[.V19];0)+IF([.V19]&gt;0;[.B$133];1)*IF([.Y19]&gt;0;[.B$136];1)*IF([.P19]&gt;0;[.P19];1)*IF([.AA19]=1;[.AA19]*[.B$138];1)*([.I19]*[.B$121]+[.J19]*[.B$122]+[.K19]*[.B$123]+[.L19]*[.B$124]+[.M19]*[.B$126]+[.N19]*[.B$126]+[.O19]*[.B$127]+[.Q19]*[.B$128]+[.R19]*[.B$129]+[.S19]*[.B$130]+[.T19]*[.B$131]+[.U19]*[.B$132]+[.W19]*[.B$134]+[.X19]*[.B$135]+[.AB19]*[.B$139])" office:value-type="float" office:value="11.1">
            <text:p>11.1</text:p>
          </table:table-cell>
          <table:table-cell table:style-name="ce16" table:formula="of:=[.AC19]+[.H19]-[.F19]-[.G19]" office:value-type="float" office:value="7.1">
            <text:p>7.1</text:p>
          </table:table-cell>
          <table:table-cell table:style-name="ce18" table:formula="of:=[.AD19]" office:value-type="float" office:value="7.1">
            <text:p>7.1</text:p>
          </table:table-cell>
          <table:table-cell table:number-columns-repeated="993"/>
        </table:table-row>
        <table:table-row table:style-name="ro4">
          <table:table-cell office:value-type="string">
            <text:p>Quasar Death Laser</text:p>
          </table:table-cell>
          <table:table-cell office:value-type="string">
            <text:p>I</text:p>
          </table:table-cell>
          <table:table-cell office:value-type="string">
            <text:p>Ship</text:p>
          </table:table-cell>
          <table:table-cell office:value-type="string">
            <text:p>Remove a planet from play. Gain Reward equal to its Reward</text:p>
          </table:table-cell>
          <table:table-cell table:style-name="ce8" table:formula="of:=IF([.F20]&lt;5; 3; IF([.F20]&lt;7; 2; 1))" office:value-type="float" office:value="1">
            <text:p>1</text:p>
          </table:table-cell>
          <table:table-cell table:style-name="ce8" office:value-type="float" office:value="9">
            <text:p>9</text:p>
          </table:table-cell>
          <table:table-cell table:style-name="ce8"/>
          <table:table-cell table:style-name="ce8" table:formula="of:=CEILING([.F20]/2;1)" office:value-type="float" office:value="5">
            <text:p>5</text:p>
          </table:table-cell>
          <table:table-cell table:number-columns-repeated="17" table:style-name="ce8"/>
          <table:table-cell table:style-name="ce8"/>
          <table:table-cell table:style-name="ce8"/>
          <table:table-cell table:style-name="ce13" table:formula="of:=[.H86]" office:value-type="float" office:value="7.60869565217391">
            <text:p>7.6</text:p>
          </table:table-cell>
          <table:table-cell table:style-name="ce13" table:formula="of:=IF([.V20]&gt;0;[.B$121]*[.V20];0)+IF([.V20]&gt;0;[.B$133];1)*IF([.Y20]&gt;0;[.B$136];1)*IF([.P20]&gt;0;[.P20];1)*IF([.AA20]=1;[.AA20]*[.B$138];1)*([.I20]*[.B$121]+[.J20]*[.B$122]+[.K20]*[.B$123]+[.L20]*[.B$124]+[.M20]*[.B$126]+[.N20]*[.B$126]+[.O20]*[.B$127]+[.Q20]*[.B$128]+[.R20]*[.B$129]+[.S20]*[.B$130]+[.T20]*[.B$131]+[.U20]*[.B$132]+[.W20]*[.B$134]+[.X20]*[.B$135]+[.AB20]*[.B$139])" office:value-type="float" office:value="7.60869565217391">
            <text:p>7.6</text:p>
          </table:table-cell>
          <table:table-cell table:style-name="ce16" table:formula="of:=[.AC20]+[.H20]-[.F20]-[.G20]" office:value-type="float" office:value="3.60869565217391">
            <text:p>3.6</text:p>
          </table:table-cell>
          <table:table-cell table:style-name="ce18" table:formula="of:=[.AD20]" office:value-type="float" office:value="3.60869565217391">
            <text:p>3.6</text:p>
          </table:table-cell>
          <table:table-cell table:number-columns-repeated="993"/>
        </table:table-row>
        <table:table-row table:style-name="ro4">
          <table:table-cell table:style-name="ce2" office:value-type="string">
            <text:p>Total</text:p>
          </table:table-cell>
          <table:table-cell table:style-name="ce5" table:number-columns-repeated="3"/>
          <table:table-cell table:style-name="ce9" table:formula="of:=SUM([.E9:.E20])" office:value-type="float" office:value="19">
            <text:p>19</text:p>
          </table:table-cell>
          <table:table-cell table:number-columns-repeated="3" table:style-name="ce9"/>
          <table:table-cell table:style-name="ce9" table:formula="of:=SUM([.I9:.I20])" office:value-type="float" office:value="5">
            <text:p>5</text:p>
          </table:table-cell>
          <table:table-cell table:style-name="ce9" table:formula="of:=SUM([.J9:.J20])" office:value-type="float" office:value="1">
            <text:p>1</text:p>
          </table:table-cell>
          <table:table-cell table:style-name="ce9" table:formula="of:=SUM([.K9:.K20])" office:value-type="float" office:value="12">
            <text:p>12</text:p>
          </table:table-cell>
          <table:table-cell table:style-name="ce9" table:formula="of:=SUM([.L9:.L20])" office:value-type="float" office:value="1">
            <text:p>1</text:p>
          </table:table-cell>
          <table:table-cell table:style-name="ce9"/>
          <table:table-cell table:style-name="ce9" table:formula="of:=SUM([.N9:.N20])" office:value-type="float" office:value="0">
            <text:p>0</text:p>
          </table:table-cell>
          <table:table-cell table:style-name="ce9" table:formula="of:=SUM([.O9:.O20])" office:value-type="float" office:value="3">
            <text:p>3</text:p>
          </table:table-cell>
          <table:table-cell table:style-name="ce9" table:formula="of:=SUM([.P9:.P20])" office:value-type="float" office:value="3">
            <text:p>3</text:p>
          </table:table-cell>
          <table:table-cell table:style-name="ce9" table:formula="of:=SUM([.Q9:.Q20])" office:value-type="float" office:value="2">
            <text:p>2</text:p>
          </table:table-cell>
          <table:table-cell table:style-name="ce9" table:formula="of:=SUM([.R9:.R20])" office:value-type="float" office:value="0">
            <text:p>0</text:p>
          </table:table-cell>
          <table:table-cell table:style-name="ce9" table:formula="of:=SUM([.S9:.S20])" office:value-type="float" office:value="0">
            <text:p>0</text:p>
          </table:table-cell>
          <table:table-cell table:style-name="ce9" table:formula="of:=SUM([.T9:.T20])" office:value-type="float" office:value="1">
            <text:p>1</text:p>
          </table:table-cell>
          <table:table-cell table:style-name="ce9" table:formula="of:=SUM([.U9:.U20])" office:value-type="float" office:value="0">
            <text:p>0</text:p>
          </table:table-cell>
          <table:table-cell table:style-name="ce9" table:formula="of:=SUM([.V9:.V20])" office:value-type="float" office:value="2">
            <text:p>2</text:p>
          </table:table-cell>
          <table:table-cell table:style-name="ce9" table:formula="of:=SUM([.W9:.W20])" office:value-type="float" office:value="1">
            <text:p>1</text:p>
          </table:table-cell>
          <table:table-cell table:style-name="ce9" table:formula="of:=SUM([.X9:.X20])" office:value-type="float" office:value="0">
            <text:p>0</text:p>
          </table:table-cell>
          <table:table-cell table:style-name="ce9" table:formula="of:=SUM([.Y9:.Y20])" office:value-type="float" office:value="0">
            <text:p>0</text:p>
          </table:table-cell>
          <table:table-cell table:style-name="ce9" table:formula="of:=SUM([.Z9:.Z20])" office:value-type="float" office:value="1">
            <text:p>1</text:p>
          </table:table-cell>
          <table:table-cell table:style-name="ce9" table:formula="of:=SUM([.AA9:.AA20])" office:value-type="float" office:value="1">
            <text:p>1</text:p>
          </table:table-cell>
          <table:table-cell table:style-name="ce14" table:formula="of:=SUM([.AB9:.AB20])" office:value-type="float" office:value="7.60869565217391">
            <text:p>7.6</text:p>
          </table:table-cell>
          <table:table-cell table:style-name="ce13" table:formula="of:=IF([.V21]&gt;0;[.B$121]*[.V21];0)+IF([.V21]&gt;0;[.B$133];1)*IF([.Y21]&gt;0;[.B$136];1)*IF([.P21]&gt;0;[.P21];1)*IF([.AA21]=1;[.AA21]*[.B$138];1)*([.I21]*[.B$121]+[.J21]*[.B$122]+[.K21]*[.B$123]+[.L21]*[.B$124]+[.M21]*[.B$126]+[.N21]*[.B$126]+[.O21]*[.B$127]+[.Q21]*[.B$128]+[.R21]*[.B$129]+[.S21]*[.B$130]+[.T21]*[.B$131]+[.U21]*[.B$132]+[.W21]*[.B$134]+[.X21]*[.B$135]+[.AB21]*[.B$139])" office:value-type="float" office:value="15.1152173913043">
            <text:p>15.1</text:p>
          </table:table-cell>
          <table:table-cell table:style-name="ce16" table:formula="of:=[.AC21]+[.H21]-[.F21]-[.G21]" office:value-type="float" office:value="15.1152173913043">
            <text:p>15.1</text:p>
          </table:table-cell>
          <table:table-cell table:style-name="ce18" table:formula="of:=[.AD21]" office:value-type="float" office:value="15.1152173913043">
            <text:p>15.1</text:p>
          </table:table-cell>
          <table:table-cell table:number-columns-repeated="993"/>
        </table:table-row>
        <table:table-row table:style-name="ro4">
          <table:table-cell office:value-type="string">
            <text:p>Bot Brigade</text:p>
          </table:table-cell>
          <table:table-cell table:number-columns-repeated="3"/>
          <table:table-cell table:style-name="ce8"/>
          <table:table-cell table:number-columns-repeated="20" table:style-name="ce8"/>
          <table:table-cell table:style-name="ce8"/>
          <table:table-cell table:style-name="ce8"/>
          <table:table-cell table:style-name="ce13"/>
          <table:table-cell table:style-name="ce13" table:formula="of:=IF([.V22]&gt;0;[.B$121]*[.V22];0)+IF([.V22]&gt;0;[.B$133];1)*IF([.Y22]&gt;0;[.B$136];1)*IF([.P22]&gt;0;[.P22];1)*IF([.AA22]=1;[.AA22]*[.B$138];1)*([.I22]*[.B$121]+[.J22]*[.B$122]+[.K22]*[.B$123]+[.L22]*[.B$124]+[.M22]*[.B$126]+[.N22]*[.B$126]+[.O22]*[.B$127]+[.Q22]*[.B$128]+[.R22]*[.B$129]+[.S22]*[.B$130]+[.T22]*[.B$131]+[.U22]*[.B$132]+[.W22]*[.B$134]+[.X22]*[.B$135]+[.AB22]*[.B$139])" office:value-type="float" office:value="0">
            <text:p>0.0</text:p>
          </table:table-cell>
          <table:table-cell table:style-name="ce16" table:formula="of:=[.AC22]+[.H22]-[.F22]-[.G22]" office:value-type="float" office:value="0">
            <text:p>0.0</text:p>
          </table:table-cell>
          <table:table-cell table:style-name="ce18" table:formula="of:=[.AD22]" office:value-type="float" office:value="0">
            <text:p>0.0</text:p>
          </table:table-cell>
          <table:table-cell table:number-columns-repeated="993"/>
        </table:table-row>
        <table:table-row-group>
          <table:table-row table:style-name="ro4">
            <table:table-cell office:value-type="string">
              <text:p>Sparky</text:p>
            </table:table-cell>
            <table:table-cell office:value-type="string">
              <text:p>BB</text:p>
            </table:table-cell>
            <table:table-cell office:value-type="string">
              <text:p>Ship</text:p>
            </table:table-cell>
            <table:table-cell table:style-name="ce7" office:value-type="string">
              <text:p>Draw 1</text:p>
            </table:table-cell>
            <table:table-cell table:style-name="ce10" table:formula="of:=IF([.F23]&lt;5; 3; IF([.F23]&lt;7; 2; 1))" office:value-type="float" office:value="3">
              <text:p>3</text:p>
            </table:table-cell>
            <table:table-cell table:style-name="ce8" office:value-type="float" office:value="1">
              <text:p>1</text:p>
            </table:table-cell>
            <table:table-cell table:style-name="ce8"/>
            <table:table-cell table:style-name="ce8" table:formula="of:=CEILING([.F23]/2;1)" office:value-type="float" office:value="1">
              <text:p>1</text:p>
            </table:table-cell>
            <table:table-cell table:number-columns-repeated="11" table:style-name="ce8"/>
            <table:table-cell table:style-name="ce8" office:value-type="float" office:value="1">
              <text:p>1</text:p>
            </table:table-cell>
            <table:table-cell table:number-columns-repeated="5" table:style-name="ce8"/>
            <table:table-cell table:style-name="ce8"/>
            <table:table-cell table:style-name="ce8"/>
            <table:table-cell table:style-name="ce13"/>
            <table:table-cell table:style-name="ce13" table:formula="of:=IF([.V23]&gt;0;[.B$121]*[.V23];0)+IF([.V23]&gt;0;[.B$133];1)*IF([.Y23]&gt;0;[.B$136];1)*IF([.P23]&gt;0;[.P23];1)*IF([.AA23]=1;[.AA23]*[.B$138];1)*([.I23]*[.B$121]+[.J23]*[.B$122]+[.K23]*[.B$123]+[.L23]*[.B$124]+[.M23]*[.B$126]+[.N23]*[.B$126]+[.O23]*[.B$127]+[.Q23]*[.B$128]+[.R23]*[.B$129]+[.S23]*[.B$130]+[.T23]*[.B$131]+[.U23]*[.B$132]+[.W23]*[.B$134]+[.X23]*[.B$135]+[.AB23]*[.B$139])" office:value-type="float" office:value="0.8">
              <text:p>0.8</text:p>
            </table:table-cell>
            <table:table-cell table:style-name="ce16" table:formula="of:=[.AC23]+[.H23]-[.F23]-[.G23]" office:value-type="float" office:value="0.8">
              <text:p>0.8</text:p>
            </table:table-cell>
            <table:table-cell table:style-name="ce18" table:formula="of:=[.AD23]+[.AD24]" office:value-type="float" office:value="0.88">
              <text:p>0.9</text:p>
            </table:table-cell>
            <table:table-cell table:number-columns-repeated="993"/>
          </table:table-row>
          <table:table-row table:style-name="ro4">
            <table:table-cell table:style-name="ce1" office:value-type="string">
              <text:p>Ally</text:p>
            </table:table-cell>
            <table:table-cell office:value-type="string">
              <text:p>BB</text:p>
            </table:table-cell>
            <table:table-cell office:value-type="string">
              <text:p>Ability</text:p>
            </table:table-cell>
            <table:table-cell office:value-type="string">
              <text:p>Draw 1</text:p>
            </table:table-cell>
            <table:table-cell table:style-name="ce10"/>
            <table:table-cell table:number-columns-repeated="14" table:style-name="ce8"/>
            <table:table-cell table:number-columns-repeated="2" table:style-name="ce8" office:value-type="float" office:value="1">
              <text:p>1</text:p>
            </table:table-cell>
            <table:table-cell table:number-columns-repeated="4" table:style-name="ce8"/>
            <table:table-cell table:style-name="ce8"/>
            <table:table-cell table:style-name="ce8" office:value-type="float" office:value="1">
              <text:p>1</text:p>
            </table:table-cell>
            <table:table-cell table:style-name="ce13"/>
            <table:table-cell table:style-name="ce13" table:formula="of:=IF([.V24]&gt;0;[.B$121]*[.V24];0)+IF([.V24]&gt;0;[.B$133];1)*IF([.Y24]&gt;0;[.B$136];1)*IF([.P24]&gt;0;[.P24];1)*IF([.AA24]=1;[.AA24]*[.B$138];1)*([.I24]*[.B$121]+[.J24]*[.B$122]+[.K24]*[.B$123]+[.L24]*[.B$124]+[.M24]*[.B$126]+[.N24]*[.B$126]+[.O24]*[.B$127]+[.Q24]*[.B$128]+[.R24]*[.B$129]+[.S24]*[.B$130]+[.T24]*[.B$131]+[.U24]*[.B$132]+[.W24]*[.B$134]+[.X24]*[.B$135]+[.AB24]*[.B$139])" office:value-type="float" office:value="0.08">
              <text:p>0.1</text:p>
            </table:table-cell>
            <table:table-cell table:style-name="ce16" table:formula="of:=[.AC24]+[.H24]-[.F24]-[.G24]" office:value-type="float" office:value="0.08">
              <text:p>0.1</text:p>
            </table:table-cell>
            <table:table-cell table:style-name="ce18"/>
            <table:table-cell table:number-columns-repeated="993"/>
          </table:table-row>
        </table:table-row-group>
        <table:table-row table:style-name="ro4">
          <table:table-cell office:value-type="string">
            <text:p>Recon Bot</text:p>
          </table:table-cell>
          <table:table-cell office:value-type="string">
            <text:p>BB</text:p>
          </table:table-cell>
          <table:table-cell office:value-type="string">
            <text:p>Ship</text:p>
          </table:table-cell>
          <table:table-cell office:value-type="string">
            <text:p>Gain 2 Credit and draw a card</text:p>
          </table:table-cell>
          <table:table-cell table:style-name="ce10" table:formula="of:=IF([.F25]&lt;5; 3; IF([.F25]&lt;7; 2; 1))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/>
          <table:table-cell table:style-name="ce8" table:formula="of:=CEILING([.F25]/2;1)" office:value-type="float" office:value="1">
            <text:p>1</text:p>
          </table:table-cell>
          <table:table-cell table:style-name="ce8"/>
          <table:table-cell table:style-name="ce8" office:value-type="float" office:value="2">
            <text:p>2</text:p>
          </table:table-cell>
          <table:table-cell table:number-columns-repeated="9" table:style-name="ce8"/>
          <table:table-cell table:style-name="ce8" office:value-type="float" office:value="1">
            <text:p>1</text:p>
          </table:table-cell>
          <table:table-cell table:number-columns-repeated="5" table:style-name="ce8"/>
          <table:table-cell table:style-name="ce8"/>
          <table:table-cell table:style-name="ce8"/>
          <table:table-cell table:style-name="ce13"/>
          <table:table-cell table:style-name="ce13" table:formula="of:=IF([.V25]&gt;0;[.B$121]*[.V25];0)+IF([.V25]&gt;0;[.B$133];1)*IF([.Y25]&gt;0;[.B$136];1)*IF([.P25]&gt;0;[.P25];1)*IF([.AA25]=1;[.AA25]*[.B$138];1)*([.I25]*[.B$121]+[.J25]*[.B$122]+[.K25]*[.B$123]+[.L25]*[.B$124]+[.M25]*[.B$126]+[.N25]*[.B$126]+[.O25]*[.B$127]+[.Q25]*[.B$128]+[.R25]*[.B$129]+[.S25]*[.B$130]+[.T25]*[.B$131]+[.U25]*[.B$132]+[.W25]*[.B$134]+[.X25]*[.B$135]+[.AB25]*[.B$139])" office:value-type="float" office:value="3.2">
            <text:p>3.2</text:p>
          </table:table-cell>
          <table:table-cell table:style-name="ce16" table:formula="of:=[.AC25]+[.H25]-[.F25]-[.G25]" office:value-type="float" office:value="2.2">
            <text:p>2.2</text:p>
          </table:table-cell>
          <table:table-cell table:style-name="ce18" table:formula="of:=[.AD25]" office:value-type="float" office:value="2.2">
            <text:p>2.2</text:p>
          </table:table-cell>
          <table:table-cell table:number-columns-repeated="993"/>
        </table:table-row>
        <table:table-row table:style-name="ro4">
          <table:table-cell office:value-type="string">
            <text:p>343<text:span text:style-name="T1">rd</text:span> Battalion</text:p>
          </table:table-cell>
          <table:table-cell office:value-type="string">
            <text:p>BB</text:p>
          </table:table-cell>
          <table:table-cell office:value-type="string">
            <text:p>Fleet</text:p>
          </table:table-cell>
          <table:table-cell/>
          <table:table-cell table:style-name="ce10" table:formula="of:=IF([.F26]&lt;5; 3; IF([.F26]&lt;7; 2; 1))"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 table:style-name="ce8"/>
          <table:table-cell table:style-name="ce8" table:formula="of:=CEILING([.F26]/2;1)" office:value-type="float" office:value="2">
            <text:p>2</text:p>
          </table:table-cell>
          <table:table-cell table:number-columns-repeated="2" table:style-name="ce8"/>
          <table:table-cell table:style-name="ce8" office:value-type="float" office:value="1">
            <text:p>1</text:p>
          </table:table-cell>
          <table:table-cell table:number-columns-repeated="14" table:style-name="ce8"/>
          <table:table-cell table:style-name="ce8"/>
          <table:table-cell table:style-name="ce8"/>
          <table:table-cell table:style-name="ce13"/>
          <table:table-cell table:style-name="ce13" table:formula="of:=IF([.V26]&gt;0;[.B$121]*[.V26];0)+IF([.V26]&gt;0;[.B$133];1)*IF([.Y26]&gt;0;[.B$136];1)*IF([.P26]&gt;0;[.P26];1)*IF([.AA26]=1;[.AA26]*[.B$138];1)*([.I26]*[.B$121]+[.J26]*[.B$122]+[.K26]*[.B$123]+[.L26]*[.B$124]+[.M26]*[.B$126]+[.N26]*[.B$126]+[.O26]*[.B$127]+[.Q26]*[.B$128]+[.R26]*[.B$129]+[.S26]*[.B$130]+[.T26]*[.B$131]+[.U26]*[.B$132]+[.W26]*[.B$134]+[.X26]*[.B$135]+[.AB26]*[.B$139])" office:value-type="float" office:value="1.4">
            <text:p>1.4</text:p>
          </table:table-cell>
          <table:table-cell table:style-name="ce16" table:formula="of:=[.AC26]+[.H26]-[.F26]-[.G26]" office:value-type="float" office:value="0.4">
            <text:p>0.4</text:p>
          </table:table-cell>
          <table:table-cell table:style-name="ce18" table:formula="of:=[.AD26]" office:value-type="float" office:value="0.4">
            <text:p>0.4</text:p>
          </table:table-cell>
          <table:table-cell table:number-columns-repeated="993"/>
        </table:table-row>
        <table:table-row table:style-name="ro4">
          <table:table-cell office:value-type="string">
            <text:p>Sol Cruiser</text:p>
          </table:table-cell>
          <table:table-cell office:value-type="string">
            <text:p>BB</text:p>
          </table:table-cell>
          <table:table-cell office:value-type="string">
            <text:p>Ship</text:p>
          </table:table-cell>
          <table:table-cell/>
          <table:table-cell table:style-name="ce10" table:formula="of:=IF([.F27]&lt;5; 3; IF([.F27]&lt;7; 2; 1))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/>
          <table:table-cell table:style-name="ce8" table:formula="of:=CEILING([.F27]/2;1)" office:value-type="float" office:value="2">
            <text:p>2</text:p>
          </table:table-cell>
          <table:table-cell table:number-columns-repeated="17" table:style-name="ce8"/>
          <table:table-cell table:style-name="ce8"/>
          <table:table-cell table:style-name="ce8"/>
          <table:table-cell table:style-name="ce13"/>
          <table:table-cell table:style-name="ce13" table:formula="of:=IF([.V27]&gt;0;[.B$121]*[.V27];0)+IF([.V27]&gt;0;[.B$133];1)*IF([.Y27]&gt;0;[.B$136];1)*IF([.P27]&gt;0;[.P27];1)*IF([.AA27]=1;[.AA27]*[.B$138];1)*([.I27]*[.B$121]+[.J27]*[.B$122]+[.K27]*[.B$123]+[.L27]*[.B$124]+[.M27]*[.B$126]+[.N27]*[.B$126]+[.O27]*[.B$127]+[.Q27]*[.B$128]+[.R27]*[.B$129]+[.S27]*[.B$130]+[.T27]*[.B$131]+[.U27]*[.B$132]+[.W27]*[.B$134]+[.X27]*[.B$135]+[.AB27]*[.B$139])" office:value-type="float" office:value="0">
            <text:p>0.0</text:p>
          </table:table-cell>
          <table:table-cell table:style-name="ce16" table:formula="of:=[.AC27]+[.H27]-[.F27]-[.G27]" office:value-type="float" office:value="-2">
            <text:p>-2.0</text:p>
          </table:table-cell>
          <table:table-cell table:style-name="ce18" table:formula="of:=[.AD27]" office:value-type="float" office:value="-2">
            <text:p>-2.0</text:p>
          </table:table-cell>
          <table:table-cell table:number-columns-repeated="993"/>
        </table:table-row>
        <table:table-row table:style-name="ro4">
          <table:table-cell table:style-name="ce3" office:value-type="string">
            <text:p>Kshatriya Battlebot</text:p>
          </table:table-cell>
          <table:table-cell office:value-type="string">
            <text:p>BB</text:p>
          </table:table-cell>
          <table:table-cell office:value-type="string">
            <text:p>Ship</text:p>
          </table:table-cell>
          <table:table-cell/>
          <table:table-cell table:style-name="ce10" table:formula="of:=IF([.F28]&lt;5; 3; IF([.F28]&lt;7; 2; 1))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/>
          <table:table-cell table:style-name="ce8" table:formula="of:=CEILING([.F28]/2;1)" office:value-type="float" office:value="3">
            <text:p>3</text:p>
          </table:table-cell>
          <table:table-cell table:number-columns-repeated="17" table:style-name="ce8"/>
          <table:table-cell table:style-name="ce8"/>
          <table:table-cell table:style-name="ce8"/>
          <table:table-cell table:style-name="ce13"/>
          <table:table-cell table:style-name="ce13" table:formula="of:=IF([.V28]&gt;0;[.B$121]*[.V28];0)+IF([.V28]&gt;0;[.B$133];1)*IF([.Y28]&gt;0;[.B$136];1)*IF([.P28]&gt;0;[.P28];1)*IF([.AA28]=1;[.AA28]*[.B$138];1)*([.I28]*[.B$121]+[.J28]*[.B$122]+[.K28]*[.B$123]+[.L28]*[.B$124]+[.M28]*[.B$126]+[.N28]*[.B$126]+[.O28]*[.B$127]+[.Q28]*[.B$128]+[.R28]*[.B$129]+[.S28]*[.B$130]+[.T28]*[.B$131]+[.U28]*[.B$132]+[.W28]*[.B$134]+[.X28]*[.B$135]+[.AB28]*[.B$139])" office:value-type="float" office:value="0">
            <text:p>0.0</text:p>
          </table:table-cell>
          <table:table-cell table:style-name="ce16" table:formula="of:=[.AC28]+[.H28]-[.F28]-[.G28]" office:value-type="float" office:value="-2">
            <text:p>-2.0</text:p>
          </table:table-cell>
          <table:table-cell table:style-name="ce18" table:formula="of:=[.AD28]" office:value-type="float" office:value="-2">
            <text:p>-2.0</text:p>
          </table:table-cell>
          <table:table-cell table:number-columns-repeated="993"/>
        </table:table-row>
        <table:table-row table:style-name="ro4">
          <table:table-cell/>
          <table:table-cell office:value-type="string">
            <text:p>BB</text:p>
          </table:table-cell>
          <table:table-cell office:value-type="string">
            <text:p>Ship</text:p>
          </table:table-cell>
          <table:table-cell/>
          <table:table-cell table:style-name="ce10" table:formula="of:=IF([.F29]&lt;5; 3; IF([.F29]&lt;7; 2; 1))" office:value-type="float" office:value="2">
            <text:p>2</text:p>
          </table:table-cell>
          <table:table-cell table:style-name="ce8" office:value-type="float" office:value="6">
            <text:p>6</text:p>
          </table:table-cell>
          <table:table-cell table:style-name="ce8"/>
          <table:table-cell table:style-name="ce8" table:formula="of:=CEILING([.F29]/2;1)" office:value-type="float" office:value="3">
            <text:p>3</text:p>
          </table:table-cell>
          <table:table-cell table:number-columns-repeated="17" table:style-name="ce8"/>
          <table:table-cell table:style-name="ce8"/>
          <table:table-cell table:style-name="ce8"/>
          <table:table-cell table:style-name="ce13"/>
          <table:table-cell table:style-name="ce13" table:formula="of:=IF([.V29]&gt;0;[.B$121]*[.V29];0)+IF([.V29]&gt;0;[.B$133];1)*IF([.Y29]&gt;0;[.B$136];1)*IF([.P29]&gt;0;[.P29];1)*IF([.AA29]=1;[.AA29]*[.B$138];1)*([.I29]*[.B$121]+[.J29]*[.B$122]+[.K29]*[.B$123]+[.L29]*[.B$124]+[.M29]*[.B$126]+[.N29]*[.B$126]+[.O29]*[.B$127]+[.Q29]*[.B$128]+[.R29]*[.B$129]+[.S29]*[.B$130]+[.T29]*[.B$131]+[.U29]*[.B$132]+[.W29]*[.B$134]+[.X29]*[.B$135]+[.AB29]*[.B$139])" office:value-type="float" office:value="0">
            <text:p>0.0</text:p>
          </table:table-cell>
          <table:table-cell table:style-name="ce16" table:formula="of:=[.AC29]+[.H29]-[.F29]-[.G29]" office:value-type="float" office:value="-3">
            <text:p>-3.0</text:p>
          </table:table-cell>
          <table:table-cell table:style-name="ce18" table:formula="of:=[.AD29]" office:value-type="float" office:value="-3">
            <text:p>-3.0</text:p>
          </table:table-cell>
          <table:table-cell table:number-columns-repeated="993"/>
        </table:table-row>
        <table:table-row table:style-name="ro4">
          <table:table-cell/>
          <table:table-cell office:value-type="string">
            <text:p>BB</text:p>
          </table:table-cell>
          <table:table-cell office:value-type="string">
            <text:p>Ship</text:p>
          </table:table-cell>
          <table:table-cell/>
          <table:table-cell table:style-name="ce10" table:formula="of:=IF([.F30]&lt;5; 3; IF([.F30]&lt;7; 2; 1))" office:value-type="float" office:value="1">
            <text:p>1</text:p>
          </table:table-cell>
          <table:table-cell table:style-name="ce8" office:value-type="float" office:value="7">
            <text:p>7</text:p>
          </table:table-cell>
          <table:table-cell table:style-name="ce8"/>
          <table:table-cell table:style-name="ce8" table:formula="of:=CEILING([.F30]/2;1)" office:value-type="float" office:value="4">
            <text:p>4</text:p>
          </table:table-cell>
          <table:table-cell table:number-columns-repeated="17" table:style-name="ce8"/>
          <table:table-cell table:style-name="ce8"/>
          <table:table-cell table:style-name="ce8"/>
          <table:table-cell table:style-name="ce13"/>
          <table:table-cell table:style-name="ce13" table:formula="of:=IF([.V30]&gt;0;[.B$121]*[.V30];0)+IF([.V30]&gt;0;[.B$133];1)*IF([.Y30]&gt;0;[.B$136];1)*IF([.P30]&gt;0;[.P30];1)*IF([.AA30]=1;[.AA30]*[.B$138];1)*([.I30]*[.B$121]+[.J30]*[.B$122]+[.K30]*[.B$123]+[.L30]*[.B$124]+[.M30]*[.B$126]+[.N30]*[.B$126]+[.O30]*[.B$127]+[.Q30]*[.B$128]+[.R30]*[.B$129]+[.S30]*[.B$130]+[.T30]*[.B$131]+[.U30]*[.B$132]+[.W30]*[.B$134]+[.X30]*[.B$135]+[.AB30]*[.B$139])" office:value-type="float" office:value="0">
            <text:p>0.0</text:p>
          </table:table-cell>
          <table:table-cell table:style-name="ce16" table:formula="of:=[.AC30]+[.H30]-[.F30]-[.G30]" office:value-type="float" office:value="-3">
            <text:p>-3.0</text:p>
          </table:table-cell>
          <table:table-cell table:style-name="ce18" table:formula="of:=[.AD30]" office:value-type="float" office:value="-3">
            <text:p>-3.0</text:p>
          </table:table-cell>
          <table:table-cell table:number-columns-repeated="993"/>
        </table:table-row>
        <table:table-row-group>
          <table:table-row table:style-name="ro4">
            <table:table-cell office:value-type="string">
              <text:p>Heracles Killbot</text:p>
            </table:table-cell>
            <table:table-cell office:value-type="string">
              <text:p>BB</text:p>
            </table:table-cell>
            <table:table-cell office:value-type="string">
              <text:p>Ship</text:p>
            </table:table-cell>
            <table:table-cell office:value-type="string">
              <text:p>Gain 4 Energy</text:p>
            </table:table-cell>
            <table:table-cell table:style-name="ce10" table:formula="of:=IF([.F31]&lt;5; 3; IF([.F31]&lt;7; 2; 1))" office:value-type="float" office:value="1">
              <text:p>1</text:p>
            </table:table-cell>
            <table:table-cell table:style-name="ce8" office:value-type="float" office:value="8">
              <text:p>8</text:p>
            </table:table-cell>
            <table:table-cell table:style-name="ce8"/>
            <table:table-cell table:style-name="ce8" table:formula="of:=CEILING([.F31]/2;1)" office:value-type="float" office:value="4">
              <text:p>4</text:p>
            </table:table-cell>
            <table:table-cell table:number-columns-repeated="3" table:style-name="ce8"/>
            <table:table-cell table:style-name="ce8" office:value-type="float" office:value="4">
              <text:p>4</text:p>
            </table:table-cell>
            <table:table-cell table:number-columns-repeated="13" table:style-name="ce8"/>
            <table:table-cell table:style-name="ce8"/>
            <table:table-cell table:style-name="ce8"/>
            <table:table-cell table:style-name="ce13"/>
            <table:table-cell table:style-name="ce13" table:formula="of:=IF([.V31]&gt;0;[.B$121]*[.V31];0)+IF([.V31]&gt;0;[.B$133];1)*IF([.Y31]&gt;0;[.B$136];1)*IF([.P31]&gt;0;[.P31];1)*IF([.AA31]=1;[.AA31]*[.B$138];1)*([.I31]*[.B$121]+[.J31]*[.B$122]+[.K31]*[.B$123]+[.L31]*[.B$124]+[.M31]*[.B$126]+[.N31]*[.B$126]+[.O31]*[.B$127]+[.Q31]*[.B$128]+[.R31]*[.B$129]+[.S31]*[.B$130]+[.T31]*[.B$131]+[.U31]*[.B$132]+[.W31]*[.B$134]+[.X31]*[.B$135]+[.AB31]*[.B$139])" office:value-type="float" office:value="3">
              <text:p>3.0</text:p>
            </table:table-cell>
            <table:table-cell table:style-name="ce16" table:formula="of:=[.AC31]+[.H31]-[.F31]-[.G31]" office:value-type="float" office:value="-1">
              <text:p>-1.0</text:p>
            </table:table-cell>
            <table:table-cell table:style-name="ce18" table:formula="of:=[.AD31]+[.AD32]" office:value-type="float" office:value="-0.0399999999999998">
              <text:p>0.0</text:p>
            </table:table-cell>
            <table:table-cell office:value-type="string">
              <text:p>Enjoys stabbing</text:p>
            </table:table-cell>
            <table:table-cell table:number-columns-repeated="992"/>
          </table:table-row>
          <table:table-row table:style-name="ro4">
            <table:table-cell table:style-name="ce1" office:value-type="string">
              <text:p>Ally</text:p>
            </table:table-cell>
            <table:table-cell office:value-type="string">
              <text:p>BB</text:p>
            </table:table-cell>
            <table:table-cell office:value-type="string">
              <text:p>Ability</text:p>
            </table:table-cell>
            <table:table-cell office:value-type="string">
              <text:p>Pay X Energy. Draw 1 card for each Energy paid</text:p>
            </table:table-cell>
            <table:table-cell table:style-name="ce10"/>
            <table:table-cell table:number-columns-repeated="3" table:style-name="ce8"/>
            <table:table-cell table:style-name="ce8" office:value-type="float" office:value="1">
              <text:p>1</text:p>
            </table:table-cell>
            <table:table-cell table:number-columns-repeated="6" table:style-name="ce8"/>
            <table:table-cell table:style-name="ce8" office:value-type="float" office:value="8">
              <text:p>8</text:p>
            </table:table-cell>
            <table:table-cell table:number-columns-repeated="3" table:style-name="ce8"/>
            <table:table-cell table:style-name="ce8" office:value-type="float" office:value="1">
              <text:p>1</text:p>
            </table:table-cell>
            <table:table-cell table:number-columns-repeated="5" table:style-name="ce8"/>
            <table:table-cell table:style-name="ce8"/>
            <table:table-cell table:style-name="ce8" office:value-type="float" office:value="1">
              <text:p>1</text:p>
            </table:table-cell>
            <table:table-cell table:style-name="ce13"/>
            <table:table-cell table:style-name="ce13" table:formula="of:=IF([.V32]&gt;0;[.B$121]*[.V32];0)+IF([.V32]&gt;0;[.B$133];1)*IF([.Y32]&gt;0;[.B$136];1)*IF([.P32]&gt;0;[.P32];1)*IF([.AA32]=1;[.AA32]*[.B$138];1)*([.I32]*[.B$121]+[.J32]*[.B$122]+[.K32]*[.B$123]+[.L32]*[.B$124]+[.M32]*[.B$126]+[.N32]*[.B$126]+[.O32]*[.B$127]+[.Q32]*[.B$128]+[.R32]*[.B$129]+[.S32]*[.B$130]+[.T32]*[.B$131]+[.U32]*[.B$132]+[.W32]*[.B$134]+[.X32]*[.B$135]+[.AB32]*[.B$139])" office:value-type="float" office:value="0.96">
              <text:p>1.0</text:p>
            </table:table-cell>
            <table:table-cell table:style-name="ce16" table:formula="of:=[.AC32]+[.H32]-[.F32]-[.G32]" office:value-type="float" office:value="0.96">
              <text:p>1.0</text:p>
            </table:table-cell>
            <table:table-cell table:style-name="ce18"/>
            <table:table-cell table:number-columns-repeated="993"/>
          </table:table-row>
        </table:table-row-group>
        <table:table-row table:style-name="ro4">
          <table:table-cell office:value-type="string">
            <text:p>Primordia the One</text:p>
          </table:table-cell>
          <table:table-cell office:value-type="string">
            <text:p>BB</text:p>
          </table:table-cell>
          <table:table-cell office:value-type="string">
            <text:p>Ship</text:p>
          </table:table-cell>
          <table:table-cell office:value-type="string">
            <text:p>Reveal the top card of the Planet deck. Colonize it for free</text:p>
          </table:table-cell>
          <table:table-cell table:style-name="ce10" table:formula="of:=IF([.F33]&lt;5; 3; IF([.F33]&lt;7; 2; 1))" office:value-type="float" office:value="1">
            <text:p>1</text:p>
          </table:table-cell>
          <table:table-cell table:style-name="ce8" office:value-type="float" office:value="9">
            <text:p>9</text:p>
          </table:table-cell>
          <table:table-cell table:style-name="ce8"/>
          <table:table-cell table:style-name="ce8" table:formula="of:=CEILING([.F33]/2;1)" office:value-type="float" office:value="5">
            <text:p>5</text:p>
          </table:table-cell>
          <table:table-cell table:number-columns-repeated="17" table:style-name="ce8"/>
          <table:table-cell table:style-name="ce8"/>
          <table:table-cell table:style-name="ce8"/>
          <table:table-cell table:style-name="ce13" table:formula="of:=[.H86]" office:value-type="float" office:value="7.60869565217391">
            <text:p>7.6</text:p>
          </table:table-cell>
          <table:table-cell table:style-name="ce13" table:formula="of:=IF([.V33]&gt;0;[.B$121]*[.V33];0)+IF([.V33]&gt;0;[.B$133];1)*IF([.Y33]&gt;0;[.B$136];1)*IF([.P33]&gt;0;[.P33];1)*IF([.AA33]=1;[.AA33]*[.B$138];1)*([.I33]*[.B$121]+[.J33]*[.B$122]+[.K33]*[.B$123]+[.L33]*[.B$124]+[.M33]*[.B$126]+[.N33]*[.B$126]+[.O33]*[.B$127]+[.Q33]*[.B$128]+[.R33]*[.B$129]+[.S33]*[.B$130]+[.T33]*[.B$131]+[.U33]*[.B$132]+[.W33]*[.B$134]+[.X33]*[.B$135]+[.AB33]*[.B$139])" office:value-type="float" office:value="7.60869565217391">
            <text:p>7.6</text:p>
          </table:table-cell>
          <table:table-cell table:style-name="ce16" table:formula="of:=[.AC33]+[.H33]-[.F33]-[.G33]" office:value-type="float" office:value="3.60869565217391">
            <text:p>3.6</text:p>
          </table:table-cell>
          <table:table-cell table:style-name="ce18" table:formula="of:=[.AD33]" office:value-type="float" office:value="3.60869565217391">
            <text:p>3.6</text:p>
          </table:table-cell>
          <table:table-cell table:number-columns-repeated="993"/>
        </table:table-row>
        <table:table-row table:style-name="ro4">
          <table:table-cell table:style-name="ce2" office:value-type="string">
            <text:p>Total</text:p>
          </table:table-cell>
          <table:table-cell table:style-name="ce5" table:number-columns-repeated="3"/>
          <table:table-cell table:style-name="ce9" table:formula="of:=SUM([.E23:.E33])" office:value-type="float" office:value="19">
            <text:p>19</text:p>
          </table:table-cell>
          <table:table-cell table:number-columns-repeated="3" table:style-name="ce9"/>
          <table:table-cell table:style-name="ce9" table:formula="of:=SUM([.I23:.I33])" office:value-type="float" office:value="1">
            <text:p>1</text:p>
          </table:table-cell>
          <table:table-cell table:style-name="ce9" table:formula="of:=SUM([.J23:.J33])" office:value-type="float" office:value="2">
            <text:p>2</text:p>
          </table:table-cell>
          <table:table-cell table:style-name="ce9" table:formula="of:=SUM([.K23:.K33])" office:value-type="float" office:value="1">
            <text:p>1</text:p>
          </table:table-cell>
          <table:table-cell table:style-name="ce9" table:formula="of:=SUM([.L23:.L33])" office:value-type="float" office:value="4">
            <text:p>4</text:p>
          </table:table-cell>
          <table:table-cell table:style-name="ce9"/>
          <table:table-cell table:style-name="ce9" table:formula="of:=SUM([.N23:.N33])" office:value-type="float" office:value="0">
            <text:p>0</text:p>
          </table:table-cell>
          <table:table-cell table:style-name="ce9" table:formula="of:=SUM([.O23:.O33])" office:value-type="float" office:value="0">
            <text:p>0</text:p>
          </table:table-cell>
          <table:table-cell table:style-name="ce9" table:formula="of:=SUM([.P23:.P33])" office:value-type="float" office:value="8">
            <text:p>8</text:p>
          </table:table-cell>
          <table:table-cell table:style-name="ce9" table:formula="of:=SUM([.Q23:.Q33])" office:value-type="float" office:value="0">
            <text:p>0</text:p>
          </table:table-cell>
          <table:table-cell table:style-name="ce9" table:formula="of:=SUM([.R23:.R33])" office:value-type="float" office:value="0">
            <text:p>0</text:p>
          </table:table-cell>
          <table:table-cell table:style-name="ce9" table:formula="of:=SUM([.S23:.S33])" office:value-type="float" office:value="0">
            <text:p>0</text:p>
          </table:table-cell>
          <table:table-cell table:style-name="ce9" table:formula="of:=SUM([.T23:.T33])" office:value-type="float" office:value="4">
            <text:p>4</text:p>
          </table:table-cell>
          <table:table-cell table:style-name="ce9" table:formula="of:=SUM([.U23:.U33])" office:value-type="float" office:value="1">
            <text:p>1</text:p>
          </table:table-cell>
          <table:table-cell table:style-name="ce9" table:formula="of:=SUM([.V23:.V33])" office:value-type="float" office:value="0">
            <text:p>0</text:p>
          </table:table-cell>
          <table:table-cell table:style-name="ce9" table:formula="of:=SUM([.W23:.W33])" office:value-type="float" office:value="0">
            <text:p>0</text:p>
          </table:table-cell>
          <table:table-cell table:style-name="ce9" table:formula="of:=SUM([.X23:.X33])" office:value-type="float" office:value="0">
            <text:p>0</text:p>
          </table:table-cell>
          <table:table-cell table:style-name="ce9" table:formula="of:=SUM([.Y23:.Y33])" office:value-type="float" office:value="0">
            <text:p>0</text:p>
          </table:table-cell>
          <table:table-cell table:style-name="ce9" table:formula="of:=SUM([.Z23:.Z33])" office:value-type="float" office:value="0">
            <text:p>0</text:p>
          </table:table-cell>
          <table:table-cell table:style-name="ce9" table:formula="of:=SUM([.AA23:.AA33])" office:value-type="float" office:value="2">
            <text:p>2</text:p>
          </table:table-cell>
          <table:table-cell table:style-name="ce14" table:formula="of:=SUM([.AB23:.AB33])" office:value-type="float" office:value="7.60869565217391">
            <text:p>7.6</text:p>
          </table:table-cell>
          <table:table-cell table:style-name="ce13" table:formula="of:=IF([.V34]&gt;0;[.B$121]*[.V34];0)+IF([.V34]&gt;0;[.B$133];1)*IF([.Y34]&gt;0;[.B$136];1)*IF([.P34]&gt;0;[.P34];1)*IF([.AA34]=1;[.AA34]*[.B$138];1)*([.I34]*[.B$121]+[.J34]*[.B$122]+[.K34]*[.B$123]+[.L34]*[.B$124]+[.M34]*[.B$126]+[.N34]*[.B$126]+[.O34]*[.B$127]+[.Q34]*[.B$128]+[.R34]*[.B$129]+[.S34]*[.B$130]+[.T34]*[.B$131]+[.U34]*[.B$132]+[.W34]*[.B$134]+[.X34]*[.B$135]+[.AB34]*[.B$139])" office:value-type="float" office:value="132.069565217391">
            <text:p>132.1</text:p>
          </table:table-cell>
          <table:table-cell table:style-name="ce16" table:formula="of:=[.AC34]+[.H34]-[.F34]-[.G34]" office:value-type="float" office:value="132.069565217391">
            <text:p>132.1</text:p>
          </table:table-cell>
          <table:table-cell table:style-name="ce18"/>
          <table:table-cell table:number-columns-repeated="993"/>
        </table:table-row>
        <table:table-row table:style-name="ro4">
          <table:table-cell office:value-type="string">
            <text:p>Stellarion</text:p>
          </table:table-cell>
          <table:table-cell table:number-columns-repeated="3"/>
          <table:table-cell table:style-name="ce8"/>
          <table:table-cell table:number-columns-repeated="20" table:style-name="ce8"/>
          <table:table-cell table:style-name="ce8"/>
          <table:table-cell table:style-name="ce8"/>
          <table:table-cell table:style-name="ce13"/>
          <table:table-cell table:style-name="ce13" table:formula="of:=IF([.V35]&gt;0;[.B$121]*[.V35];0)+IF([.V35]&gt;0;[.B$133];1)*IF([.Y35]&gt;0;[.B$136];1)*IF([.P35]&gt;0;[.P35];1)*IF([.AA35]=1;[.AA35]*[.B$138];1)*([.I35]*[.B$121]+[.J35]*[.B$122]+[.K35]*[.B$123]+[.L35]*[.B$124]+[.M35]*[.B$126]+[.N35]*[.B$126]+[.O35]*[.B$127]+[.Q35]*[.B$128]+[.R35]*[.B$129]+[.S35]*[.B$130]+[.T35]*[.B$131]+[.U35]*[.B$132]+[.W35]*[.B$134]+[.X35]*[.B$135]+[.AB35]*[.B$139])" office:value-type="float" office:value="0">
            <text:p>0.0</text:p>
          </table:table-cell>
          <table:table-cell table:style-name="ce16" table:formula="of:=[.AC35]+[.H35]-[.F35]-[.G35]" office:value-type="float" office:value="0">
            <text:p>0.0</text:p>
          </table:table-cell>
          <table:table-cell table:style-name="ce18" table:formula="of:=[.AD35]" office:value-type="float" office:value="0">
            <text:p>0.0</text:p>
          </table:table-cell>
          <table:table-cell table:number-columns-repeated="993"/>
        </table:table-row>
        <table:table-row table:style-name="ro4">
          <table:table-cell office:value-type="string">
            <text:p>Asteroid Miner</text:p>
          </table:table-cell>
          <table:table-cell office:value-type="string">
            <text:p>S</text:p>
          </table:table-cell>
          <table:table-cell office:value-type="string">
            <text:p>Ship</text:p>
          </table:table-cell>
          <table:table-cell/>
          <table:table-cell table:style-name="ce8" table:formula="of:=IF([.F36]&lt;5; 3; IF([.F36]&lt;7; 2; 1))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8"/>
          <table:table-cell table:style-name="ce8" table:formula="of:=CEILING([.F36]/2;1)" office:value-type="float" office:value="1">
            <text:p>1</text:p>
          </table:table-cell>
          <table:table-cell table:style-name="ce8"/>
          <table:table-cell table:style-name="ce8" office:value-type="float" office:value="2">
            <text:p>2</text:p>
          </table:table-cell>
          <table:table-cell table:number-columns-repeated="15" table:style-name="ce8"/>
          <table:table-cell table:style-name="ce8"/>
          <table:table-cell table:style-name="ce8"/>
          <table:table-cell table:style-name="ce13"/>
          <table:table-cell table:style-name="ce13" table:formula="of:=IF([.V36]&gt;0;[.B$121]*[.V36];0)+IF([.V36]&gt;0;[.B$133];1)*IF([.Y36]&gt;0;[.B$136];1)*IF([.P36]&gt;0;[.P36];1)*IF([.AA36]=1;[.AA36]*[.B$138];1)*([.I36]*[.B$121]+[.J36]*[.B$122]+[.K36]*[.B$123]+[.L36]*[.B$124]+[.M36]*[.B$126]+[.N36]*[.B$126]+[.O36]*[.B$127]+[.Q36]*[.B$128]+[.R36]*[.B$129]+[.S36]*[.B$130]+[.T36]*[.B$131]+[.U36]*[.B$132]+[.W36]*[.B$134]+[.X36]*[.B$135]+[.AB36]*[.B$139])" office:value-type="float" office:value="2.4">
            <text:p>2.4</text:p>
          </table:table-cell>
          <table:table-cell table:style-name="ce16" table:formula="of:=[.AC36]+[.H36]-[.F36]-[.G36]" office:value-type="float" office:value="2.4">
            <text:p>2.4</text:p>
          </table:table-cell>
          <table:table-cell table:style-name="ce18" table:formula="of:=[.AD36]" office:value-type="float" office:value="2.4">
            <text:p>2.4</text:p>
          </table:table-cell>
          <table:table-cell table:number-columns-repeated="993"/>
        </table:table-row>
        <table:table-row table:style-name="ro4">
          <table:table-cell office:value-type="string">
            <text:p>Aeraria Shield</text:p>
          </table:table-cell>
          <table:table-cell office:value-type="string">
            <text:p>S</text:p>
          </table:table-cell>
          <table:table-cell office:value-type="string">
            <text:p>Shield</text:p>
          </table:table-cell>
          <table:table-cell/>
          <table:table-cell table:style-name="ce8" table:formula="of:=IF([.F37]&lt;5; 3; IF([.F37]&lt;7; 2; 1))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/>
          <table:table-cell table:style-name="ce8" table:formula="of:=CEILING([.F37]/2;1)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number-columns-repeated="5" table:style-name="ce8"/>
          <table:table-cell table:style-name="ce8" office:value-type="float" office:value="2">
            <text:p>2</text:p>
          </table:table-cell>
          <table:table-cell table:number-columns-repeated="4" table:style-name="ce8"/>
          <table:table-cell table:style-name="ce8" office:value-type="float" office:value="1">
            <text:p>1</text:p>
          </table:table-cell>
          <table:table-cell table:number-columns-repeated="5" table:style-name="ce8"/>
          <table:table-cell table:style-name="ce8"/>
          <table:table-cell table:style-name="ce8"/>
          <table:table-cell table:style-name="ce13"/>
          <table:table-cell table:style-name="ce13" table:formula="of:=IF([.V37]&gt;0;[.B$121]*[.V37];0)+IF([.V37]&gt;0;[.B$133];1)*IF([.Y37]&gt;0;[.B$136];1)*IF([.P37]&gt;0;[.P37];1)*IF([.AA37]=1;[.AA37]*[.B$138];1)*([.I37]*[.B$121]+[.J37]*[.B$122]+[.K37]*[.B$123]+[.L37]*[.B$124]+[.M37]*[.B$126]+[.N37]*[.B$126]+[.O37]*[.B$127]+[.Q37]*[.B$128]+[.R37]*[.B$129]+[.S37]*[.B$130]+[.T37]*[.B$131]+[.U37]*[.B$132]+[.W37]*[.B$134]+[.X37]*[.B$135]+[.AB37]*[.B$139])" office:value-type="float" office:value="1.3">
            <text:p>1.3</text:p>
          </table:table-cell>
          <table:table-cell table:style-name="ce16" table:formula="of:=[.AC37]+[.H37]-[.F37]-[.G37]" office:value-type="float" office:value="0.3">
            <text:p>0.3</text:p>
          </table:table-cell>
          <table:table-cell table:style-name="ce18" table:formula="of:=[.AD37]" office:value-type="float" office:value="0.3">
            <text:p>0.3</text:p>
          </table:table-cell>
          <table:table-cell table:number-columns-repeated="993"/>
        </table:table-row>
        <table:table-row-group>
          <table:table-row table:style-name="ro4">
            <table:table-cell office:value-type="string">
              <text:p>New Horizon</text:p>
            </table:table-cell>
            <table:table-cell office:value-type="string">
              <text:p>S</text:p>
            </table:table-cell>
            <table:table-cell office:value-type="string">
              <text:p>Ship</text:p>
            </table:table-cell>
            <table:table-cell office:value-type="string">
              <text:p>Gain 2 Energy</text:p>
            </table:table-cell>
            <table:table-cell table:style-name="ce8" table:formula="of:=IF([.F38]&lt;5; 3; IF([.F38]&lt;7; 2; 1))" office:value-type="float" office:value="3">
              <text:p>3</text:p>
            </table:table-cell>
            <table:table-cell table:style-name="ce8" office:value-type="float" office:value="3">
              <text:p>3</text:p>
            </table:table-cell>
            <table:table-cell table:style-name="ce8"/>
            <table:table-cell table:style-name="ce8" table:formula="of:=CEILING([.F38]/2;1)" office:value-type="float" office:value="2">
              <text:p>2</text:p>
            </table:table-cell>
            <table:table-cell table:number-columns-repeated="3" table:style-name="ce8"/>
            <table:table-cell table:style-name="ce8" office:value-type="float" office:value="2">
              <text:p>2</text:p>
            </table:table-cell>
            <table:table-cell table:number-columns-repeated="13" table:style-name="ce8"/>
            <table:table-cell table:style-name="ce8"/>
            <table:table-cell table:style-name="ce8"/>
            <table:table-cell table:style-name="ce13"/>
            <table:table-cell table:style-name="ce13" table:formula="of:=IF([.V38]&gt;0;[.B$121]*[.V38];0)+IF([.V38]&gt;0;[.B$133];1)*IF([.Y38]&gt;0;[.B$136];1)*IF([.P38]&gt;0;[.P38];1)*IF([.AA38]=1;[.AA38]*[.B$138];1)*([.I38]*[.B$121]+[.J38]*[.B$122]+[.K38]*[.B$123]+[.L38]*[.B$124]+[.M38]*[.B$126]+[.N38]*[.B$126]+[.O38]*[.B$127]+[.Q38]*[.B$128]+[.R38]*[.B$129]+[.S38]*[.B$130]+[.T38]*[.B$131]+[.U38]*[.B$132]+[.W38]*[.B$134]+[.X38]*[.B$135]+[.AB38]*[.B$139])" office:value-type="float" office:value="1.5">
              <text:p>1.5</text:p>
            </table:table-cell>
            <table:table-cell table:style-name="ce16" table:formula="of:=[.AC38]+[.H38]-[.F38]-[.G38]" office:value-type="float" office:value="0.5">
              <text:p>0.5</text:p>
            </table:table-cell>
            <table:table-cell table:style-name="ce18" table:formula="of:=[.AD38]+[.AD39]" office:value-type="float" office:value="1.94">
              <text:p>1.9</text:p>
            </table:table-cell>
            <table:table-cell table:number-columns-repeated="993"/>
          </table:table-row>
          <table:table-row table:style-name="ro4">
            <table:table-cell table:style-name="ce1" office:value-type="string">
              <text:p>Ally</text:p>
            </table:table-cell>
            <table:table-cell office:value-type="string">
              <text:p>S</text:p>
            </table:table-cell>
            <table:table-cell office:value-type="string">
              <text:p>Ability</text:p>
            </table:table-cell>
            <table:table-cell office:value-type="string">
              <text:p>Gain 3 Credits</text:p>
            </table:table-cell>
            <table:table-cell table:style-name="ce8"/>
            <table:table-cell table:number-columns-repeated="4" table:style-name="ce8"/>
            <table:table-cell table:style-name="ce8" office:value-type="float" office:value="3">
              <text:p>3</text:p>
            </table:table-cell>
            <table:table-cell table:number-columns-repeated="15" table:style-name="ce8"/>
            <table:table-cell table:style-name="ce8"/>
            <table:table-cell table:style-name="ce8" office:value-type="float" office:value="1">
              <text:p>1</text:p>
            </table:table-cell>
            <table:table-cell table:style-name="ce13"/>
            <table:table-cell table:style-name="ce13" table:formula="of:=IF([.V39]&gt;0;[.B$121]*[.V39];0)+IF([.V39]&gt;0;[.B$133];1)*IF([.Y39]&gt;0;[.B$136];1)*IF([.P39]&gt;0;[.P39];1)*IF([.AA39]=1;[.AA39]*[.B$138];1)*([.I39]*[.B$121]+[.J39]*[.B$122]+[.K39]*[.B$123]+[.L39]*[.B$124]+[.M39]*[.B$126]+[.N39]*[.B$126]+[.O39]*[.B$127]+[.Q39]*[.B$128]+[.R39]*[.B$129]+[.S39]*[.B$130]+[.T39]*[.B$131]+[.U39]*[.B$132]+[.W39]*[.B$134]+[.X39]*[.B$135]+[.AB39]*[.B$139])" office:value-type="float" office:value="1.44">
              <text:p>1.4</text:p>
            </table:table-cell>
            <table:table-cell table:style-name="ce16" table:formula="of:=[.AC39]+[.H39]-[.F39]-[.G39]" office:value-type="float" office:value="1.44">
              <text:p>1.4</text:p>
            </table:table-cell>
            <table:table-cell table:style-name="ce18"/>
            <table:table-cell table:number-columns-repeated="993"/>
          </table:table-row>
        </table:table-row-group>
        <table:table-row table:style-name="ro4">
          <table:table-cell office:value-type="string">
            <text:p>Proton Reflector</text:p>
          </table:table-cell>
          <table:table-cell office:value-type="string">
            <text:p>S</text:p>
          </table:table-cell>
          <table:table-cell office:value-type="string">
            <text:p>Shield</text:p>
          </table:table-cell>
          <table:table-cell/>
          <table:table-cell table:style-name="ce8" table:formula="of:=IF([.F40]&lt;5; 3; IF([.F40]&lt;7; 2; 1))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/>
          <table:table-cell table:style-name="ce8" table:formula="of:=CEILING([.F40]/2;1)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/>
          <table:table-cell table:style-name="ce8" office:value-type="float" office:value="1">
            <text:p>1</text:p>
          </table:table-cell>
          <table:table-cell table:number-columns-repeated="3" table:style-name="ce8"/>
          <table:table-cell table:style-name="ce8" office:value-type="float" office:value="2">
            <text:p>2</text:p>
          </table:table-cell>
          <table:table-cell table:number-columns-repeated="4" table:style-name="ce8"/>
          <table:table-cell table:style-name="ce8" office:value-type="float" office:value="1">
            <text:p>1</text:p>
          </table:table-cell>
          <table:table-cell table:number-columns-repeated="5" table:style-name="ce8"/>
          <table:table-cell table:style-name="ce8"/>
          <table:table-cell table:style-name="ce8"/>
          <table:table-cell table:style-name="ce13"/>
          <table:table-cell table:style-name="ce13" table:formula="of:=IF([.V40]&gt;0;[.B$121]*[.V40];0)+IF([.V40]&gt;0;[.B$133];1)*IF([.Y40]&gt;0;[.B$136];1)*IF([.P40]&gt;0;[.P40];1)*IF([.AA40]=1;[.AA40]*[.B$138];1)*([.I40]*[.B$121]+[.J40]*[.B$122]+[.K40]*[.B$123]+[.L40]*[.B$124]+[.M40]*[.B$126]+[.N40]*[.B$126]+[.O40]*[.B$127]+[.Q40]*[.B$128]+[.R40]*[.B$129]+[.S40]*[.B$130]+[.T40]*[.B$131]+[.U40]*[.B$132]+[.W40]*[.B$134]+[.X40]*[.B$135]+[.AB40]*[.B$139])" office:value-type="float" office:value="2.7">
            <text:p>2.7</text:p>
          </table:table-cell>
          <table:table-cell table:style-name="ce16" table:formula="of:=[.AC40]+[.H40]-[.F40]-[.G40]" office:value-type="float" office:value="0.7">
            <text:p>0.7</text:p>
          </table:table-cell>
          <table:table-cell table:style-name="ce18" table:formula="of:=[.AD40]" office:value-type="float" office:value="0.7">
            <text:p>0.7</text:p>
          </table:table-cell>
          <table:table-cell table:number-columns-repeated="993"/>
        </table:table-row>
        <table:table-row table:style-name="ro4">
          <table:table-cell office:value-type="string">
            <text:p>Hyades Destroyer</text:p>
          </table:table-cell>
          <table:table-cell office:value-type="string">
            <text:p>S</text:p>
          </table:table-cell>
          <table:table-cell office:value-type="string">
            <text:p>Fleet</text:p>
          </table:table-cell>
          <table:table-cell/>
          <table:table-cell table:style-name="ce8" table:formula="of:=IF([.F41]&lt;5; 3; IF([.F41]&lt;7; 2; 1))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/>
          <table:table-cell table:style-name="ce8" table:formula="of:=CEILING([.F41]/2;1)" office:value-type="float" office:value="3">
            <text:p>3</text:p>
          </table:table-cell>
          <table:table-cell table:number-columns-repeated="17" table:style-name="ce8"/>
          <table:table-cell table:style-name="ce8"/>
          <table:table-cell table:style-name="ce8"/>
          <table:table-cell table:style-name="ce13"/>
          <table:table-cell table:style-name="ce13" table:formula="of:=IF([.V41]&gt;0;[.B$121]*[.V41];0)+IF([.V41]&gt;0;[.B$133];1)*IF([.Y41]&gt;0;[.B$136];1)*IF([.P41]&gt;0;[.P41];1)*IF([.AA41]=1;[.AA41]*[.B$138];1)*([.I41]*[.B$121]+[.J41]*[.B$122]+[.K41]*[.B$123]+[.L41]*[.B$124]+[.M41]*[.B$126]+[.N41]*[.B$126]+[.O41]*[.B$127]+[.Q41]*[.B$128]+[.R41]*[.B$129]+[.S41]*[.B$130]+[.T41]*[.B$131]+[.U41]*[.B$132]+[.W41]*[.B$134]+[.X41]*[.B$135]+[.AB41]*[.B$139])" office:value-type="float" office:value="0">
            <text:p>0.0</text:p>
          </table:table-cell>
          <table:table-cell table:style-name="ce16" table:formula="of:=[.AC41]+[.H41]-[.F41]-[.G41]" office:value-type="float" office:value="-2">
            <text:p>-2.0</text:p>
          </table:table-cell>
          <table:table-cell table:style-name="ce18" table:formula="of:=[.AD41]" office:value-type="float" office:value="-2">
            <text:p>-2.0</text:p>
          </table:table-cell>
          <table:table-cell table:number-columns-repeated="993"/>
        </table:table-row>
        <table:table-row table:style-name="ro4">
          <table:table-cell table:style-name="ce4" office:value-type="string">
            <text:p>Ida Shield</text:p>
          </table:table-cell>
          <table:table-cell office:value-type="string">
            <text:p>S</text:p>
          </table:table-cell>
          <table:table-cell office:value-type="string">
            <text:p>Shield</text:p>
          </table:table-cell>
          <table:table-cell/>
          <table:table-cell table:style-name="ce8" table:formula="of:=IF([.F42]&lt;5; 3; IF([.F42]&lt;7; 2; 1))" office:value-type="float" office:value="2">
            <text:p>2</text:p>
          </table:table-cell>
          <table:table-cell table:style-name="ce8" office:value-type="float" office:value="6">
            <text:p>6</text:p>
          </table:table-cell>
          <table:table-cell table:style-name="ce8"/>
          <table:table-cell table:style-name="ce8" table:formula="of:=CEILING([.F42]/2;1)" office:value-type="float" office:value="3">
            <text:p>3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4" table:style-name="ce8"/>
          <table:table-cell table:style-name="ce8" office:value-type="float" office:value="5">
            <text:p>5</text:p>
          </table:table-cell>
          <table:table-cell table:number-columns-repeated="10" table:style-name="ce8"/>
          <table:table-cell table:style-name="ce8"/>
          <table:table-cell table:style-name="ce8"/>
          <table:table-cell table:style-name="ce13"/>
          <table:table-cell table:style-name="ce13" table:formula="of:=IF([.V42]&gt;0;[.B$121]*[.V42];0)+IF([.V42]&gt;0;[.B$133];1)*IF([.Y42]&gt;0;[.B$136];1)*IF([.P42]&gt;0;[.P42];1)*IF([.AA42]=1;[.AA42]*[.B$138];1)*([.I42]*[.B$121]+[.J42]*[.B$122]+[.K42]*[.B$123]+[.L42]*[.B$124]+[.M42]*[.B$126]+[.N42]*[.B$126]+[.O42]*[.B$127]+[.Q42]*[.B$128]+[.R42]*[.B$129]+[.S42]*[.B$130]+[.T42]*[.B$131]+[.U42]*[.B$132]+[.W42]*[.B$134]+[.X42]*[.B$135]+[.AB42]*[.B$139])" office:value-type="float" office:value="3.9">
            <text:p>3.9</text:p>
          </table:table-cell>
          <table:table-cell table:style-name="ce16" table:formula="of:=[.AC42]+[.H42]-[.F42]-[.G42]" office:value-type="float" office:value="0.9">
            <text:p>0.9</text:p>
          </table:table-cell>
          <table:table-cell table:style-name="ce18" table:formula="of:=[.AD42]" office:value-type="float" office:value="0.9">
            <text:p>0.9</text:p>
          </table:table-cell>
          <table:table-cell table:number-columns-repeated="993"/>
        </table:table-row>
        <table:table-row-group>
          <table:table-row table:style-name="ro4">
            <table:table-cell office:value-type="string">
              <text:p>Star Gatherer</text:p>
            </table:table-cell>
            <table:table-cell office:value-type="string">
              <text:p>S</text:p>
            </table:table-cell>
            <table:table-cell office:value-type="string">
              <text:p>Ship</text:p>
            </table:table-cell>
            <table:table-cell office:value-type="string">
              <text:p>Pay 2 Energy to gain 5 Credits</text:p>
            </table:table-cell>
            <table:table-cell table:style-name="ce8" table:formula="of:=IF([.F43]&lt;5; 3; IF([.F43]&lt;7; 2; 1))" office:value-type="float" office:value="2">
              <text:p>2</text:p>
            </table:table-cell>
            <table:table-cell table:style-name="ce8" office:value-type="float" office:value="6">
              <text:p>6</text:p>
            </table:table-cell>
            <table:table-cell table:style-name="ce8"/>
            <table:table-cell table:style-name="ce8" table:formula="of:=CEILING([.F43]/2;1)" office:value-type="float" office:value="3">
              <text:p>3</text:p>
            </table:table-cell>
            <table:table-cell table:style-name="ce8" office:value-type="float" office:value="2">
              <text:p>2</text:p>
            </table:table-cell>
            <table:table-cell table:style-name="ce8" office:value-type="float" office:value="5">
              <text:p>5</text:p>
            </table:table-cell>
            <table:table-cell table:number-columns-repeated="15" table:style-name="ce8"/>
            <table:table-cell table:style-name="ce8"/>
            <table:table-cell table:style-name="ce8"/>
            <table:table-cell table:style-name="ce13"/>
            <table:table-cell table:style-name="ce13" table:formula="of:=IF([.V43]&gt;0;[.B$121]*[.V43];0)+IF([.V43]&gt;0;[.B$133];1)*IF([.Y43]&gt;0;[.B$136];1)*IF([.P43]&gt;0;[.P43];1)*IF([.AA43]=1;[.AA43]*[.B$138];1)*([.I43]*[.B$121]+[.J43]*[.B$122]+[.K43]*[.B$123]+[.L43]*[.B$124]+[.M43]*[.B$126]+[.N43]*[.B$126]+[.O43]*[.B$127]+[.Q43]*[.B$128]+[.R43]*[.B$129]+[.S43]*[.B$130]+[.T43]*[.B$131]+[.U43]*[.B$132]+[.W43]*[.B$134]+[.X43]*[.B$135]+[.AB43]*[.B$139])" office:value-type="float" office:value="5">
              <text:p>5.0</text:p>
            </table:table-cell>
            <table:table-cell table:style-name="ce16" table:formula="of:=[.AC43]+[.H43]-[.F43]-[.G43]" office:value-type="float" office:value="2">
              <text:p>2.0</text:p>
            </table:table-cell>
            <table:table-cell table:style-name="ce18" table:formula="of:=[.AD43]+[.AD44]" office:value-type="float" office:value="3.24">
              <text:p>3.2</text:p>
            </table:table-cell>
            <table:table-cell table:number-columns-repeated="993"/>
          </table:table-row>
          <table:table-row table:style-name="ro4">
            <table:table-cell table:style-name="ce1" office:value-type="string">
              <text:p>Ally</text:p>
            </table:table-cell>
            <table:table-cell table:style-name="ce6" office:value-type="string">
              <text:p>S</text:p>
            </table:table-cell>
            <table:table-cell table:style-name="ce6" office:value-type="string">
              <text:p>Ability</text:p>
            </table:table-cell>
            <table:table-cell table:style-name="ce6" office:value-type="string">
              <text:p>Pay 1 Energy to gain 3 Credits</text:p>
            </table:table-cell>
            <table:table-cell table:style-name="ce8"/>
            <table:table-cell table:number-columns-repeated="2" table:style-name="ce11"/>
            <table:table-cell table:style-name="ce8"/>
            <table:table-cell table:style-name="ce11" office:value-type="float" office:value="1">
              <text:p>1</text:p>
            </table:table-cell>
            <table:table-cell table:style-name="ce11" office:value-type="float" office:value="3">
              <text:p>3</text:p>
            </table:table-cell>
            <table:table-cell table:number-columns-repeated="15" table:style-name="ce11"/>
            <table:table-cell table:style-name="ce11"/>
            <table:table-cell table:style-name="ce11" office:value-type="float" office:value="1">
              <text:p>1</text:p>
            </table:table-cell>
            <table:table-cell table:style-name="ce15"/>
            <table:table-cell table:style-name="ce13" table:formula="of:=IF([.V44]&gt;0;[.B$121]*[.V44];0)+IF([.V44]&gt;0;[.B$133];1)*IF([.Y44]&gt;0;[.B$136];1)*IF([.P44]&gt;0;[.P44];1)*IF([.AA44]=1;[.AA44]*[.B$138];1)*([.I44]*[.B$121]+[.J44]*[.B$122]+[.K44]*[.B$123]+[.L44]*[.B$124]+[.M44]*[.B$126]+[.N44]*[.B$126]+[.O44]*[.B$127]+[.Q44]*[.B$128]+[.R44]*[.B$129]+[.S44]*[.B$130]+[.T44]*[.B$131]+[.U44]*[.B$132]+[.W44]*[.B$134]+[.X44]*[.B$135]+[.AB44]*[.B$139])" office:value-type="float" office:value="1.24">
              <text:p>1.2</text:p>
            </table:table-cell>
            <table:table-cell table:style-name="ce16" table:formula="of:=[.AC44]+[.H44]-[.F44]-[.G44]" office:value-type="float" office:value="1.24">
              <text:p>1.2</text:p>
            </table:table-cell>
            <table:table-cell table:style-name="ce19"/>
            <table:table-cell table:style-name="ce6" table:number-columns-repeated="993"/>
          </table:table-row>
        </table:table-row-group>
        <table:table-row table:style-name="ro4">
          <table:table-cell office:value-type="string">
            <text:p>Planetmender</text:p>
          </table:table-cell>
          <table:table-cell office:value-type="string">
            <text:p>S</text:p>
          </table:table-cell>
          <table:table-cell office:value-type="string">
            <text:p>Ship</text:p>
          </table:table-cell>
          <table:table-cell office:value-type="string">
            <text:p>Pay 3 Energy</text:p>
          </table:table-cell>
          <table:table-cell table:style-name="ce8" table:formula="of:=IF([.F45]&lt;5; 3; IF([.F45]&lt;7; 2; 1))" office:value-type="float" office:value="1">
            <text:p>1</text:p>
          </table:table-cell>
          <table:table-cell table:style-name="ce8" office:value-type="float" office:value="7">
            <text:p>7</text:p>
          </table:table-cell>
          <table:table-cell table:style-name="ce8"/>
          <table:table-cell table:style-name="ce8" table:formula="of:=CEILING([.F45]/2;1)" office:value-type="float" office:value="4">
            <text:p>4</text:p>
          </table:table-cell>
          <table:table-cell table:number-columns-repeated="17" table:style-name="ce8"/>
          <table:table-cell table:style-name="ce8"/>
          <table:table-cell table:style-name="ce8"/>
          <table:table-cell table:style-name="ce13"/>
          <table:table-cell table:style-name="ce13" table:formula="of:=IF([.V45]&gt;0;[.B$121]*[.V45];0)+IF([.V45]&gt;0;[.B$133];1)*IF([.Y45]&gt;0;[.B$136];1)*IF([.P45]&gt;0;[.P45];1)*IF([.AA45]=1;[.AA45]*[.B$138];1)*([.I45]*[.B$121]+[.J45]*[.B$122]+[.K45]*[.B$123]+[.L45]*[.B$124]+[.M45]*[.B$126]+[.N45]*[.B$126]+[.O45]*[.B$127]+[.Q45]*[.B$128]+[.R45]*[.B$129]+[.S45]*[.B$130]+[.T45]*[.B$131]+[.U45]*[.B$132]+[.W45]*[.B$134]+[.X45]*[.B$135]+[.AB45]*[.B$139])" office:value-type="float" office:value="0">
            <text:p>0.0</text:p>
          </table:table-cell>
          <table:table-cell table:style-name="ce16" table:formula="of:=[.AC45]+[.H45]-[.F45]-[.G45]" office:value-type="float" office:value="-3">
            <text:p>-3.0</text:p>
          </table:table-cell>
          <table:table-cell table:style-name="ce18" table:formula="of:=[.AD45]" office:value-type="float" office:value="-3">
            <text:p>-3.0</text:p>
          </table:table-cell>
          <table:table-cell table:number-columns-repeated="993"/>
        </table:table-row>
        <table:table-row table:style-name="ro4">
          <table:table-cell office:value-type="string">
            <text:p>Black Hole Collector</text:p>
          </table:table-cell>
          <table:table-cell office:value-type="string">
            <text:p>S</text:p>
          </table:table-cell>
          <table:table-cell office:value-type="string">
            <text:p>Fleet</text:p>
          </table:table-cell>
          <table:table-cell office:value-type="string">
            <text:p>Pay X Energy. Gain 3 credits for each energy paid</text:p>
          </table:table-cell>
          <table:table-cell table:style-name="ce8" table:formula="of:=IF([.F46]&lt;5; 3; IF([.F46]&lt;7; 2; 1))" office:value-type="float" office:value="1">
            <text:p>1</text:p>
          </table:table-cell>
          <table:table-cell table:style-name="ce8" office:value-type="float" office:value="8">
            <text:p>8</text:p>
          </table:table-cell>
          <table:table-cell table:style-name="ce8"/>
          <table:table-cell table:style-name="ce8" table:formula="of:=CEILING([.F46]/2;1)" office:value-type="float" office:value="4">
            <text:p>4</text:p>
          </table:table-cell>
          <table:table-cell table:number-columns-repeated="17" table:style-name="ce8"/>
          <table:table-cell table:style-name="ce8"/>
          <table:table-cell table:style-name="ce8"/>
          <table:table-cell table:style-name="ce13"/>
          <table:table-cell table:style-name="ce13" table:formula="of:=IF([.V46]&gt;0;[.B$121]*[.V46];0)+IF([.V46]&gt;0;[.B$133];1)*IF([.Y46]&gt;0;[.B$136];1)*IF([.P46]&gt;0;[.P46];1)*IF([.AA46]=1;[.AA46]*[.B$138];1)*([.I46]*[.B$121]+[.J46]*[.B$122]+[.K46]*[.B$123]+[.L46]*[.B$124]+[.M46]*[.B$126]+[.N46]*[.B$126]+[.O46]*[.B$127]+[.Q46]*[.B$128]+[.R46]*[.B$129]+[.S46]*[.B$130]+[.T46]*[.B$131]+[.U46]*[.B$132]+[.W46]*[.B$134]+[.X46]*[.B$135]+[.AB46]*[.B$139])" office:value-type="float" office:value="0">
            <text:p>0.0</text:p>
          </table:table-cell>
          <table:table-cell table:style-name="ce16" table:formula="of:=[.AC46]+[.H46]-[.F46]-[.G46]" office:value-type="float" office:value="-4">
            <text:p>-4.0</text:p>
          </table:table-cell>
          <table:table-cell table:style-name="ce18" table:formula="of:=[.AD46]" office:value-type="float" office:value="-4">
            <text:p>-4.0</text:p>
          </table:table-cell>
          <table:table-cell table:number-columns-repeated="993"/>
        </table:table-row>
        <table:table-row-group>
          <table:table-row table:style-name="ro4">
            <table:table-cell office:value-type="string">
              <text:p>Vega High Command</text:p>
            </table:table-cell>
            <table:table-cell office:value-type="string">
              <text:p>S</text:p>
            </table:table-cell>
            <table:table-cell office:value-type="string">
              <text:p>Ship</text:p>
            </table:table-cell>
            <table:table-cell office:value-type="string">
              <text:p>You may pay 5 less Credits and 5 less Strength for each planet colonized this turn</text:p>
            </table:table-cell>
            <table:table-cell table:style-name="ce8" table:formula="of:=IF([.F47]&lt;5; 3; IF([.F47]&lt;7; 2; 1))" office:value-type="float" office:value="1">
              <text:p>1</text:p>
            </table:table-cell>
            <table:table-cell table:style-name="ce8" office:value-type="float" office:value="9">
              <text:p>9</text:p>
            </table:table-cell>
            <table:table-cell table:style-name="ce8"/>
            <table:table-cell table:style-name="ce8" table:formula="of:=CEILING([.F47]/2;1)" office:value-type="float" office:value="5">
              <text:p>5</text:p>
            </table:table-cell>
            <table:table-cell table:style-name="ce8"/>
            <table:table-cell table:number-columns-repeated="2" table:style-name="ce8" office:value-type="float" office:value="5">
              <text:p>5</text:p>
            </table:table-cell>
            <table:table-cell table:number-columns-repeated="14" table:style-name="ce8"/>
            <table:table-cell table:style-name="ce8"/>
            <table:table-cell table:style-name="ce8"/>
            <table:table-cell table:style-name="ce13"/>
            <table:table-cell table:style-name="ce13" table:formula="of:=IF([.V47]&gt;0;[.B$121]*[.V47];0)+IF([.V47]&gt;0;[.B$133];1)*IF([.Y47]&gt;0;[.B$136];1)*IF([.P47]&gt;0;[.P47];1)*IF([.AA47]=1;[.AA47]*[.B$138];1)*([.I47]*[.B$121]+[.J47]*[.B$122]+[.K47]*[.B$123]+[.L47]*[.B$124]+[.M47]*[.B$126]+[.N47]*[.B$126]+[.O47]*[.B$127]+[.Q47]*[.B$128]+[.R47]*[.B$129]+[.S47]*[.B$130]+[.T47]*[.B$131]+[.U47]*[.B$132]+[.W47]*[.B$134]+[.X47]*[.B$135]+[.AB47]*[.B$139])" office:value-type="float" office:value="13">
              <text:p>13.0</text:p>
            </table:table-cell>
            <table:table-cell table:style-name="ce16" table:formula="of:=[.AC47]+[.H47]-[.F47]-[.G47]" office:value-type="float" office:value="9">
              <text:p>9.0</text:p>
            </table:table-cell>
            <table:table-cell table:style-name="ce18" table:formula="of:=[.AD47]+[.AD48]" office:value-type="float" office:value="9.9">
              <text:p>9.9</text:p>
            </table:table-cell>
            <table:table-cell table:number-columns-repeated="993"/>
          </table:table-row>
          <table:table-row table:style-name="ro4">
            <table:table-cell table:style-name="ce1" office:value-type="string">
              <text:p>Ally</text:p>
            </table:table-cell>
            <table:table-cell office:value-type="string">
              <text:p>S</text:p>
            </table:table-cell>
            <table:table-cell office:value-type="string">
              <text:p>Ability</text:p>
            </table:table-cell>
            <table:table-cell office:value-type="string">
              <text:p>Gain 3 Energy</text:p>
            </table:table-cell>
            <table:table-cell table:style-name="ce8"/>
            <table:table-cell table:number-columns-repeated="6" table:style-name="ce8"/>
            <table:table-cell table:style-name="ce8" office:value-type="float" office:value="3">
              <text:p>3</text:p>
            </table:table-cell>
            <table:table-cell table:number-columns-repeated="13" table:style-name="ce8"/>
            <table:table-cell table:style-name="ce8"/>
            <table:table-cell table:style-name="ce8" office:value-type="float" office:value="1">
              <text:p>1</text:p>
            </table:table-cell>
            <table:table-cell table:style-name="ce13"/>
            <table:table-cell table:style-name="ce13" table:formula="of:=IF([.V48]&gt;0;[.B$121]*[.V48];0)+IF([.V48]&gt;0;[.B$133];1)*IF([.Y48]&gt;0;[.B$136];1)*IF([.P48]&gt;0;[.P48];1)*IF([.AA48]=1;[.AA48]*[.B$138];1)*([.I48]*[.B$121]+[.J48]*[.B$122]+[.K48]*[.B$123]+[.L48]*[.B$124]+[.M48]*[.B$126]+[.N48]*[.B$126]+[.O48]*[.B$127]+[.Q48]*[.B$128]+[.R48]*[.B$129]+[.S48]*[.B$130]+[.T48]*[.B$131]+[.U48]*[.B$132]+[.W48]*[.B$134]+[.X48]*[.B$135]+[.AB48]*[.B$139])" office:value-type="float" office:value="0.9">
              <text:p>0.9</text:p>
            </table:table-cell>
            <table:table-cell table:style-name="ce16" table:formula="of:=[.AC48]+[.H48]-[.F48]-[.G48]" office:value-type="float" office:value="0.9">
              <text:p>0.9</text:p>
            </table:table-cell>
            <table:table-cell table:style-name="ce18"/>
            <table:table-cell table:number-columns-repeated="993"/>
          </table:table-row>
        </table:table-row-group>
        <table:table-row table:style-name="ro4">
          <table:table-cell table:style-name="ce2" office:value-type="string">
            <text:p>Total</text:p>
          </table:table-cell>
          <table:table-cell table:style-name="ce5" table:number-columns-repeated="3"/>
          <table:table-cell table:style-name="ce9" table:formula="of:=SUM([.E36:.E48])" office:value-type="float" office:value="21">
            <text:p>21</text:p>
          </table:table-cell>
          <table:table-cell table:number-columns-repeated="3" table:style-name="ce9"/>
          <table:table-cell table:style-name="ce9" table:formula="of:=SUM([.I36:.I47])" office:value-type="float" office:value="7">
            <text:p>7</text:p>
          </table:table-cell>
          <table:table-cell table:style-name="ce9" table:formula="of:=SUM([.J36:.J47])" office:value-type="float" office:value="20">
            <text:p>20</text:p>
          </table:table-cell>
          <table:table-cell table:style-name="ce9" table:formula="of:=SUM([.K36:.K47])" office:value-type="float" office:value="6">
            <text:p>6</text:p>
          </table:table-cell>
          <table:table-cell table:style-name="ce9" table:formula="of:=SUM([.L36:.L47])" office:value-type="float" office:value="2">
            <text:p>2</text:p>
          </table:table-cell>
          <table:table-cell table:style-name="ce9"/>
          <table:table-cell table:style-name="ce9" table:formula="of:=SUM([.N36:.N47])" office:value-type="float" office:value="0">
            <text:p>0</text:p>
          </table:table-cell>
          <table:table-cell table:style-name="ce9" table:formula="of:=SUM([.O36:.O47])" office:value-type="float" office:value="9">
            <text:p>9</text:p>
          </table:table-cell>
          <table:table-cell table:style-name="ce9" table:formula="of:=SUM([.P36:.P47])" office:value-type="float" office:value="0">
            <text:p>0</text:p>
          </table:table-cell>
          <table:table-cell table:style-name="ce9" table:formula="of:=SUM([.Q36:.Q47])" office:value-type="float" office:value="0">
            <text:p>0</text:p>
          </table:table-cell>
          <table:table-cell table:style-name="ce9" table:formula="of:=SUM([.R36:.R47])" office:value-type="float" office:value="0">
            <text:p>0</text:p>
          </table:table-cell>
          <table:table-cell table:style-name="ce9" table:formula="of:=SUM([.S36:.S47])" office:value-type="float" office:value="0">
            <text:p>0</text:p>
          </table:table-cell>
          <table:table-cell table:style-name="ce9" table:formula="of:=SUM([.T36:.T47])" office:value-type="float" office:value="2">
            <text:p>2</text:p>
          </table:table-cell>
          <table:table-cell table:style-name="ce9" table:formula="of:=SUM([.U36:.U47])" office:value-type="float" office:value="0">
            <text:p>0</text:p>
          </table:table-cell>
          <table:table-cell table:style-name="ce9" table:formula="of:=SUM([.V36:.V47])" office:value-type="float" office:value="0">
            <text:p>0</text:p>
          </table:table-cell>
          <table:table-cell table:style-name="ce9" table:formula="of:=SUM([.W36:.W47])" office:value-type="float" office:value="0">
            <text:p>0</text:p>
          </table:table-cell>
          <table:table-cell table:style-name="ce9" table:formula="of:=SUM([.X36:.X47])" office:value-type="float" office:value="0">
            <text:p>0</text:p>
          </table:table-cell>
          <table:table-cell table:style-name="ce9" table:formula="of:=SUM([.Y36:.Y47])" office:value-type="float" office:value="0">
            <text:p>0</text:p>
          </table:table-cell>
          <table:table-cell table:style-name="ce9" table:formula="of:=SUM([.Z36:.Z47])" office:value-type="float" office:value="0">
            <text:p>0</text:p>
          </table:table-cell>
          <table:table-cell table:style-name="ce9" table:formula="of:=SUM([.AA36:.AA47])" office:value-type="float" office:value="2">
            <text:p>2</text:p>
          </table:table-cell>
          <table:table-cell table:style-name="ce14" table:formula="of:=SUM([.AB36:.AB47])" office:value-type="float" office:value="0">
            <text:p>0.0</text:p>
          </table:table-cell>
          <table:table-cell table:style-name="ce13" table:formula="of:=IF([.V49]&gt;0;[.B$121]*[.V49];0)+IF([.V49]&gt;0;[.B$133];1)*IF([.Y49]&gt;0;[.B$136];1)*IF([.P49]&gt;0;[.P49];1)*IF([.AA49]=1;[.AA49]*[.B$138];1)*([.I49]*[.B$121]+[.J49]*[.B$122]+[.K49]*[.B$123]+[.L49]*[.B$124]+[.M49]*[.B$126]+[.N49]*[.B$126]+[.O49]*[.B$127]+[.Q49]*[.B$128]+[.R49]*[.B$129]+[.S49]*[.B$130]+[.T49]*[.B$131]+[.U49]*[.B$132]+[.W49]*[.B$134]+[.X49]*[.B$135]+[.AB49]*[.B$139])" office:value-type="float" office:value="36.5">
            <text:p>36.5</text:p>
          </table:table-cell>
          <table:table-cell table:style-name="ce16" table:formula="of:=[.AC49]+[.H49]-[.F49]-[.G49]" office:value-type="float" office:value="36.5">
            <text:p>36.5</text:p>
          </table:table-cell>
          <table:table-cell table:style-name="ce18" table:formula="of:=[.AD49]" office:value-type="float" office:value="36.5">
            <text:p>36.5</text:p>
          </table:table-cell>
          <table:table-cell table:number-columns-repeated="993"/>
        </table:table-row>
        <table:table-row table:style-name="ro4">
          <table:table-cell office:value-type="string">
            <text:p>Rogue Alliance</text:p>
          </table:table-cell>
          <table:table-cell table:number-columns-repeated="3"/>
          <table:table-cell table:style-name="ce8"/>
          <table:table-cell table:number-columns-repeated="20" table:style-name="ce8"/>
          <table:table-cell table:style-name="ce8"/>
          <table:table-cell table:style-name="ce8"/>
          <table:table-cell table:style-name="ce13"/>
          <table:table-cell table:style-name="ce13" table:formula="of:=IF([.V50]&gt;0;[.B$121]*[.V50];0)+IF([.V50]&gt;0;[.B$133];1)*IF([.Y50]&gt;0;[.B$136];1)*IF([.P50]&gt;0;[.P50];1)*IF([.AA50]=1;[.AA50]*[.B$138];1)*([.I50]*[.B$121]+[.J50]*[.B$122]+[.K50]*[.B$123]+[.L50]*[.B$124]+[.M50]*[.B$126]+[.N50]*[.B$126]+[.O50]*[.B$127]+[.Q50]*[.B$128]+[.R50]*[.B$129]+[.S50]*[.B$130]+[.T50]*[.B$131]+[.U50]*[.B$132]+[.W50]*[.B$134]+[.X50]*[.B$135]+[.AB50]*[.B$139])" office:value-type="float" office:value="0">
            <text:p>0.0</text:p>
          </table:table-cell>
          <table:table-cell table:style-name="ce16" table:formula="of:=[.AC50]+[.H50]-[.F50]-[.G50]" office:value-type="float" office:value="0">
            <text:p>0.0</text:p>
          </table:table-cell>
          <table:table-cell table:style-name="ce18" table:formula="of:=[.AD50]" office:value-type="float" office:value="0">
            <text:p>0.0</text:p>
          </table:table-cell>
          <table:table-cell table:number-columns-repeated="993"/>
        </table:table-row>
        <table:table-row table:style-name="ro4">
          <table:table-cell office:value-type="string">
            <text:p>“Micky” Micro Cruiser</text:p>
          </table:table-cell>
          <table:table-cell office:value-type="string">
            <text:p>RA</text:p>
          </table:table-cell>
          <table:table-cell office:value-type="string">
            <text:p>Ship</text:p>
          </table:table-cell>
          <table:table-cell office:value-type="string">
            <text:p>Pay 1 Energy. Gain 2 Credits OR 2 Strength</text:p>
          </table:table-cell>
          <table:table-cell table:style-name="ce8" table:formula="of:=IF([.F51]&lt;5; 3; IF([.F51]&lt;7; 2; 1))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8"/>
          <table:table-cell table:style-name="ce8" table:formula="of:=CEILING([.F51]/2;1)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13" table:style-name="ce8"/>
          <table:table-cell table:style-name="ce8" office:value-type="float" office:value="1">
            <text:p>1</text:p>
          </table:table-cell>
          <table:table-cell table:style-name="ce8"/>
          <table:table-cell table:style-name="ce8"/>
          <table:table-cell table:style-name="ce13"/>
          <table:table-cell table:style-name="ce13" table:formula="of:=IF([.V51]&gt;0;[.B$121]*[.V51];0)+IF([.V51]&gt;0;[.B$133];1)*IF([.Y51]&gt;0;[.B$136];1)*IF([.P51]&gt;0;[.P51];1)*IF([.AA51]=1;[.AA51]*[.B$138];1)*([.I51]*[.B$121]+[.J51]*[.B$122]+[.K51]*[.B$123]+[.L51]*[.B$124]+[.M51]*[.B$126]+[.N51]*[.B$126]+[.O51]*[.B$127]+[.Q51]*[.B$128]+[.R51]*[.B$129]+[.S51]*[.B$130]+[.T51]*[.B$131]+[.U51]*[.B$132]+[.W51]*[.B$134]+[.X51]*[.B$135]+[.AB51]*[.B$139])" office:value-type="float" office:value="2.82">
            <text:p>2.8</text:p>
          </table:table-cell>
          <table:table-cell table:style-name="ce16" table:formula="of:=[.AC51]+[.H51]-[.F51]-[.G51]" office:value-type="float" office:value="2.82">
            <text:p>2.8</text:p>
          </table:table-cell>
          <table:table-cell table:style-name="ce18" table:formula="of:=[.AD51]" office:value-type="float" office:value="2.82">
            <text:p>2.8</text:p>
          </table:table-cell>
          <table:table-cell office:value-type="string">
            <text:p>The copyright force is strong with this one</text:p>
          </table:table-cell>
          <table:table-cell table:number-columns-repeated="992"/>
        </table:table-row>
        <table:table-row table:style-name="ro4">
          <table:table-cell office:value-type="string">
            <text:p>Nebulon Hopper</text:p>
          </table:table-cell>
          <table:table-cell office:value-type="string">
            <text:p>RA</text:p>
          </table:table-cell>
          <table:table-cell office:value-type="string">
            <text:p>Ship</text:p>
          </table:table-cell>
          <table:table-cell office:value-type="string">
            <text:p>Gain 2 Energy. Retain</text:p>
          </table:table-cell>
          <table:table-cell table:style-name="ce8" table:formula="of:=IF([.F52]&lt;5; 3; IF([.F52]&lt;7; 2; 1))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/>
          <table:table-cell table:style-name="ce8" table:formula="of:=CEILING([.F52]/2;1)" office:value-type="float" office:value="1">
            <text:p>1</text:p>
          </table:table-cell>
          <table:table-cell table:number-columns-repeated="3" table:style-name="ce8"/>
          <table:table-cell table:style-name="ce8" office:value-type="float" office:value="2">
            <text:p>2</text:p>
          </table:table-cell>
          <table:table-cell table:number-columns-repeated="4" table:style-name="ce8"/>
          <table:table-cell table:style-name="ce8" office:value-type="float" office:value="1">
            <text:p>1</text:p>
          </table:table-cell>
          <table:table-cell table:number-columns-repeated="6" table:style-name="ce8"/>
          <table:table-cell table:style-name="ce8" office:value-type="float" office:value="1">
            <text:p>1</text:p>
          </table:table-cell>
          <table:table-cell table:style-name="ce8"/>
          <table:table-cell table:style-name="ce8"/>
          <table:table-cell table:style-name="ce8"/>
          <table:table-cell table:style-name="ce13"/>
          <table:table-cell table:style-name="ce13" table:formula="of:=IF([.V52]&gt;0;[.B$121]*[.V52];0)+IF([.V52]&gt;0;[.B$133];1)*IF([.Y52]&gt;0;[.B$136];1)*IF([.P52]&gt;0;[.P52];1)*IF([.AA52]=1;[.AA52]*[.B$138];1)*([.I52]*[.B$121]+[.J52]*[.B$122]+[.K52]*[.B$123]+[.L52]*[.B$124]+[.M52]*[.B$126]+[.N52]*[.B$126]+[.O52]*[.B$127]+[.Q52]*[.B$128]+[.R52]*[.B$129]+[.S52]*[.B$130]+[.T52]*[.B$131]+[.U52]*[.B$132]+[.W52]*[.B$134]+[.X52]*[.B$135]+[.AB52]*[.B$139])" office:value-type="float" office:value="2.6">
            <text:p>2.6</text:p>
          </table:table-cell>
          <table:table-cell table:style-name="ce16" table:formula="of:=[.AC52]+[.H52]-[.F52]-[.G52]" office:value-type="float" office:value="1.6">
            <text:p>1.6</text:p>
          </table:table-cell>
          <table:table-cell table:style-name="ce18" table:formula="of:=[.AD52]" office:value-type="float" office:value="1.6">
            <text:p>1.6</text:p>
          </table:table-cell>
          <table:table-cell table:number-columns-repeated="993"/>
        </table:table-row>
        <table:table-row-group>
          <table:table-row table:style-name="ro4">
            <table:table-cell office:value-type="string">
              <text:p>Metallic Hydrogen Supplier</text:p>
            </table:table-cell>
            <table:table-cell office:value-type="string">
              <text:p>RA</text:p>
            </table:table-cell>
            <table:table-cell office:value-type="string">
              <text:p>Fleet</text:p>
            </table:table-cell>
            <table:table-cell office:value-type="string">
              <text:p>Gain 1 Credit. You may scrap a card in your hand or discard pile</text:p>
            </table:table-cell>
            <table:table-cell table:style-name="ce8" table:formula="of:=IF([.F53]&lt;5; 3; IF([.F53]&lt;7; 2; 1))" office:value-type="float" office:value="3">
              <text:p>3</text:p>
            </table:table-cell>
            <table:table-cell table:style-name="ce8" office:value-type="float" office:value="3">
              <text:p>3</text:p>
            </table:table-cell>
            <table:table-cell table:style-name="ce8"/>
            <table:table-cell table:style-name="ce8" table:formula="of:=CEILING([.F53]/2;1)" office:value-type="float" office:value="2">
              <text:p>2</text:p>
            </table:table-cell>
            <table:table-cell table:style-name="ce8"/>
            <table:table-cell table:style-name="ce8" office:value-type="float" office:value="1">
              <text:p>1</text:p>
            </table:table-cell>
            <table:table-cell table:number-columns-repeated="8" table:style-name="ce8"/>
            <table:table-cell table:style-name="ce8" office:value-type="float" office:value="1">
              <text:p>1</text:p>
            </table:table-cell>
            <table:table-cell table:number-columns-repeated="6" table:style-name="ce8"/>
            <table:table-cell table:style-name="ce8"/>
            <table:table-cell table:style-name="ce8"/>
            <table:table-cell table:style-name="ce13"/>
            <table:table-cell table:style-name="ce13" table:formula="of:=IF([.V53]&gt;0;[.B$121]*[.V53];0)+IF([.V53]&gt;0;[.B$133];1)*IF([.Y53]&gt;0;[.B$136];1)*IF([.P53]&gt;0;[.P53];1)*IF([.AA53]=1;[.AA53]*[.B$138];1)*([.I53]*[.B$121]+[.J53]*[.B$122]+[.K53]*[.B$123]+[.L53]*[.B$124]+[.M53]*[.B$126]+[.N53]*[.B$126]+[.O53]*[.B$127]+[.Q53]*[.B$128]+[.R53]*[.B$129]+[.S53]*[.B$130]+[.T53]*[.B$131]+[.U53]*[.B$132]+[.W53]*[.B$134]+[.X53]*[.B$135]+[.AB53]*[.B$139])" office:value-type="float" office:value="2.3">
              <text:p>2.3</text:p>
            </table:table-cell>
            <table:table-cell table:style-name="ce16" table:formula="of:=[.AC53]+[.H53]-[.F53]-[.G53]" office:value-type="float" office:value="1.3">
              <text:p>1.3</text:p>
            </table:table-cell>
            <table:table-cell table:style-name="ce18" table:formula="of:=[.AD53]+[.AD54]" office:value-type="float" office:value="1.54">
              <text:p>1.5</text:p>
            </table:table-cell>
            <table:table-cell table:number-columns-repeated="993"/>
          </table:table-row>
          <table:table-row table:style-name="ro4">
            <table:table-cell table:style-name="ce1" office:value-type="string">
              <text:p>Ally</text:p>
            </table:table-cell>
            <table:table-cell office:value-type="string">
              <text:p>RA</text:p>
            </table:table-cell>
            <table:table-cell office:value-type="string">
              <text:p>Ability</text:p>
            </table:table-cell>
            <table:table-cell office:value-type="string">
              <text:p>Pay 1 Energy to scrap a card in your hand or discard pile</text:p>
            </table:table-cell>
            <table:table-cell table:style-name="ce8"/>
            <table:table-cell table:number-columns-repeated="3" table:style-name="ce8"/>
            <table:table-cell table:style-name="ce8" office:value-type="float" office:value="1">
              <text:p>1</text:p>
            </table:table-cell>
            <table:table-cell table:number-columns-repeated="9" table:style-name="ce8"/>
            <table:table-cell table:style-name="ce8" office:value-type="float" office:value="1">
              <text:p>1</text:p>
            </table:table-cell>
            <table:table-cell table:number-columns-repeated="6" table:style-name="ce8"/>
            <table:table-cell table:style-name="ce8"/>
            <table:table-cell table:style-name="ce8" office:value-type="float" office:value="1">
              <text:p>1</text:p>
            </table:table-cell>
            <table:table-cell table:style-name="ce13"/>
            <table:table-cell table:style-name="ce13" table:formula="of:=IF([.V54]&gt;0;[.B$121]*[.V54];0)+IF([.V54]&gt;0;[.B$133];1)*IF([.Y54]&gt;0;[.B$136];1)*IF([.P54]&gt;0;[.P54];1)*IF([.AA54]=1;[.AA54]*[.B$138];1)*([.I54]*[.B$121]+[.J54]*[.B$122]+[.K54]*[.B$123]+[.L54]*[.B$124]+[.M54]*[.B$126]+[.N54]*[.B$126]+[.O54]*[.B$127]+[.Q54]*[.B$128]+[.R54]*[.B$129]+[.S54]*[.B$130]+[.T54]*[.B$131]+[.U54]*[.B$132]+[.W54]*[.B$134]+[.X54]*[.B$135]+[.AB54]*[.B$139])" office:value-type="float" office:value="0.24">
              <text:p>0.2</text:p>
            </table:table-cell>
            <table:table-cell table:style-name="ce16" table:formula="of:=[.AC54]+[.H54]-[.F54]-[.G54]" office:value-type="float" office:value="0.24">
              <text:p>0.2</text:p>
            </table:table-cell>
            <table:table-cell table:style-name="ce18"/>
            <table:table-cell table:number-columns-repeated="993"/>
          </table:table-row>
        </table:table-row-group>
        <table:table-row table:style-name="ro4">
          <table:table-cell/>
          <table:table-cell office:value-type="string">
            <text:p>RA</text:p>
          </table:table-cell>
          <table:table-cell/>
          <table:table-cell office:value-type="string">
            <text:p>Pay 2 Energy to gain 4 Credits or Strength</text:p>
          </table:table-cell>
          <table:table-cell table:style-name="ce8" table:formula="of:=IF([.F55]&lt;5; 3; IF([.F55]&lt;7; 2; 1))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/>
          <table:table-cell table:style-name="ce8" table:formula="of:=CEILING([.F55]/2;1)" office:value-type="float" office:value="2">
            <text:p>2</text:p>
          </table:table-cell>
          <table:table-cell table:number-columns-repeated="3" table:style-name="ce8" office:value-type="float" office:value="2">
            <text:p>2</text:p>
          </table:table-cell>
          <table:table-cell table:number-columns-repeated="13" table:style-name="ce8"/>
          <table:table-cell table:style-name="ce8" office:value-type="float" office:value="1">
            <text:p>1</text:p>
          </table:table-cell>
          <table:table-cell table:style-name="ce8"/>
          <table:table-cell table:style-name="ce8"/>
          <table:table-cell table:style-name="ce13"/>
          <table:table-cell table:style-name="ce13" table:formula="of:=IF([.V55]&gt;0;[.B$121]*[.V55];0)+IF([.V55]&gt;0;[.B$133];1)*IF([.Y55]&gt;0;[.B$136];1)*IF([.P55]&gt;0;[.P55];1)*IF([.AA55]=1;[.AA55]*[.B$138];1)*([.I55]*[.B$121]+[.J55]*[.B$122]+[.K55]*[.B$123]+[.L55]*[.B$124]+[.M55]*[.B$126]+[.N55]*[.B$126]+[.O55]*[.B$127]+[.Q55]*[.B$128]+[.R55]*[.B$129]+[.S55]*[.B$130]+[.T55]*[.B$131]+[.U55]*[.B$132]+[.W55]*[.B$134]+[.X55]*[.B$135]+[.AB55]*[.B$139])" office:value-type="float" office:value="2.52">
            <text:p>2.5</text:p>
          </table:table-cell>
          <table:table-cell table:style-name="ce16" table:formula="of:=[.AC55]+[.H55]-[.F55]-[.G55]" office:value-type="float" office:value="0.52">
            <text:p>0.5</text:p>
          </table:table-cell>
          <table:table-cell table:style-name="ce18" table:formula="of:=[.AD55]" office:value-type="float" office:value="0.52">
            <text:p>0.5</text:p>
          </table:table-cell>
          <table:table-cell table:number-columns-repeated="993"/>
        </table:table-row>
        <table:table-row table:style-name="ro4">
          <table:table-cell/>
          <table:table-cell office:value-type="string">
            <text:p>RA</text:p>
          </table:table-cell>
          <table:table-cell table:number-columns-repeated="2"/>
          <table:table-cell table:style-name="ce8" table:formula="of:=IF([.F56]&lt;5; 3; IF([.F56]&lt;7; 2; 1))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/>
          <table:table-cell table:style-name="ce8" table:formula="of:=CEILING([.F56]/2;1)" office:value-type="float" office:value="3">
            <text:p>3</text:p>
          </table:table-cell>
          <table:table-cell table:number-columns-repeated="17" table:style-name="ce8"/>
          <table:table-cell table:style-name="ce8"/>
          <table:table-cell table:style-name="ce8"/>
          <table:table-cell table:style-name="ce13"/>
          <table:table-cell table:style-name="ce13" table:formula="of:=IF([.V56]&gt;0;[.B$121]*[.V56];0)+IF([.V56]&gt;0;[.B$133];1)*IF([.Y56]&gt;0;[.B$136];1)*IF([.P56]&gt;0;[.P56];1)*IF([.AA56]=1;[.AA56]*[.B$138];1)*([.I56]*[.B$121]+[.J56]*[.B$122]+[.K56]*[.B$123]+[.L56]*[.B$124]+[.M56]*[.B$126]+[.N56]*[.B$126]+[.O56]*[.B$127]+[.Q56]*[.B$128]+[.R56]*[.B$129]+[.S56]*[.B$130]+[.T56]*[.B$131]+[.U56]*[.B$132]+[.W56]*[.B$134]+[.X56]*[.B$135]+[.AB56]*[.B$139])" office:value-type="float" office:value="0">
            <text:p>0.0</text:p>
          </table:table-cell>
          <table:table-cell table:style-name="ce16" table:formula="of:=[.AC56]+[.H56]-[.F56]-[.G56]" office:value-type="float" office:value="-2">
            <text:p>-2.0</text:p>
          </table:table-cell>
          <table:table-cell table:style-name="ce18" table:formula="of:=[.AD56]" office:value-type="float" office:value="-2">
            <text:p>-2.0</text:p>
          </table:table-cell>
          <table:table-cell table:number-columns-repeated="993"/>
        </table:table-row>
        <table:table-row table:style-name="ro4">
          <table:table-cell/>
          <table:table-cell office:value-type="string">
            <text:p>RA</text:p>
          </table:table-cell>
          <table:table-cell table:number-columns-repeated="2"/>
          <table:table-cell table:style-name="ce8" table:formula="of:=IF([.F57]&lt;5; 3; IF([.F57]&lt;7; 2; 1))" office:value-type="float" office:value="2">
            <text:p>2</text:p>
          </table:table-cell>
          <table:table-cell table:style-name="ce8" office:value-type="float" office:value="6">
            <text:p>6</text:p>
          </table:table-cell>
          <table:table-cell table:style-name="ce8"/>
          <table:table-cell table:style-name="ce8" table:formula="of:=CEILING([.F57]/2;1)" office:value-type="float" office:value="3">
            <text:p>3</text:p>
          </table:table-cell>
          <table:table-cell table:number-columns-repeated="17" table:style-name="ce8"/>
          <table:table-cell table:style-name="ce8"/>
          <table:table-cell table:style-name="ce8"/>
          <table:table-cell table:style-name="ce13"/>
          <table:table-cell table:style-name="ce13" table:formula="of:=IF([.V57]&gt;0;[.B$121]*[.V57];0)+IF([.V57]&gt;0;[.B$133];1)*IF([.Y57]&gt;0;[.B$136];1)*IF([.P57]&gt;0;[.P57];1)*IF([.AA57]=1;[.AA57]*[.B$138];1)*([.I57]*[.B$121]+[.J57]*[.B$122]+[.K57]*[.B$123]+[.L57]*[.B$124]+[.M57]*[.B$126]+[.N57]*[.B$126]+[.O57]*[.B$127]+[.Q57]*[.B$128]+[.R57]*[.B$129]+[.S57]*[.B$130]+[.T57]*[.B$131]+[.U57]*[.B$132]+[.W57]*[.B$134]+[.X57]*[.B$135]+[.AB57]*[.B$139])" office:value-type="float" office:value="0">
            <text:p>0.0</text:p>
          </table:table-cell>
          <table:table-cell table:style-name="ce16" table:formula="of:=[.AC57]+[.H57]-[.F57]-[.G57]" office:value-type="float" office:value="-3">
            <text:p>-3.0</text:p>
          </table:table-cell>
          <table:table-cell table:style-name="ce18" table:formula="of:=[.AD57]" office:value-type="float" office:value="-3">
            <text:p>-3.0</text:p>
          </table:table-cell>
          <table:table-cell table:number-columns-repeated="993"/>
        </table:table-row>
        <table:table-row table:style-name="ro4">
          <table:table-cell/>
          <table:table-cell office:value-type="string">
            <text:p>RA</text:p>
          </table:table-cell>
          <table:table-cell table:number-columns-repeated="2"/>
          <table:table-cell table:style-name="ce8" table:formula="of:=IF([.F58]&lt;5; 3; IF([.F58]&lt;7; 2; 1))" office:value-type="float" office:value="1">
            <text:p>1</text:p>
          </table:table-cell>
          <table:table-cell table:style-name="ce8" office:value-type="float" office:value="7">
            <text:p>7</text:p>
          </table:table-cell>
          <table:table-cell table:style-name="ce8"/>
          <table:table-cell table:style-name="ce8" table:formula="of:=CEILING([.F58]/2;1)" office:value-type="float" office:value="4">
            <text:p>4</text:p>
          </table:table-cell>
          <table:table-cell table:number-columns-repeated="17" table:style-name="ce8"/>
          <table:table-cell table:style-name="ce8"/>
          <table:table-cell table:style-name="ce8"/>
          <table:table-cell table:style-name="ce13"/>
          <table:table-cell table:style-name="ce13" table:formula="of:=IF([.V58]&gt;0;[.B$121]*[.V58];0)+IF([.V58]&gt;0;[.B$133];1)*IF([.Y58]&gt;0;[.B$136];1)*IF([.P58]&gt;0;[.P58];1)*IF([.AA58]=1;[.AA58]*[.B$138];1)*([.I58]*[.B$121]+[.J58]*[.B$122]+[.K58]*[.B$123]+[.L58]*[.B$124]+[.M58]*[.B$126]+[.N58]*[.B$126]+[.O58]*[.B$127]+[.Q58]*[.B$128]+[.R58]*[.B$129]+[.S58]*[.B$130]+[.T58]*[.B$131]+[.U58]*[.B$132]+[.W58]*[.B$134]+[.X58]*[.B$135]+[.AB58]*[.B$139])" office:value-type="float" office:value="0">
            <text:p>0.0</text:p>
          </table:table-cell>
          <table:table-cell table:style-name="ce16" table:formula="of:=[.AC58]+[.H58]-[.F58]-[.G58]" office:value-type="float" office:value="-3">
            <text:p>-3.0</text:p>
          </table:table-cell>
          <table:table-cell table:style-name="ce18" table:formula="of:=[.AD58]" office:value-type="float" office:value="-3">
            <text:p>-3.0</text:p>
          </table:table-cell>
          <table:table-cell table:number-columns-repeated="993"/>
        </table:table-row>
        <table:table-row table:style-name="ro4">
          <table:table-cell/>
          <table:table-cell office:value-type="string">
            <text:p>RA</text:p>
          </table:table-cell>
          <table:table-cell table:number-columns-repeated="2"/>
          <table:table-cell table:style-name="ce8" table:formula="of:=IF([.F59]&lt;5; 3; IF([.F59]&lt;7; 2; 1))" office:value-type="float" office:value="1">
            <text:p>1</text:p>
          </table:table-cell>
          <table:table-cell table:style-name="ce8" office:value-type="float" office:value="8">
            <text:p>8</text:p>
          </table:table-cell>
          <table:table-cell table:style-name="ce8"/>
          <table:table-cell table:style-name="ce8" table:formula="of:=CEILING([.F59]/2;1)" office:value-type="float" office:value="4">
            <text:p>4</text:p>
          </table:table-cell>
          <table:table-cell table:number-columns-repeated="17" table:style-name="ce8"/>
          <table:table-cell table:style-name="ce8"/>
          <table:table-cell table:style-name="ce8"/>
          <table:table-cell table:style-name="ce13"/>
          <table:table-cell table:style-name="ce13" table:formula="of:=IF([.V59]&gt;0;[.B$121]*[.V59];0)+IF([.V59]&gt;0;[.B$133];1)*IF([.Y59]&gt;0;[.B$136];1)*IF([.P59]&gt;0;[.P59];1)*IF([.AA59]=1;[.AA59]*[.B$138];1)*([.I59]*[.B$121]+[.J59]*[.B$122]+[.K59]*[.B$123]+[.L59]*[.B$124]+[.M59]*[.B$126]+[.N59]*[.B$126]+[.O59]*[.B$127]+[.Q59]*[.B$128]+[.R59]*[.B$129]+[.S59]*[.B$130]+[.T59]*[.B$131]+[.U59]*[.B$132]+[.W59]*[.B$134]+[.X59]*[.B$135]+[.AB59]*[.B$139])" office:value-type="float" office:value="0">
            <text:p>0.0</text:p>
          </table:table-cell>
          <table:table-cell table:style-name="ce16" table:formula="of:=[.AC59]+[.H59]-[.F59]-[.G59]" office:value-type="float" office:value="-4">
            <text:p>-4.0</text:p>
          </table:table-cell>
          <table:table-cell table:style-name="ce18" table:formula="of:=[.AD59]" office:value-type="float" office:value="-4">
            <text:p>-4.0</text:p>
          </table:table-cell>
          <table:table-cell table:number-columns-repeated="993"/>
        </table:table-row>
        <table:table-row table:style-name="ro4">
          <table:table-cell/>
          <table:table-cell office:value-type="string">
            <text:p>RA</text:p>
          </table:table-cell>
          <table:table-cell/>
          <table:table-cell office:value-type="string">
            <text:p>Colonize any planet for free</text:p>
          </table:table-cell>
          <table:table-cell table:style-name="ce8" table:formula="of:=IF([.F60]&lt;5; 3; IF([.F60]&lt;7; 2; 1))" office:value-type="float" office:value="1">
            <text:p>1</text:p>
          </table:table-cell>
          <table:table-cell table:style-name="ce8" office:value-type="float" office:value="9">
            <text:p>9</text:p>
          </table:table-cell>
          <table:table-cell table:style-name="ce8"/>
          <table:table-cell table:style-name="ce8" table:formula="of:=CEILING([.F60]/2;1)" office:value-type="float" office:value="5">
            <text:p>5</text:p>
          </table:table-cell>
          <table:table-cell table:number-columns-repeated="17" table:style-name="ce8"/>
          <table:table-cell table:style-name="ce8"/>
          <table:table-cell table:style-name="ce8"/>
          <table:table-cell table:style-name="ce13" table:formula="of:=[.H86]*1.25" office:value-type="float" office:value="9.51086956521739">
            <text:p>9.5</text:p>
          </table:table-cell>
          <table:table-cell table:style-name="ce13" table:formula="of:=IF([.V60]&gt;0;[.B$121]*[.V60];0)+IF([.V60]&gt;0;[.B$133];1)*IF([.Y60]&gt;0;[.B$136];1)*IF([.P60]&gt;0;[.P60];1)*IF([.AA60]=1;[.AA60]*[.B$138];1)*([.I60]*[.B$121]+[.J60]*[.B$122]+[.K60]*[.B$123]+[.L60]*[.B$124]+[.M60]*[.B$126]+[.N60]*[.B$126]+[.O60]*[.B$127]+[.Q60]*[.B$128]+[.R60]*[.B$129]+[.S60]*[.B$130]+[.T60]*[.B$131]+[.U60]*[.B$132]+[.W60]*[.B$134]+[.X60]*[.B$135]+[.AB60]*[.B$139])" office:value-type="float" office:value="9.51086956521739">
            <text:p>9.5</text:p>
          </table:table-cell>
          <table:table-cell table:style-name="ce16" table:formula="of:=[.AC60]+[.H60]-[.F60]-[.G60]" office:value-type="float" office:value="5.51086956521739">
            <text:p>5.5</text:p>
          </table:table-cell>
          <table:table-cell table:style-name="ce18" table:formula="of:=[.AD60]" office:value-type="float" office:value="5.51086956521739">
            <text:p>5.5</text:p>
          </table:table-cell>
          <table:table-cell table:number-columns-repeated="993"/>
        </table:table-row>
        <table:table-row table:style-name="ro4">
          <table:table-cell table:style-name="ce2" office:value-type="string">
            <text:p>Total</text:p>
          </table:table-cell>
          <table:table-cell table:style-name="ce5" table:number-columns-repeated="3"/>
          <table:table-cell table:style-name="ce9" table:formula="of:=SUM([.E51:.E60])" office:value-type="float" office:value="19">
            <text:p>19</text:p>
          </table:table-cell>
          <table:table-cell table:number-columns-repeated="3" table:style-name="ce9"/>
          <table:table-cell table:style-name="ce9" table:formula="of:=SUM([.I51:.I60])" office:value-type="float" office:value="4">
            <text:p>4</text:p>
          </table:table-cell>
          <table:table-cell table:style-name="ce9" table:formula="of:=SUM([.J51:.J60])" office:value-type="float" office:value="5">
            <text:p>5</text:p>
          </table:table-cell>
          <table:table-cell table:style-name="ce9" table:formula="of:=SUM([.K51:.K60])" office:value-type="float" office:value="4">
            <text:p>4</text:p>
          </table:table-cell>
          <table:table-cell table:style-name="ce9" table:formula="of:=SUM([.L51:.L60])" office:value-type="float" office:value="2">
            <text:p>2</text:p>
          </table:table-cell>
          <table:table-cell table:style-name="ce9"/>
          <table:table-cell table:style-name="ce9" table:formula="of:=SUM([.N51:.N60])" office:value-type="float" office:value="0">
            <text:p>0</text:p>
          </table:table-cell>
          <table:table-cell table:style-name="ce9" table:formula="of:=SUM([.O51:.O60])" office:value-type="float" office:value="0">
            <text:p>0</text:p>
          </table:table-cell>
          <table:table-cell table:style-name="ce9" table:formula="of:=SUM([.P51:.P60])" office:value-type="float" office:value="0">
            <text:p>0</text:p>
          </table:table-cell>
          <table:table-cell table:style-name="ce9" table:formula="of:=SUM([.Q51:.Q60])" office:value-type="float" office:value="1">
            <text:p>1</text:p>
          </table:table-cell>
          <table:table-cell table:style-name="ce9" table:formula="of:=SUM([.R51:.R60])" office:value-type="float" office:value="0">
            <text:p>0</text:p>
          </table:table-cell>
          <table:table-cell table:style-name="ce9" table:formula="of:=SUM([.S51:.S60])" office:value-type="float" office:value="2">
            <text:p>2</text:p>
          </table:table-cell>
          <table:table-cell table:style-name="ce9" table:formula="of:=SUM([.T51:.T60])" office:value-type="float" office:value="0">
            <text:p>0</text:p>
          </table:table-cell>
          <table:table-cell table:style-name="ce9" table:formula="of:=SUM([.U51:.U60])" office:value-type="float" office:value="0">
            <text:p>0</text:p>
          </table:table-cell>
          <table:table-cell table:style-name="ce9" table:formula="of:=SUM([.V51:.V60])" office:value-type="float" office:value="0">
            <text:p>0</text:p>
          </table:table-cell>
          <table:table-cell table:style-name="ce9" table:formula="of:=SUM([.W51:.W60])" office:value-type="float" office:value="0">
            <text:p>0</text:p>
          </table:table-cell>
          <table:table-cell table:style-name="ce9" table:formula="of:=SUM([.X51:.X60])" office:value-type="float" office:value="1">
            <text:p>1</text:p>
          </table:table-cell>
          <table:table-cell table:style-name="ce9" table:formula="of:=SUM([.Y51:.Y60])" office:value-type="float" office:value="2">
            <text:p>2</text:p>
          </table:table-cell>
          <table:table-cell table:style-name="ce9" table:formula="of:=SUM([.Z51:.Z60])" office:value-type="float" office:value="0">
            <text:p>0</text:p>
          </table:table-cell>
          <table:table-cell table:style-name="ce9" table:formula="of:=SUM([.AA51:.AA60])" office:value-type="float" office:value="1">
            <text:p>1</text:p>
          </table:table-cell>
          <table:table-cell table:style-name="ce14" table:formula="of:=SUM([.AB51:.AB60])" office:value-type="float" office:value="9.51086956521739">
            <text:p>9.5</text:p>
          </table:table-cell>
          <table:table-cell table:style-name="ce13" table:formula="of:=IF([.Y61]&gt;0;[.B$136];1)*IF([.P61]&gt;0;[.P61];1)*IF([.AA61]=1;[.AA61]*[.B$138];1)*([.I61]*[.B$121]+[.J61]*[.B$122]+[.K61]*[.B$123]+[.L61]*[.B$124]+[.M61]*[.B$126]+[.N61]*[.B$126]+[.O61]*[.B$127]+[.Q61]*[.B$128]+[.R61]*[.B$129]+[.S61]*[.B$130]+[.T61]*[.B$131]+[.U61]*[.B$132]+[.V61]*[.B$133]+[.W61]*[.B$134]+[.X61]*[.B$135]+[.AB61]*[.B$139])" office:value-type="float" office:value="5.73860869565217">
            <text:p>5.7</text:p>
          </table:table-cell>
          <table:table-cell table:style-name="ce16" table:formula="of:=[.AC61]+[.H61]-[.F61]-[.G61]" office:value-type="float" office:value="5.73860869565217">
            <text:p>5.7</text:p>
          </table:table-cell>
          <table:table-cell table:style-name="ce18" table:formula="of:=[.AD61]" office:value-type="float" office:value="5.73860869565217">
            <text:p>5.7</text:p>
          </table:table-cell>
          <table:table-cell table:number-columns-repeated="993"/>
        </table:table-row>
        <table:table-row table:style-name="ro4">
          <table:table-cell office:value-type="string">
            <text:p>Planets</text:p>
          </table:table-cell>
          <table:table-cell table:number-columns-repeated="3"/>
          <table:table-cell table:style-name="ce8"/>
          <table:table-cell table:number-columns-repeated="20" table:style-name="ce8"/>
          <table:table-cell table:style-name="ce8"/>
          <table:table-cell table:style-name="ce8"/>
          <table:table-cell table:style-name="ce13"/>
          <table:table-cell table:style-name="ce13" table:formula="of:=IF([.Y62]&gt;0;[.B$136];1)*IF([.P62]&gt;0;[.P62];1)*IF([.AA62]=1;[.AA62]*[.B$138];1)*([.I62]*[.B$121]+[.J62]*[.B$122]+[.K62]*[.B$123]+[.L62]*[.B$124]+[.M62]*[.B$126]+[.N62]*[.B$126]+[.O62]*[.B$127]+[.Q62]*[.B$128]+[.R62]*[.B$129]+[.S62]*[.B$130]+[.T62]*[.B$131]+[.U62]*[.B$132]+[.V62]*[.B$133]+[.W62]*[.B$134]+[.X62]*[.B$135]+[.AB62]*[.B$139])" office:value-type="float" office:value="0">
            <text:p>0.0</text:p>
          </table:table-cell>
          <table:table-cell table:style-name="ce16" table:formula="of:=[.AC62]+[.H62]-[.F62]-[.G62]" office:value-type="float" office:value="0">
            <text:p>0.0</text:p>
          </table:table-cell>
          <table:table-cell table:style-name="ce18" table:formula="of:=[.AD62]" office:value-type="float" office:value="0">
            <text:p>0.0</text:p>
          </table:table-cell>
          <table:table-cell table:number-columns-repeated="993"/>
        </table:table-row>
        <table:table-row table:style-name="ro4">
          <table:table-cell table:style-name="Default" office:value-type="string">
            <text:p>Plutonia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8" office:value-type="float" office:value="1">
            <text:p>1</text:p>
          </table:table-cell>
          <table:table-cell table:style-name="ce8"/>
          <table:table-cell table:style-name="ce8" office:value-type="float" office:value="4">
            <text:p>4</text:p>
          </table:table-cell>
          <table:table-cell table:style-name="ce8" table:formula="of:=CEILING(([.F63]+[.G63])*0.75;1)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number-columns-repeated="15" table:style-name="ce8"/>
          <table:table-cell table:style-name="ce8"/>
          <table:table-cell table:style-name="ce8"/>
          <table:table-cell table:style-name="ce13"/>
          <table:table-cell table:style-name="ce13" table:formula="of:=IF([.Y63]&gt;0;[.B$136];1)*IF([.P63]&gt;0;[.P63];1)*IF([.AA63]=1;[.AA63]*[.B$138];1)*([.I63]*[.B$121]+[.J63]*[.B$122]+[.K63]*[.B$123]+[.L63]*[.B$124]+[.M63]*[.B$126]+[.N63]*[.B$126]+[.O63]*[.B$127]+[.Q63]*[.B$128]+[.R63]*[.B$129]+[.S63]*[.B$130]+[.T63]*[.B$131]+[.U63]*[.B$132]+[.V63]*[.B$133]+[.W63]*[.B$134]+[.X63]*[.B$135]+[.AB63]*[.B$139])" office:value-type="float" office:value="1.9">
            <text:p>1.9</text:p>
          </table:table-cell>
          <table:table-cell table:style-name="ce16" table:formula="of:=[.AC63]+[.H63]-[.F63]-[.G63]" office:value-type="float" office:value="0.9">
            <text:p>0.9</text:p>
          </table:table-cell>
          <table:table-cell table:style-name="ce18" table:formula="of:=[.AD63]" office:value-type="float" office:value="0.9">
            <text:p>0.9</text:p>
          </table:table-cell>
          <table:table-cell/>
          <table:table-cell office:value-type="string">
            <text:p>Pluto</text:p>
          </table:table-cell>
          <table:table-cell table:number-columns-repeated="991"/>
        </table:table-row>
        <table:table-row table:style-name="ro4">
          <table:table-cell table:style-name="Default" office:value-type="string">
            <text:p>Ringworld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8" office:value-type="float" office:value="1">
            <text:p>1</text:p>
          </table:table-cell>
          <table:table-cell table:style-name="ce8"/>
          <table:table-cell table:style-name="ce8" office:value-type="float" office:value="5">
            <text:p>5</text:p>
          </table:table-cell>
          <table:table-cell table:style-name="ce8" table:formula="of:=CEILING(([.F64]+[.G64])*0.75;1)" office:value-type="float" office:value="4">
            <text:p>4</text:p>
          </table:table-cell>
          <table:table-cell table:style-name="ce8" office:value-type="float" office:value="1">
            <text:p>1</text:p>
          </table:table-cell>
          <table:table-cell table:style-name="ce8"/>
          <table:table-cell table:style-name="ce8" office:value-type="float" office:value="2">
            <text:p>2</text:p>
          </table:table-cell>
          <table:table-cell table:number-columns-repeated="14" table:style-name="ce8"/>
          <table:table-cell table:style-name="ce8"/>
          <table:table-cell table:style-name="ce8"/>
          <table:table-cell table:style-name="ce13"/>
          <table:table-cell table:style-name="ce13" table:formula="of:=IF([.Y64]&gt;0;[.B$136];1)*IF([.P64]&gt;0;[.P64];1)*IF([.AA64]=1;[.AA64]*[.B$138];1)*([.I64]*[.B$121]+[.J64]*[.B$122]+[.K64]*[.B$123]+[.L64]*[.B$124]+[.M64]*[.B$126]+[.N64]*[.B$126]+[.O64]*[.B$127]+[.Q64]*[.B$128]+[.R64]*[.B$129]+[.S64]*[.B$130]+[.T64]*[.B$131]+[.U64]*[.B$132]+[.V64]*[.B$133]+[.W64]*[.B$134]+[.X64]*[.B$135]+[.AB64]*[.B$139])" office:value-type="float" office:value="2.3">
            <text:p>2.3</text:p>
          </table:table-cell>
          <table:table-cell table:style-name="ce16" table:formula="of:=[.AC64]+[.H64]-[.F64]-[.G64]" office:value-type="float" office:value="1.3">
            <text:p>1.3</text:p>
          </table:table-cell>
          <table:table-cell table:style-name="ce18" table:formula="of:=[.AD64]" office:value-type="float" office:value="1.3">
            <text:p>1.3</text:p>
          </table:table-cell>
          <table:table-cell table:number-columns-repeated="993"/>
        </table:table-row>
        <table:table-row table:style-name="ro4">
          <table:table-cell table:style-name="Default" office:value-type="string">
            <text:p>Proxima Centauri B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8" office:value-type="float" office:value="1">
            <text:p>1</text:p>
          </table:table-cell>
          <table:table-cell table:style-name="ce8"/>
          <table:table-cell table:style-name="ce8" office:value-type="float" office:value="6">
            <text:p>6</text:p>
          </table:table-cell>
          <table:table-cell table:style-name="ce8" table:formula="of:=CEILING(([.F65]+[.G65])*0.75;1)" office:value-type="float" office:value="5">
            <text:p>5</text:p>
          </table:table-cell>
          <table:table-cell table:style-name="ce8" office:value-type="float" office:value="1">
            <text:p>1</text:p>
          </table:table-cell>
          <table:table-cell table:number-columns-repeated="3" table:style-name="ce8"/>
          <table:table-cell table:style-name="ce8" office:value-type="float" office:value="2">
            <text:p>2</text:p>
          </table:table-cell>
          <table:table-cell table:number-columns-repeated="12" table:style-name="ce8"/>
          <table:table-cell table:style-name="ce8"/>
          <table:table-cell table:style-name="ce8"/>
          <table:table-cell table:style-name="ce13"/>
          <table:table-cell table:style-name="ce13" table:formula="of:=IF([.Y65]&gt;0;[.B$136];1)*IF([.P65]&gt;0;[.P65];1)*IF([.AA65]=1;[.AA65]*[.B$138];1)*([.I65]*[.B$121]+[.J65]*[.B$122]+[.K65]*[.B$123]+[.L65]*[.B$124]+[.M65]*[.B$126]+[.N65]*[.B$126]+[.O65]*[.B$127]+[.Q65]*[.B$128]+[.R65]*[.B$129]+[.S65]*[.B$130]+[.T65]*[.B$131]+[.U65]*[.B$132]+[.V65]*[.B$133]+[.W65]*[.B$134]+[.X65]*[.B$135]+[.AB65]*[.B$139])" office:value-type="float" office:value="1">
            <text:p>1.0</text:p>
          </table:table-cell>
          <table:table-cell table:style-name="ce16" table:formula="of:=[.AC65]+[.H65]-[.F65]-[.G65]" office:value-type="float" office:value="0">
            <text:p>0.0</text:p>
          </table:table-cell>
          <table:table-cell table:style-name="ce18" table:formula="of:=[.AD65]" office:value-type="float" office:value="0">
            <text:p>0.0</text:p>
          </table:table-cell>
          <table:table-cell table:number-columns-repeated="993"/>
        </table:table-row>
        <table:table-row table:style-name="ro4">
          <table:table-cell table:style-name="Default" office:value-type="string">
            <text:p>Chamaeleontis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8" office:value-type="float" office:value="1">
            <text:p>1</text:p>
          </table:table-cell>
          <table:table-cell table:style-name="ce8" office:value-type="float" office:value="7">
            <text:p>7</text:p>
          </table:table-cell>
          <table:table-cell table:style-name="ce8"/>
          <table:table-cell table:style-name="ce8" table:formula="of:=CEILING(([.F66]+[.G66])*0.75;1)" office:value-type="float" office:value="6">
            <text:p>6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/>
          <table:table-cell table:style-name="ce8" office:value-type="float" office:value="2">
            <text:p>2</text:p>
          </table:table-cell>
          <table:table-cell table:number-columns-repeated="13" table:style-name="ce8"/>
          <table:table-cell table:style-name="ce8"/>
          <table:table-cell table:style-name="ce8"/>
          <table:table-cell table:style-name="ce13"/>
          <table:table-cell table:style-name="ce13" table:formula="of:=IF([.Y66]&gt;0;[.B$136];1)*IF([.P66]&gt;0;[.P66];1)*IF([.AA66]=1;[.AA66]*[.B$138];1)*([.I66]*[.B$121]+[.J66]*[.B$122]+[.K66]*[.B$123]+[.L66]*[.B$124]+[.M66]*[.B$126]+[.N66]*[.B$126]+[.O66]*[.B$127]+[.Q66]*[.B$128]+[.R66]*[.B$129]+[.S66]*[.B$130]+[.T66]*[.B$131]+[.U66]*[.B$132]+[.V66]*[.B$133]+[.W66]*[.B$134]+[.X66]*[.B$135]+[.AB66]*[.B$139])" office:value-type="float" office:value="1">
            <text:p>1.0</text:p>
          </table:table-cell>
          <table:table-cell table:style-name="ce16" table:formula="of:=[.AC66]+[.H66]-[.F66]-[.G66]" office:value-type="float" office:value="0">
            <text:p>0.0</text:p>
          </table:table-cell>
          <table:table-cell table:style-name="ce18" table:formula="of:=[.AD66]" office:value-type="float" office:value="0">
            <text:p>0.0</text:p>
          </table:table-cell>
          <table:table-cell table:number-columns-repeated="993"/>
        </table:table-row>
        <table:table-row table:style-name="ro4">
          <table:table-cell table:style-name="Default" office:value-type="string">
            <text:p>Aldebaran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8" office:value-type="float" office:value="1">
            <text:p>1</text:p>
          </table:table-cell>
          <table:table-cell table:style-name="ce8"/>
          <table:table-cell table:style-name="ce8" office:value-type="float" office:value="7">
            <text:p>7</text:p>
          </table:table-cell>
          <table:table-cell table:style-name="ce8" table:formula="of:=CEILING(([.F67]+[.G67])*0.75;1)" office:value-type="float" office:value="6">
            <text:p>6</text:p>
          </table:table-cell>
          <table:table-cell table:number-columns-repeated="17" table:style-name="ce8"/>
          <table:table-cell table:style-name="ce8"/>
          <table:table-cell table:style-name="ce8"/>
          <table:table-cell table:style-name="ce13"/>
          <table:table-cell table:style-name="ce13" table:formula="of:=IF([.Y67]&gt;0;[.B$136];1)*IF([.P67]&gt;0;[.P67];1)*IF([.AA67]=1;[.AA67]*[.B$138];1)*([.I67]*[.B$121]+[.J67]*[.B$122]+[.K67]*[.B$123]+[.L67]*[.B$124]+[.M67]*[.B$126]+[.N67]*[.B$126]+[.O67]*[.B$127]+[.Q67]*[.B$128]+[.R67]*[.B$129]+[.S67]*[.B$130]+[.T67]*[.B$131]+[.U67]*[.B$132]+[.V67]*[.B$133]+[.W67]*[.B$134]+[.X67]*[.B$135]+[.AB67]*[.B$139])" office:value-type="float" office:value="0">
            <text:p>0.0</text:p>
          </table:table-cell>
          <table:table-cell table:style-name="ce16" table:formula="of:=[.AC67]+[.H67]-[.F67]-[.G67]" office:value-type="float" office:value="-1">
            <text:p>-1.0</text:p>
          </table:table-cell>
          <table:table-cell table:style-name="ce18" table:formula="of:=[.AD67]" office:value-type="float" office:value="-1">
            <text:p>-1.0</text:p>
          </table:table-cell>
          <table:table-cell table:number-columns-repeated="993"/>
        </table:table-row>
        <table:table-row table:style-name="ro4">
          <table:table-cell table:style-name="Default" office:value-type="string">
            <text:p>Hermes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4">
            <text:p>4</text:p>
          </table:table-cell>
          <table:table-cell table:style-name="ce8" table:formula="of:=CEILING(([.F68]+[.G68])*0.75;1)" office:value-type="float" office:value="6">
            <text:p>6</text:p>
          </table:table-cell>
          <table:table-cell table:number-columns-repeated="17" table:style-name="ce8"/>
          <table:table-cell table:style-name="ce8"/>
          <table:table-cell table:style-name="ce8"/>
          <table:table-cell table:style-name="ce13"/>
          <table:table-cell table:style-name="ce13" table:formula="of:=IF([.Y68]&gt;0;[.B$136];1)*IF([.P68]&gt;0;[.P68];1)*IF([.AA68]=1;[.AA68]*[.B$138];1)*([.I68]*[.B$121]+[.J68]*[.B$122]+[.K68]*[.B$123]+[.L68]*[.B$124]+[.M68]*[.B$126]+[.N68]*[.B$126]+[.O68]*[.B$127]+[.Q68]*[.B$128]+[.R68]*[.B$129]+[.S68]*[.B$130]+[.T68]*[.B$131]+[.U68]*[.B$132]+[.V68]*[.B$133]+[.W68]*[.B$134]+[.X68]*[.B$135]+[.AB68]*[.B$139])" office:value-type="float" office:value="0">
            <text:p>0.0</text:p>
          </table:table-cell>
          <table:table-cell table:style-name="ce16" table:formula="of:=[.AC68]+[.H68]-[.F68]-[.G68]" office:value-type="float" office:value="-2">
            <text:p>-2.0</text:p>
          </table:table-cell>
          <table:table-cell table:style-name="ce18" table:formula="of:=[.AD68]" office:value-type="float" office:value="-2">
            <text:p>-2.0</text:p>
          </table:table-cell>
          <table:table-cell/>
          <table:table-cell office:value-type="string">
            <text:p>Mercury</text:p>
          </table:table-cell>
          <table:table-cell table:number-columns-repeated="991"/>
        </table:table-row>
        <table:table-row table:style-name="ro4">
          <table:table-cell table:style-name="Default" office:value-type="string">
            <text:p>Inanna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8" office:value-type="float" office:value="1">
            <text:p>1</text:p>
          </table:table-cell>
          <table:table-cell table:style-name="ce8"/>
          <table:table-cell table:style-name="ce8" office:value-type="float" office:value="8">
            <text:p>8</text:p>
          </table:table-cell>
          <table:table-cell table:style-name="ce8" table:formula="of:=CEILING(([.F69]+[.G69])*0.75;1)" office:value-type="float" office:value="6">
            <text:p>6</text:p>
          </table:table-cell>
          <table:table-cell table:number-columns-repeated="17" table:style-name="ce8"/>
          <table:table-cell table:style-name="ce8"/>
          <table:table-cell table:style-name="ce8"/>
          <table:table-cell table:style-name="ce13"/>
          <table:table-cell table:style-name="ce13" table:formula="of:=IF([.Y69]&gt;0;[.B$136];1)*IF([.P69]&gt;0;[.P69];1)*IF([.AA69]=1;[.AA69]*[.B$138];1)*([.I69]*[.B$121]+[.J69]*[.B$122]+[.K69]*[.B$123]+[.L69]*[.B$124]+[.M69]*[.B$126]+[.N69]*[.B$126]+[.O69]*[.B$127]+[.Q69]*[.B$128]+[.R69]*[.B$129]+[.S69]*[.B$130]+[.T69]*[.B$131]+[.U69]*[.B$132]+[.V69]*[.B$133]+[.W69]*[.B$134]+[.X69]*[.B$135]+[.AB69]*[.B$139])" office:value-type="float" office:value="0">
            <text:p>0.0</text:p>
          </table:table-cell>
          <table:table-cell table:style-name="ce16" table:formula="of:=[.AC69]+[.H69]-[.F69]-[.G69]" office:value-type="float" office:value="-2">
            <text:p>-2.0</text:p>
          </table:table-cell>
          <table:table-cell table:style-name="ce18" table:formula="of:=[.AD69]" office:value-type="float" office:value="-2">
            <text:p>-2.0</text:p>
          </table:table-cell>
          <table:table-cell/>
          <table:table-cell office:value-type="string">
            <text:p>Venus</text:p>
          </table:table-cell>
          <table:table-cell table:number-columns-repeated="991"/>
        </table:table-row>
        <table:table-row table:style-name="ro4">
          <table:table-cell table:style-name="Default" office:value-type="string">
            <text:p>Gaia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8" office:value-type="float" office:value="1">
            <text:p>1</text:p>
          </table:table-cell>
          <table:table-cell table:style-name="ce8" office:value-type="float" office:value="9">
            <text:p>9</text:p>
          </table:table-cell>
          <table:table-cell table:style-name="ce8"/>
          <table:table-cell table:style-name="ce8" table:formula="of:=CEILING(([.F70]+[.G70])*0.75;1)" office:value-type="float" office:value="7">
            <text:p>7</text:p>
          </table:table-cell>
          <table:table-cell table:number-columns-repeated="17" table:style-name="ce8"/>
          <table:table-cell table:style-name="ce8"/>
          <table:table-cell table:style-name="ce8"/>
          <table:table-cell table:style-name="ce13"/>
          <table:table-cell table:style-name="ce13" table:formula="of:=IF([.Y70]&gt;0;[.B$136];1)*IF([.P70]&gt;0;[.P70];1)*IF([.AA70]=1;[.AA70]*[.B$138];1)*([.I70]*[.B$121]+[.J70]*[.B$122]+[.K70]*[.B$123]+[.L70]*[.B$124]+[.M70]*[.B$126]+[.N70]*[.B$126]+[.O70]*[.B$127]+[.Q70]*[.B$128]+[.R70]*[.B$129]+[.S70]*[.B$130]+[.T70]*[.B$131]+[.U70]*[.B$132]+[.V70]*[.B$133]+[.W70]*[.B$134]+[.X70]*[.B$135]+[.AB70]*[.B$139])" office:value-type="float" office:value="0">
            <text:p>0.0</text:p>
          </table:table-cell>
          <table:table-cell table:style-name="ce16" table:formula="of:=[.AC70]+[.H70]-[.F70]-[.G70]" office:value-type="float" office:value="-2">
            <text:p>-2.0</text:p>
          </table:table-cell>
          <table:table-cell table:style-name="ce18" table:formula="of:=[.AD70]" office:value-type="float" office:value="-2">
            <text:p>-2.0</text:p>
          </table:table-cell>
          <table:table-cell/>
          <table:table-cell office:value-type="string">
            <text:p>Earth</text:p>
          </table:table-cell>
          <table:table-cell table:number-columns-repeated="991"/>
        </table:table-row>
        <table:table-row table:style-name="ro4">
          <table:table-cell table:style-name="Default" office:value-type="string">
            <text:p>Ares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8" office:value-type="float" office:value="1">
            <text:p>1</text:p>
          </table:table-cell>
          <table:table-cell table:style-name="ce8"/>
          <table:table-cell table:style-name="ce8" office:value-type="float" office:value="9">
            <text:p>9</text:p>
          </table:table-cell>
          <table:table-cell table:style-name="ce8" table:formula="of:=CEILING(([.F71]+[.G71])*0.75;1)" office:value-type="float" office:value="7">
            <text:p>7</text:p>
          </table:table-cell>
          <table:table-cell table:number-columns-repeated="17" table:style-name="ce8"/>
          <table:table-cell table:style-name="ce8"/>
          <table:table-cell table:style-name="ce8"/>
          <table:table-cell table:style-name="ce13"/>
          <table:table-cell table:style-name="ce13" table:formula="of:=IF([.Y71]&gt;0;[.B$136];1)*IF([.P71]&gt;0;[.P71];1)*IF([.AA71]=1;[.AA71]*[.B$138];1)*([.I71]*[.B$121]+[.J71]*[.B$122]+[.K71]*[.B$123]+[.L71]*[.B$124]+[.M71]*[.B$126]+[.N71]*[.B$126]+[.O71]*[.B$127]+[.Q71]*[.B$128]+[.R71]*[.B$129]+[.S71]*[.B$130]+[.T71]*[.B$131]+[.U71]*[.B$132]+[.V71]*[.B$133]+[.W71]*[.B$134]+[.X71]*[.B$135]+[.AB71]*[.B$139])" office:value-type="float" office:value="0">
            <text:p>0.0</text:p>
          </table:table-cell>
          <table:table-cell table:style-name="ce16" table:formula="of:=[.AC71]+[.H71]-[.F71]-[.G71]" office:value-type="float" office:value="-2">
            <text:p>-2.0</text:p>
          </table:table-cell>
          <table:table-cell table:style-name="ce18" table:formula="of:=[.AD71]" office:value-type="float" office:value="-2">
            <text:p>-2.0</text:p>
          </table:table-cell>
          <table:table-cell/>
          <table:table-cell office:value-type="string">
            <text:p>Mars</text:p>
          </table:table-cell>
          <table:table-cell table:number-columns-repeated="991"/>
        </table:table-row>
        <table:table-row table:style-name="ro4">
          <table:table-cell table:style-name="Default" office:value-type="string">
            <text:p>Cassiopeia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8" office:value-type="float" office:value="1">
            <text:p>1</text:p>
          </table:table-cell>
          <table:table-cell table:style-name="ce8"/>
          <table:table-cell table:style-name="ce8" office:value-type="float" office:value="9">
            <text:p>9</text:p>
          </table:table-cell>
          <table:table-cell table:style-name="ce8" table:formula="of:=CEILING(([.F72]+[.G72])*0.75;1)" office:value-type="float" office:value="7">
            <text:p>7</text:p>
          </table:table-cell>
          <table:table-cell table:number-columns-repeated="17" table:style-name="ce8"/>
          <table:table-cell table:style-name="ce8"/>
          <table:table-cell table:style-name="ce8"/>
          <table:table-cell table:style-name="ce13"/>
          <table:table-cell table:style-name="ce13" table:formula="of:=IF([.Y72]&gt;0;[.B$136];1)*IF([.P72]&gt;0;[.P72];1)*IF([.AA72]=1;[.AA72]*[.B$138];1)*([.I72]*[.B$121]+[.J72]*[.B$122]+[.K72]*[.B$123]+[.L72]*[.B$124]+[.M72]*[.B$126]+[.N72]*[.B$126]+[.O72]*[.B$127]+[.Q72]*[.B$128]+[.R72]*[.B$129]+[.S72]*[.B$130]+[.T72]*[.B$131]+[.U72]*[.B$132]+[.V72]*[.B$133]+[.W72]*[.B$134]+[.X72]*[.B$135]+[.AB72]*[.B$139])" office:value-type="float" office:value="0">
            <text:p>0.0</text:p>
          </table:table-cell>
          <table:table-cell table:style-name="ce16" table:formula="of:=[.AC72]+[.H72]-[.F72]-[.G72]" office:value-type="float" office:value="-2">
            <text:p>-2.0</text:p>
          </table:table-cell>
          <table:table-cell table:style-name="ce18" table:formula="of:=[.AD72]" office:value-type="float" office:value="-2">
            <text:p>-2.0</text:p>
          </table:table-cell>
          <table:table-cell table:number-columns-repeated="993"/>
        </table:table-row>
        <table:table-row table:style-name="ro4">
          <table:table-cell table:style-name="Default" office:value-type="string">
            <text:p>Jove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8" office:value-type="float" office:value="1">
            <text:p>1</text:p>
          </table:table-cell>
          <table:table-cell table:style-name="ce8"/>
          <table:table-cell table:style-name="ce8" office:value-type="float" office:value="9">
            <text:p>9</text:p>
          </table:table-cell>
          <table:table-cell table:style-name="ce8" table:formula="of:=CEILING(([.F73]+[.G73])*0.75;1)" office:value-type="float" office:value="7">
            <text:p>7</text:p>
          </table:table-cell>
          <table:table-cell table:number-columns-repeated="17" table:style-name="ce8"/>
          <table:table-cell table:style-name="ce8"/>
          <table:table-cell table:style-name="ce8"/>
          <table:table-cell table:style-name="ce13"/>
          <table:table-cell table:style-name="ce13" table:formula="of:=IF([.Y73]&gt;0;[.B$136];1)*IF([.P73]&gt;0;[.P73];1)*IF([.AA73]=1;[.AA73]*[.B$138];1)*([.I73]*[.B$121]+[.J73]*[.B$122]+[.K73]*[.B$123]+[.L73]*[.B$124]+[.M73]*[.B$126]+[.N73]*[.B$126]+[.O73]*[.B$127]+[.Q73]*[.B$128]+[.R73]*[.B$129]+[.S73]*[.B$130]+[.T73]*[.B$131]+[.U73]*[.B$132]+[.V73]*[.B$133]+[.W73]*[.B$134]+[.X73]*[.B$135]+[.AB73]*[.B$139])" office:value-type="float" office:value="0">
            <text:p>0.0</text:p>
          </table:table-cell>
          <table:table-cell table:style-name="ce16" table:formula="of:=[.AC73]+[.H73]-[.F73]-[.G73]" office:value-type="float" office:value="-2">
            <text:p>-2.0</text:p>
          </table:table-cell>
          <table:table-cell table:style-name="ce18" table:formula="of:=[.AD73]" office:value-type="float" office:value="-2">
            <text:p>-2.0</text:p>
          </table:table-cell>
          <table:table-cell/>
          <table:table-cell office:value-type="string">
            <text:p>Jupiter</text:p>
          </table:table-cell>
          <table:table-cell table:number-columns-repeated="991"/>
        </table:table-row>
        <table:table-row table:style-name="ro4">
          <table:table-cell table:style-name="Default" office:value-type="string">
            <text:p>Cronus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5">
            <text:p>5</text:p>
          </table:table-cell>
          <table:table-cell table:style-name="ce8" table:formula="of:=CEILING(([.F74]+[.G74])*0.75;1)" office:value-type="float" office:value="8">
            <text:p>8</text:p>
          </table:table-cell>
          <table:table-cell table:number-columns-repeated="17" table:style-name="ce8"/>
          <table:table-cell table:style-name="ce8"/>
          <table:table-cell table:style-name="ce8"/>
          <table:table-cell table:style-name="ce13"/>
          <table:table-cell table:style-name="ce13" table:formula="of:=IF([.Y74]&gt;0;[.B$136];1)*IF([.P74]&gt;0;[.P74];1)*IF([.AA74]=1;[.AA74]*[.B$138];1)*([.I74]*[.B$121]+[.J74]*[.B$122]+[.K74]*[.B$123]+[.L74]*[.B$124]+[.M74]*[.B$126]+[.N74]*[.B$126]+[.O74]*[.B$127]+[.Q74]*[.B$128]+[.R74]*[.B$129]+[.S74]*[.B$130]+[.T74]*[.B$131]+[.U74]*[.B$132]+[.V74]*[.B$133]+[.W74]*[.B$134]+[.X74]*[.B$135]+[.AB74]*[.B$139])" office:value-type="float" office:value="0">
            <text:p>0.0</text:p>
          </table:table-cell>
          <table:table-cell table:style-name="ce16" table:formula="of:=[.AC74]+[.H74]-[.F74]-[.G74]" office:value-type="float" office:value="-2">
            <text:p>-2.0</text:p>
          </table:table-cell>
          <table:table-cell table:style-name="ce18" table:formula="of:=[.AD74]" office:value-type="float" office:value="-2">
            <text:p>-2.0</text:p>
          </table:table-cell>
          <table:table-cell/>
          <table:table-cell office:value-type="string">
            <text:p>Saturn</text:p>
          </table:table-cell>
          <table:table-cell table:number-columns-repeated="991"/>
        </table:table-row>
        <table:table-row table:style-name="ro4">
          <table:table-cell table:style-name="Default" office:value-type="string">
            <text:p>Caelus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8" office:value-type="float" office:value="1">
            <text:p>1</text:p>
          </table:table-cell>
          <table:table-cell table:style-name="ce8"/>
          <table:table-cell table:style-name="ce8" office:value-type="float" office:value="10">
            <text:p>10</text:p>
          </table:table-cell>
          <table:table-cell table:style-name="ce8" table:formula="of:=CEILING(([.F75]+[.G75])*0.75;1)" office:value-type="float" office:value="8">
            <text:p>8</text:p>
          </table:table-cell>
          <table:table-cell table:number-columns-repeated="17" table:style-name="ce8"/>
          <table:table-cell table:style-name="ce8"/>
          <table:table-cell table:style-name="ce8"/>
          <table:table-cell table:style-name="ce13"/>
          <table:table-cell table:style-name="ce13" table:formula="of:=IF([.Y75]&gt;0;[.B$136];1)*IF([.P75]&gt;0;[.P75];1)*IF([.AA75]=1;[.AA75]*[.B$138];1)*([.I75]*[.B$121]+[.J75]*[.B$122]+[.K75]*[.B$123]+[.L75]*[.B$124]+[.M75]*[.B$126]+[.N75]*[.B$126]+[.O75]*[.B$127]+[.Q75]*[.B$128]+[.R75]*[.B$129]+[.S75]*[.B$130]+[.T75]*[.B$131]+[.U75]*[.B$132]+[.V75]*[.B$133]+[.W75]*[.B$134]+[.X75]*[.B$135]+[.AB75]*[.B$139])" office:value-type="float" office:value="0">
            <text:p>0.0</text:p>
          </table:table-cell>
          <table:table-cell table:style-name="ce16" table:formula="of:=[.AC75]+[.H75]-[.F75]-[.G75]" office:value-type="float" office:value="-2">
            <text:p>-2.0</text:p>
          </table:table-cell>
          <table:table-cell table:style-name="ce18" table:formula="of:=[.AD75]" office:value-type="float" office:value="-2">
            <text:p>-2.0</text:p>
          </table:table-cell>
          <table:table-cell/>
          <table:table-cell office:value-type="string">
            <text:p>Uranus</text:p>
          </table:table-cell>
          <table:table-cell table:number-columns-repeated="991"/>
        </table:table-row>
        <table:table-row table:style-name="ro4">
          <table:table-cell table:style-name="Default" office:value-type="string">
            <text:p>Andromeda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5">
            <text:p>5</text:p>
          </table:table-cell>
          <table:table-cell table:style-name="ce8" table:formula="of:=CEILING(([.F76]+[.G76])*0.75;1)" office:value-type="float" office:value="8">
            <text:p>8</text:p>
          </table:table-cell>
          <table:table-cell table:number-columns-repeated="17" table:style-name="ce8"/>
          <table:table-cell table:style-name="ce8"/>
          <table:table-cell table:style-name="ce8"/>
          <table:table-cell table:style-name="ce13"/>
          <table:table-cell table:style-name="ce13" table:formula="of:=IF([.Y76]&gt;0;[.B$136];1)*IF([.P76]&gt;0;[.P76];1)*IF([.AA76]=1;[.AA76]*[.B$138];1)*([.I76]*[.B$121]+[.J76]*[.B$122]+[.K76]*[.B$123]+[.L76]*[.B$124]+[.M76]*[.B$126]+[.N76]*[.B$126]+[.O76]*[.B$127]+[.Q76]*[.B$128]+[.R76]*[.B$129]+[.S76]*[.B$130]+[.T76]*[.B$131]+[.U76]*[.B$132]+[.V76]*[.B$133]+[.W76]*[.B$134]+[.X76]*[.B$135]+[.AB76]*[.B$139])" office:value-type="float" office:value="0">
            <text:p>0.0</text:p>
          </table:table-cell>
          <table:table-cell table:style-name="ce16" table:formula="of:=[.AC76]+[.H76]-[.F76]-[.G76]" office:value-type="float" office:value="-2">
            <text:p>-2.0</text:p>
          </table:table-cell>
          <table:table-cell table:style-name="ce18" table:formula="of:=[.AD76]" office:value-type="float" office:value="-2">
            <text:p>-2.0</text:p>
          </table:table-cell>
          <table:table-cell table:number-columns-repeated="993"/>
        </table:table-row>
        <table:table-row table:style-name="ro4">
          <table:table-cell table:style-name="Default" office:value-type="string">
            <text:p>Poseidon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8" office:value-type="float" office:value="1">
            <text:p>1</text:p>
          </table:table-cell>
          <table:table-cell table:style-name="ce8"/>
          <table:table-cell table:style-name="ce8" office:value-type="float" office:value="10">
            <text:p>10</text:p>
          </table:table-cell>
          <table:table-cell table:style-name="ce8" table:formula="of:=CEILING(([.F77]+[.G77])*0.75;1)" office:value-type="float" office:value="8">
            <text:p>8</text:p>
          </table:table-cell>
          <table:table-cell table:number-columns-repeated="17" table:style-name="ce8"/>
          <table:table-cell table:style-name="ce8"/>
          <table:table-cell table:style-name="ce8"/>
          <table:table-cell table:style-name="ce13"/>
          <table:table-cell table:style-name="ce13" table:formula="of:=IF([.Y77]&gt;0;[.B$136];1)*IF([.P77]&gt;0;[.P77];1)*IF([.AA77]=1;[.AA77]*[.B$138];1)*([.I77]*[.B$121]+[.J77]*[.B$122]+[.K77]*[.B$123]+[.L77]*[.B$124]+[.M77]*[.B$126]+[.N77]*[.B$126]+[.O77]*[.B$127]+[.Q77]*[.B$128]+[.R77]*[.B$129]+[.S77]*[.B$130]+[.T77]*[.B$131]+[.U77]*[.B$132]+[.V77]*[.B$133]+[.W77]*[.B$134]+[.X77]*[.B$135]+[.AB77]*[.B$139])" office:value-type="float" office:value="0">
            <text:p>0.0</text:p>
          </table:table-cell>
          <table:table-cell table:style-name="ce16" table:formula="of:=[.AC77]+[.H77]-[.F77]-[.G77]" office:value-type="float" office:value="-2">
            <text:p>-2.0</text:p>
          </table:table-cell>
          <table:table-cell table:style-name="ce18" table:formula="of:=[.AD77]" office:value-type="float" office:value="-2">
            <text:p>-2.0</text:p>
          </table:table-cell>
          <table:table-cell/>
          <table:table-cell office:value-type="string">
            <text:p>Neptune</text:p>
          </table:table-cell>
          <table:table-cell table:number-columns-repeated="991"/>
        </table:table-row>
        <table:table-row table:style-name="ro4">
          <table:table-cell table:style-name="Default" office:value-type="string">
            <text:p>Ceres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8" office:value-type="float" office:value="1">
            <text:p>1</text:p>
          </table:table-cell>
          <table:table-cell table:style-name="ce8" office:value-type="float" office:value="11">
            <text:p>11</text:p>
          </table:table-cell>
          <table:table-cell table:style-name="ce8"/>
          <table:table-cell table:style-name="ce8" table:formula="of:=CEILING(([.F78]+[.G78])*0.75;1)" office:value-type="float" office:value="9">
            <text:p>9</text:p>
          </table:table-cell>
          <table:table-cell table:number-columns-repeated="17" table:style-name="ce8"/>
          <table:table-cell table:style-name="ce8"/>
          <table:table-cell table:style-name="ce8"/>
          <table:table-cell table:style-name="ce13"/>
          <table:table-cell table:style-name="ce13" table:formula="of:=IF([.Y78]&gt;0;[.B$136];1)*IF([.P78]&gt;0;[.P78];1)*IF([.AA78]=1;[.AA78]*[.B$138];1)*([.I78]*[.B$121]+[.J78]*[.B$122]+[.K78]*[.B$123]+[.L78]*[.B$124]+[.M78]*[.B$126]+[.N78]*[.B$126]+[.O78]*[.B$127]+[.Q78]*[.B$128]+[.R78]*[.B$129]+[.S78]*[.B$130]+[.T78]*[.B$131]+[.U78]*[.B$132]+[.V78]*[.B$133]+[.W78]*[.B$134]+[.X78]*[.B$135]+[.AB78]*[.B$139])" office:value-type="float" office:value="0">
            <text:p>0.0</text:p>
          </table:table-cell>
          <table:table-cell table:style-name="ce16" table:formula="of:=[.AC78]+[.H78]-[.F78]-[.G78]" office:value-type="float" office:value="-2">
            <text:p>-2.0</text:p>
          </table:table-cell>
          <table:table-cell table:style-name="ce18" table:formula="of:=[.AD78]" office:value-type="float" office:value="-2">
            <text:p>-2.0</text:p>
          </table:table-cell>
          <table:table-cell table:number-columns-repeated="993"/>
        </table:table-row>
        <table:table-row table:style-name="ro4">
          <table:table-cell table:style-name="Default" office:value-type="string">
            <text:p>Echidna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8" office:value-type="float" office:value="1">
            <text:p>1</text:p>
          </table:table-cell>
          <table:table-cell table:style-name="ce8"/>
          <table:table-cell table:style-name="ce8" office:value-type="float" office:value="11">
            <text:p>11</text:p>
          </table:table-cell>
          <table:table-cell table:style-name="ce8" table:formula="of:=CEILING(([.F79]+[.G79])*0.75;1)" office:value-type="float" office:value="9">
            <text:p>9</text:p>
          </table:table-cell>
          <table:table-cell table:number-columns-repeated="17" table:style-name="ce8"/>
          <table:table-cell table:style-name="ce8"/>
          <table:table-cell table:style-name="ce8"/>
          <table:table-cell table:style-name="ce13"/>
          <table:table-cell table:style-name="ce13" table:formula="of:=IF([.Y79]&gt;0;[.B$136];1)*IF([.P79]&gt;0;[.P79];1)*IF([.AA79]=1;[.AA79]*[.B$138];1)*([.I79]*[.B$121]+[.J79]*[.B$122]+[.K79]*[.B$123]+[.L79]*[.B$124]+[.M79]*[.B$126]+[.N79]*[.B$126]+[.O79]*[.B$127]+[.Q79]*[.B$128]+[.R79]*[.B$129]+[.S79]*[.B$130]+[.T79]*[.B$131]+[.U79]*[.B$132]+[.V79]*[.B$133]+[.W79]*[.B$134]+[.X79]*[.B$135]+[.AB79]*[.B$139])" office:value-type="float" office:value="0">
            <text:p>0.0</text:p>
          </table:table-cell>
          <table:table-cell table:style-name="ce16" table:formula="of:=[.AC79]+[.H79]-[.F79]-[.G79]" office:value-type="float" office:value="-2">
            <text:p>-2.0</text:p>
          </table:table-cell>
          <table:table-cell table:style-name="ce18" table:formula="of:=[.AD79]" office:value-type="float" office:value="-2">
            <text:p>-2.0</text:p>
          </table:table-cell>
          <table:table-cell table:number-columns-repeated="993"/>
        </table:table-row>
        <table:table-row table:style-name="ro4">
          <table:table-cell table:style-name="Default" office:value-type="string">
            <text:p>Alpha Tauri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6">
            <text:p>6</text:p>
          </table:table-cell>
          <table:table-cell table:style-name="ce8" table:formula="of:=CEILING(([.F80]+[.G80])*0.75;1)" office:value-type="float" office:value="9">
            <text:p>9</text:p>
          </table:table-cell>
          <table:table-cell table:number-columns-repeated="17" table:style-name="ce8"/>
          <table:table-cell table:style-name="ce8"/>
          <table:table-cell table:style-name="ce8"/>
          <table:table-cell table:style-name="ce13"/>
          <table:table-cell table:style-name="ce13" table:formula="of:=IF([.Y80]&gt;0;[.B$136];1)*IF([.P80]&gt;0;[.P80];1)*IF([.AA80]=1;[.AA80]*[.B$138];1)*([.I80]*[.B$121]+[.J80]*[.B$122]+[.K80]*[.B$123]+[.L80]*[.B$124]+[.M80]*[.B$126]+[.N80]*[.B$126]+[.O80]*[.B$127]+[.Q80]*[.B$128]+[.R80]*[.B$129]+[.S80]*[.B$130]+[.T80]*[.B$131]+[.U80]*[.B$132]+[.V80]*[.B$133]+[.W80]*[.B$134]+[.X80]*[.B$135]+[.AB80]*[.B$139])" office:value-type="float" office:value="0">
            <text:p>0.0</text:p>
          </table:table-cell>
          <table:table-cell table:style-name="ce16" table:formula="of:=[.AC80]+[.H80]-[.F80]-[.G80]" office:value-type="float" office:value="-3">
            <text:p>-3.0</text:p>
          </table:table-cell>
          <table:table-cell table:style-name="ce18" table:formula="of:=[.AD80]" office:value-type="float" office:value="-3">
            <text:p>-3.0</text:p>
          </table:table-cell>
          <table:table-cell table:number-columns-repeated="993"/>
        </table:table-row>
        <table:table-row table:style-name="ro4">
          <table:table-cell table:style-name="Default" office:value-type="string">
            <text:p>Illyria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8" office:value-type="float" office:value="1">
            <text:p>1</text:p>
          </table:table-cell>
          <table:table-cell table:style-name="ce8"/>
          <table:table-cell table:style-name="ce8" office:value-type="float" office:value="12">
            <text:p>12</text:p>
          </table:table-cell>
          <table:table-cell table:style-name="ce8" table:formula="of:=CEILING(([.F81]+[.G81])*0.75;1)" office:value-type="float" office:value="9">
            <text:p>9</text:p>
          </table:table-cell>
          <table:table-cell table:number-columns-repeated="17" table:style-name="ce8"/>
          <table:table-cell table:style-name="ce8"/>
          <table:table-cell table:style-name="ce8"/>
          <table:table-cell table:style-name="ce13"/>
          <table:table-cell table:style-name="ce13" table:formula="of:=IF([.Y81]&gt;0;[.B$136];1)*IF([.P81]&gt;0;[.P81];1)*IF([.AA81]=1;[.AA81]*[.B$138];1)*([.I81]*[.B$121]+[.J81]*[.B$122]+[.K81]*[.B$123]+[.L81]*[.B$124]+[.M81]*[.B$126]+[.N81]*[.B$126]+[.O81]*[.B$127]+[.Q81]*[.B$128]+[.R81]*[.B$129]+[.S81]*[.B$130]+[.T81]*[.B$131]+[.U81]*[.B$132]+[.V81]*[.B$133]+[.W81]*[.B$134]+[.X81]*[.B$135]+[.AB81]*[.B$139])" office:value-type="float" office:value="0">
            <text:p>0.0</text:p>
          </table:table-cell>
          <table:table-cell table:style-name="ce16" table:formula="of:=[.AC81]+[.H81]-[.F81]-[.G81]" office:value-type="float" office:value="-3">
            <text:p>-3.0</text:p>
          </table:table-cell>
          <table:table-cell table:style-name="ce18" table:formula="of:=[.AD81]" office:value-type="float" office:value="-3">
            <text:p>-3.0</text:p>
          </table:table-cell>
          <table:table-cell table:number-columns-repeated="993"/>
        </table:table-row>
        <table:table-row table:style-name="ro4">
          <table:table-cell table:style-name="Default" office:value-type="string">
            <text:p>Mira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8" office:value-type="float" office:value="1">
            <text:p>1</text:p>
          </table:table-cell>
          <table:table-cell table:style-name="ce8"/>
          <table:table-cell table:style-name="ce8" office:value-type="float" office:value="13">
            <text:p>13</text:p>
          </table:table-cell>
          <table:table-cell table:style-name="ce8" table:formula="of:=CEILING(([.F82]+[.G82])*0.75;1)" office:value-type="float" office:value="10">
            <text:p>10</text:p>
          </table:table-cell>
          <table:table-cell table:number-columns-repeated="17" table:style-name="ce8"/>
          <table:table-cell table:style-name="ce8"/>
          <table:table-cell table:style-name="ce8"/>
          <table:table-cell table:style-name="ce13"/>
          <table:table-cell table:style-name="ce13" table:formula="of:=IF([.Y82]&gt;0;[.B$136];1)*IF([.P82]&gt;0;[.P82];1)*IF([.AA82]=1;[.AA82]*[.B$138];1)*([.I82]*[.B$121]+[.J82]*[.B$122]+[.K82]*[.B$123]+[.L82]*[.B$124]+[.M82]*[.B$126]+[.N82]*[.B$126]+[.O82]*[.B$127]+[.Q82]*[.B$128]+[.R82]*[.B$129]+[.S82]*[.B$130]+[.T82]*[.B$131]+[.U82]*[.B$132]+[.V82]*[.B$133]+[.W82]*[.B$134]+[.X82]*[.B$135]+[.AB82]*[.B$139])" office:value-type="float" office:value="0">
            <text:p>0.0</text:p>
          </table:table-cell>
          <table:table-cell table:style-name="ce16" table:formula="of:=[.AC82]+[.H82]-[.F82]-[.G82]" office:value-type="float" office:value="-3">
            <text:p>-3.0</text:p>
          </table:table-cell>
          <table:table-cell table:style-name="ce18" table:formula="of:=[.AD82]" office:value-type="float" office:value="-3">
            <text:p>-3.0</text:p>
          </table:table-cell>
          <table:table-cell table:number-columns-repeated="993"/>
        </table:table-row>
        <table:table-row table:style-name="ro4">
          <table:table-cell table:style-name="Default" office:value-type="string">
            <text:p>Salacia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8" office:value-type="float" office:value="1">
            <text:p>1</text:p>
          </table:table-cell>
          <table:table-cell table:style-name="ce8"/>
          <table:table-cell table:style-name="ce8" office:value-type="float" office:value="13">
            <text:p>13</text:p>
          </table:table-cell>
          <table:table-cell table:style-name="ce8" table:formula="of:=CEILING(([.F83]+[.G83])*0.75;1)" office:value-type="float" office:value="10">
            <text:p>10</text:p>
          </table:table-cell>
          <table:table-cell table:number-columns-repeated="17" table:style-name="ce8"/>
          <table:table-cell table:style-name="ce8"/>
          <table:table-cell table:style-name="ce8"/>
          <table:table-cell table:style-name="ce13"/>
          <table:table-cell table:style-name="ce13" table:formula="of:=IF([.Y83]&gt;0;[.B$136];1)*IF([.P83]&gt;0;[.P83];1)*IF([.AA83]=1;[.AA83]*[.B$138];1)*([.I83]*[.B$121]+[.J83]*[.B$122]+[.K83]*[.B$123]+[.L83]*[.B$124]+[.M83]*[.B$126]+[.N83]*[.B$126]+[.O83]*[.B$127]+[.Q83]*[.B$128]+[.R83]*[.B$129]+[.S83]*[.B$130]+[.T83]*[.B$131]+[.U83]*[.B$132]+[.V83]*[.B$133]+[.W83]*[.B$134]+[.X83]*[.B$135]+[.AB83]*[.B$139])" office:value-type="float" office:value="0">
            <text:p>0.0</text:p>
          </table:table-cell>
          <table:table-cell table:style-name="ce16" table:formula="of:=[.AC83]+[.H83]-[.F83]-[.G83]" office:value-type="float" office:value="-3">
            <text:p>-3.0</text:p>
          </table:table-cell>
          <table:table-cell table:style-name="ce18" table:formula="of:=[.AD83]" office:value-type="float" office:value="-3">
            <text:p>-3.0</text:p>
          </table:table-cell>
          <table:table-cell table:number-columns-repeated="993"/>
        </table:table-row>
        <table:table-row table:style-name="ro4">
          <table:table-cell table:style-name="Default" office:value-type="string">
            <text:p>Aurora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7">
            <text:p>7</text:p>
          </table:table-cell>
          <table:table-cell table:style-name="ce8" table:formula="of:=CEILING(([.F84]+[.G84])*0.75;1)" office:value-type="float" office:value="11">
            <text:p>11</text:p>
          </table:table-cell>
          <table:table-cell table:number-columns-repeated="17" table:style-name="ce8"/>
          <table:table-cell table:style-name="ce8"/>
          <table:table-cell table:style-name="ce8"/>
          <table:table-cell table:style-name="ce13"/>
          <table:table-cell table:style-name="ce13" table:formula="of:=IF([.Y84]&gt;0;[.B$136];1)*IF([.P84]&gt;0;[.P84];1)*IF([.AA84]=1;[.AA84]*[.B$138];1)*([.I84]*[.B$121]+[.J84]*[.B$122]+[.K84]*[.B$123]+[.L84]*[.B$124]+[.M84]*[.B$126]+[.N84]*[.B$126]+[.O84]*[.B$127]+[.Q84]*[.B$128]+[.R84]*[.B$129]+[.S84]*[.B$130]+[.T84]*[.B$131]+[.U84]*[.B$132]+[.V84]*[.B$133]+[.W84]*[.B$134]+[.X84]*[.B$135]+[.AB84]*[.B$139])" office:value-type="float" office:value="0">
            <text:p>0.0</text:p>
          </table:table-cell>
          <table:table-cell table:style-name="ce16" table:formula="of:=[.AC84]+[.H84]-[.F84]-[.G84]" office:value-type="float" office:value="-3">
            <text:p>-3.0</text:p>
          </table:table-cell>
          <table:table-cell table:style-name="ce18" table:formula="of:=[.AD84]" office:value-type="float" office:value="-3">
            <text:p>-3.0</text:p>
          </table:table-cell>
          <table:table-cell table:number-columns-repeated="993"/>
        </table:table-row>
        <table:table-row table:style-name="ro4">
          <table:table-cell table:style-name="Default" office:value-type="string">
            <text:p>Black Hole Star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8" office:value-type="float" office:value="1">
            <text:p>1</text:p>
          </table:table-cell>
          <table:table-cell table:style-name="ce8"/>
          <table:table-cell table:style-name="ce8" office:value-type="float" office:value="15">
            <text:p>15</text:p>
          </table:table-cell>
          <table:table-cell table:style-name="ce8" table:formula="of:=CEILING(([.F85]+[.G85])*0.75;1)" office:value-type="float" office:value="12">
            <text:p>12</text:p>
          </table:table-cell>
          <table:table-cell table:number-columns-repeated="17" table:style-name="ce8"/>
          <table:table-cell table:style-name="ce8"/>
          <table:table-cell table:style-name="ce8"/>
          <table:table-cell table:style-name="ce13"/>
          <table:table-cell table:style-name="ce13" table:formula="of:=IF([.Y85]&gt;0;[.B$136];1)*IF([.P85]&gt;0;[.P85];1)*IF([.AA85]=1;[.AA85]*[.B$138];1)*([.I85]*[.B$121]+[.J85]*[.B$122]+[.K85]*[.B$123]+[.L85]*[.B$124]+[.M85]*[.B$126]+[.N85]*[.B$126]+[.O85]*[.B$127]+[.Q85]*[.B$128]+[.R85]*[.B$129]+[.S85]*[.B$130]+[.T85]*[.B$131]+[.U85]*[.B$132]+[.V85]*[.B$133]+[.W85]*[.B$134]+[.X85]*[.B$135]+[.AB85]*[.B$139])" office:value-type="float" office:value="0">
            <text:p>0.0</text:p>
          </table:table-cell>
          <table:table-cell table:style-name="ce16" table:formula="of:=[.AC85]+[.H85]-[.F85]-[.G85]" office:value-type="float" office:value="-3">
            <text:p>-3.0</text:p>
          </table:table-cell>
          <table:table-cell table:style-name="ce18" table:formula="of:=[.AD85]" office:value-type="float" office:value="-3">
            <text:p>-3.0</text:p>
          </table:table-cell>
          <table:table-cell table:number-columns-repeated="993"/>
        </table:table-row>
        <table:table-row table:style-name="ro4">
          <table:table-cell table:style-name="Default"/>
          <table:table-cell table:number-columns-repeated="3"/>
          <table:table-cell table:style-name="ce8"/>
          <table:table-cell table:style-name="ce8" table:formula="of:=SUM([.F63:.F85])" office:value-type="float" office:value="54">
            <text:p>54</text:p>
          </table:table-cell>
          <table:table-cell table:style-name="ce8" table:formula="of:=SUM([.G63:.G85])" office:value-type="float" office:value="168">
            <text:p>168</text:p>
          </table:table-cell>
          <table:table-cell table:style-name="ce8" table:formula="of:=AVERAGE([.H63:.H85])" office:value-type="float" office:value="7.60869565217391">
            <text:p>8</text:p>
          </table:table-cell>
          <table:table-cell table:number-columns-repeated="17" table:style-name="ce8"/>
          <table:table-cell table:style-name="ce8"/>
          <table:table-cell table:style-name="ce8"/>
          <table:table-cell table:style-name="ce13"/>
          <table:table-cell table:style-name="ce13" table:formula="of:=IF([.Y86]&gt;0;[.B$136];1)*IF([.P86]&gt;0;[.P86];1)*IF([.AA86]=1;[.AA86]*[.B$138];1)*([.I86]*[.B$121]+[.J86]*[.B$122]+[.K86]*[.B$123]+[.L86]*[.B$124]+[.M86]*[.B$126]+[.N86]*[.B$126]+[.O86]*[.B$127]+[.Q86]*[.B$128]+[.R86]*[.B$129]+[.S86]*[.B$130]+[.T86]*[.B$131]+[.U86]*[.B$132]+[.V86]*[.B$133]+[.W86]*[.B$134]+[.X86]*[.B$135]+[.AB86]*[.B$139])" office:value-type="float" office:value="0">
            <text:p>0.0</text:p>
          </table:table-cell>
          <table:table-cell table:style-name="ce16" table:formula="of:=[.AC86]+[.H86]-[.F86]-[.G86]" office:value-type="float" office:value="-214.391304347826">
            <text:p>-214.4</text:p>
          </table:table-cell>
          <table:table-cell table:style-name="ce18"/>
          <table:table-cell table:number-columns-repeated="993"/>
        </table:table-row>
        <table:table-row table:style-name="ro4">
          <table:table-cell table:style-name="Default"/>
          <table:table-cell table:number-columns-repeated="3"/>
          <table:table-cell table:style-name="ce8"/>
          <table:table-cell table:style-name="ce8"/>
          <table:table-cell table:style-name="ce8" table:formula="of:=[.G86]/[.F86]" office:value-type="float" office:value="3.11111111111111">
            <text:p>3</text:p>
          </table:table-cell>
          <table:table-cell table:number-columns-repeated="18" table:style-name="ce8"/>
          <table:table-cell table:style-name="ce8"/>
          <table:table-cell table:style-name="ce8"/>
          <table:table-cell table:style-name="ce13"/>
          <table:table-cell table:style-name="ce13" table:formula="of:=IF([.Y87]&gt;0;[.B$136];1)*IF([.P87]&gt;0;[.P87];1)*IF([.AA87]=1;[.AA87]*[.B$138];1)*([.I87]*[.B$121]+[.J87]*[.B$122]+[.K87]*[.B$123]+[.L87]*[.B$124]+[.M87]*[.B$126]+[.N87]*[.B$126]+[.O87]*[.B$127]+[.Q87]*[.B$128]+[.R87]*[.B$129]+[.S87]*[.B$130]+[.T87]*[.B$131]+[.U87]*[.B$132]+[.V87]*[.B$133]+[.W87]*[.B$134]+[.X87]*[.B$135]+[.AB87]*[.B$139])" office:value-type="float" office:value="0">
            <text:p>0.0</text:p>
          </table:table-cell>
          <table:table-cell table:style-name="ce16" table:formula="of:=[.AC87]+[.H87]-[.F87]-[.G87]" office:value-type="float" office:value="-3.11111111111111">
            <text:p>-3.1</text:p>
          </table:table-cell>
          <table:table-cell table:style-name="ce18"/>
          <table:table-cell table:number-columns-repeated="993"/>
        </table:table-row>
        <table:table-row table:style-name="ro4">
          <table:table-cell table:style-name="Default"/>
          <table:table-cell table:number-columns-repeated="3"/>
          <table:table-cell table:style-name="ce8"/>
          <table:table-cell table:number-columns-repeated="20" table:style-name="ce8"/>
          <table:table-cell table:style-name="ce8"/>
          <table:table-cell table:style-name="ce8"/>
          <table:table-cell table:style-name="ce13"/>
          <table:table-cell table:style-name="ce13" table:formula="of:=IF([.Y88]&gt;0;[.B$136];1)*IF([.P88]&gt;0;[.P88];1)*IF([.AA88]=1;[.AA88]*[.B$138];1)*([.I88]*[.B$121]+[.J88]*[.B$122]+[.K88]*[.B$123]+[.L88]*[.B$124]+[.M88]*[.B$126]+[.N88]*[.B$126]+[.O88]*[.B$127]+[.Q88]*[.B$128]+[.R88]*[.B$129]+[.S88]*[.B$130]+[.T88]*[.B$131]+[.U88]*[.B$132]+[.V88]*[.B$133]+[.W88]*[.B$134]+[.X88]*[.B$135]+[.AB88]*[.B$139])" office:value-type="float" office:value="0">
            <text:p>0.0</text:p>
          </table:table-cell>
          <table:table-cell table:style-name="ce16" table:formula="of:=[.AC88]+[.H88]-[.F88]-[.G88]" office:value-type="float" office:value="0">
            <text:p>0.0</text:p>
          </table:table-cell>
          <table:table-cell table:style-name="ce18"/>
          <table:table-cell table:number-columns-repeated="993"/>
        </table:table-row>
        <table:table-row table:style-name="ro4">
          <table:table-cell table:style-name="Default" office:value-type="string">
            <text:p>Monsters</text:p>
          </table:table-cell>
          <table:table-cell table:number-columns-repeated="2"/>
          <table:table-cell office:value-type="string">
            <text:p>~25 of these</text:p>
          </table:table-cell>
          <table:table-cell table:style-name="ce8"/>
          <table:table-cell table:number-columns-repeated="20" table:style-name="ce8"/>
          <table:table-cell table:style-name="ce8"/>
          <table:table-cell table:style-name="ce8"/>
          <table:table-cell table:style-name="ce13"/>
          <table:table-cell table:style-name="ce13" table:formula="of:=IF([.Y89]&gt;0;[.B$136];1)*IF([.P89]&gt;0;[.P89];1)*IF([.AA89]=1;[.AA89]*[.B$138];1)*([.I89]*[.B$121]+[.J89]*[.B$122]+[.K89]*[.B$123]+[.L89]*[.B$124]+[.M89]*[.B$126]+[.N89]*[.B$126]+[.O89]*[.B$127]+[.Q89]*[.B$128]+[.R89]*[.B$129]+[.S89]*[.B$130]+[.T89]*[.B$131]+[.U89]*[.B$132]+[.V89]*[.B$133]+[.W89]*[.B$134]+[.X89]*[.B$135]+[.AB89]*[.B$139])" office:value-type="float" office:value="0">
            <text:p>0.0</text:p>
          </table:table-cell>
          <table:table-cell table:style-name="ce16" table:formula="of:=[.AC89]+[.H89]-[.F89]-[.G89]" office:value-type="float" office:value="0">
            <text:p>0.0</text:p>
          </table:table-cell>
          <table:table-cell table:style-name="ce18"/>
          <table:table-cell table:number-columns-repeated="993"/>
        </table:table-row>
        <table:table-row table:style-name="ro4">
          <table:table-cell table:style-name="Default"/>
          <table:table-cell office:value-type="string">
            <text:p>MO</text:p>
          </table:table-cell>
          <table:table-cell/>
          <table:table-cell office:value-type="string">
            <text:p>Put this card in your field. Once per turn, you may colonize any planet for free</text:p>
          </table:table-cell>
          <table:table-cell table:style-name="ce8"/>
          <table:table-cell table:style-name="ce8"/>
          <table:table-cell table:style-name="ce8" office:value-type="float" office:value="13">
            <text:p>13</text:p>
          </table:table-cell>
          <table:table-cell table:style-name="ce8" office:value-type="float" office:value="6">
            <text:p>6</text:p>
          </table:table-cell>
          <table:table-cell table:number-columns-repeated="17" table:style-name="ce8"/>
          <table:table-cell table:style-name="ce8"/>
          <table:table-cell table:style-name="ce8"/>
          <table:table-cell table:style-name="ce13" table:formula="of:=[.H86]*2" office:value-type="float" office:value="15.2173913043478">
            <text:p>15.2</text:p>
          </table:table-cell>
          <table:table-cell table:style-name="ce13" table:formula="of:=IF([.Y90]&gt;0;[.B$136];1)*IF([.P90]&gt;0;[.P90];1)*IF([.AA90]=1;[.AA90]*[.B$138];1)*([.I90]*[.B$121]+[.J90]*[.B$122]+[.K90]*[.B$123]+[.L90]*[.B$124]+[.M90]*[.B$126]+[.N90]*[.B$126]+[.O90]*[.B$127]+[.Q90]*[.B$128]+[.R90]*[.B$129]+[.S90]*[.B$130]+[.T90]*[.B$131]+[.U90]*[.B$132]+[.V90]*[.B$133]+[.W90]*[.B$134]+[.X90]*[.B$135]+[.AB90]*[.B$139])" office:value-type="float" office:value="15.2173913043478">
            <text:p>15.2</text:p>
          </table:table-cell>
          <table:table-cell table:style-name="ce16" table:formula="of:=[.AC90]+[.H90]-[.F90]-[.G90]" office:value-type="float" office:value="8.21739130434783">
            <text:p>8.2</text:p>
          </table:table-cell>
          <table:table-cell table:style-name="ce18"/>
          <table:table-cell table:number-columns-repeated="993"/>
        </table:table-row>
        <table:table-row table:style-name="ro4">
          <table:table-cell table:style-name="Default"/>
          <table:table-cell office:value-type="string">
            <text:p>R</text:p>
          </table:table-cell>
          <table:table-cell table:number-columns-repeated="2"/>
          <table:table-cell table:style-name="ce8"/>
          <table:table-cell table:number-columns-repeated="20" table:style-name="ce8"/>
          <table:table-cell table:style-name="ce8"/>
          <table:table-cell table:style-name="ce8"/>
          <table:table-cell table:style-name="ce13"/>
          <table:table-cell table:style-name="ce13" table:formula="of:=IF([.Y91]&gt;0;[.B$136];1)*IF([.P91]&gt;0;[.P91];1)*IF([.AA91]=1;[.AA91]*[.B$138];1)*([.I91]*[.B$121]+[.J91]*[.B$122]+[.K91]*[.B$123]+[.L91]*[.B$124]+[.M91]*[.B$126]+[.N91]*[.B$126]+[.O91]*[.B$127]+[.Q91]*[.B$128]+[.R91]*[.B$129]+[.S91]*[.B$130]+[.T91]*[.B$131]+[.U91]*[.B$132]+[.V91]*[.B$133]+[.W91]*[.B$134]+[.X91]*[.B$135]+[.AB91]*[.B$139])" office:value-type="float" office:value="0">
            <text:p>0.0</text:p>
          </table:table-cell>
          <table:table-cell table:style-name="ce16" table:formula="of:=[.AC91]+[.H91]-[.F91]-[.G91]" office:value-type="float" office:value="0">
            <text:p>0.0</text:p>
          </table:table-cell>
          <table:table-cell table:style-name="ce18"/>
          <table:table-cell table:number-columns-repeated="993"/>
        </table:table-row>
        <table:table-row table:style-name="ro4">
          <table:table-cell table:style-name="Default"/>
          <table:table-cell office:value-type="string">
            <text:p>ME</text:p>
          </table:table-cell>
          <table:table-cell table:number-columns-repeated="2"/>
          <table:table-cell table:style-name="ce8"/>
          <table:table-cell table:number-columns-repeated="20" table:style-name="ce8"/>
          <table:table-cell table:style-name="ce8"/>
          <table:table-cell table:style-name="ce8"/>
          <table:table-cell table:style-name="ce13"/>
          <table:table-cell table:style-name="ce13" table:formula="of:=IF([.Y92]&gt;0;[.B$136];1)*IF([.P92]&gt;0;[.P92];1)*IF([.AA92]=1;[.AA92]*[.B$138];1)*([.I92]*[.B$121]+[.J92]*[.B$122]+[.K92]*[.B$123]+[.L92]*[.B$124]+[.M92]*[.B$126]+[.N92]*[.B$126]+[.O92]*[.B$127]+[.Q92]*[.B$128]+[.R92]*[.B$129]+[.S92]*[.B$130]+[.T92]*[.B$131]+[.U92]*[.B$132]+[.V92]*[.B$133]+[.W92]*[.B$134]+[.X92]*[.B$135]+[.AB92]*[.B$139])" office:value-type="float" office:value="0">
            <text:p>0.0</text:p>
          </table:table-cell>
          <table:table-cell table:style-name="ce16" table:formula="of:=[.AC92]+[.H92]-[.F92]-[.G92]" office:value-type="float" office:value="0">
            <text:p>0.0</text:p>
          </table:table-cell>
          <table:table-cell table:style-name="ce18"/>
          <table:table-cell table:number-columns-repeated="993"/>
        </table:table-row>
        <table:table-row table:style-name="ro4">
          <table:table-cell table:style-name="Default"/>
          <table:table-cell table:number-columns-repeated="2"/>
          <table:table-cell office:value-type="string">
            <text:p>Each opponent must either: discard a card or lose 2 reward</text:p>
          </table:table-cell>
          <table:table-cell table:style-name="ce8"/>
          <table:table-cell table:number-columns-repeated="20" table:style-name="ce8"/>
          <table:table-cell table:style-name="ce8"/>
          <table:table-cell table:style-name="ce8"/>
          <table:table-cell table:style-name="ce13"/>
          <table:table-cell table:style-name="ce13" table:formula="of:=IF([.Y93]&gt;0;[.B$136];1)*IF([.P93]&gt;0;[.P93];1)*IF([.AA93]=1;[.AA93]*[.B$138];1)*([.I93]*[.B$121]+[.J93]*[.B$122]+[.K93]*[.B$123]+[.L93]*[.B$124]+[.M93]*[.B$126]+[.N93]*[.B$126]+[.O93]*[.B$127]+[.Q93]*[.B$128]+[.R93]*[.B$129]+[.S93]*[.B$130]+[.T93]*[.B$131]+[.U93]*[.B$132]+[.V93]*[.B$133]+[.W93]*[.B$134]+[.X93]*[.B$135]+[.AB93]*[.B$139])" office:value-type="float" office:value="0">
            <text:p>0.0</text:p>
          </table:table-cell>
          <table:table-cell table:style-name="ce16" table:formula="of:=[.AC93]+[.H93]-[.F93]-[.G93]" office:value-type="float" office:value="0">
            <text:p>0.0</text:p>
          </table:table-cell>
          <table:table-cell table:style-name="ce18"/>
          <table:table-cell table:number-columns-repeated="993"/>
        </table:table-row>
        <table:table-row table:style-name="ro4">
          <table:table-cell table:style-name="Default"/>
          <table:table-cell table:number-columns-repeated="2"/>
          <table:table-cell office:value-type="string">
            <text:p>Scrap all monsters or non-monsters in the trade row</text:p>
          </table:table-cell>
          <table:table-cell table:style-name="ce8"/>
          <table:table-cell table:number-columns-repeated="20" table:style-name="ce8"/>
          <table:table-cell table:style-name="ce8"/>
          <table:table-cell table:style-name="ce8"/>
          <table:table-cell table:style-name="ce13"/>
          <table:table-cell table:style-name="ce13" table:formula="of:=IF([.Y94]&gt;0;[.B$136];1)*IF([.P94]&gt;0;[.P94];1)*IF([.AA94]=1;[.AA94]*[.B$138];1)*([.I94]*[.B$121]+[.J94]*[.B$122]+[.K94]*[.B$123]+[.L94]*[.B$124]+[.M94]*[.B$126]+[.N94]*[.B$126]+[.O94]*[.B$127]+[.Q94]*[.B$128]+[.R94]*[.B$129]+[.S94]*[.B$130]+[.T94]*[.B$131]+[.U94]*[.B$132]+[.V94]*[.B$133]+[.W94]*[.B$134]+[.X94]*[.B$135]+[.AB94]*[.B$139])" office:value-type="float" office:value="0">
            <text:p>0.0</text:p>
          </table:table-cell>
          <table:table-cell table:style-name="ce16" table:formula="of:=[.AC94]+[.H94]-[.F94]-[.G94]" office:value-type="float" office:value="0">
            <text:p>0.0</text:p>
          </table:table-cell>
          <table:table-cell table:style-name="ce18"/>
          <table:table-cell table:number-columns-repeated="993"/>
        </table:table-row>
        <table:table-row table:style-name="ro4">
          <table:table-cell table:style-name="Default"/>
          <table:table-cell table:number-columns-repeated="3"/>
          <table:table-cell table:style-name="ce8"/>
          <table:table-cell table:number-columns-repeated="20" table:style-name="ce8"/>
          <table:table-cell table:style-name="ce8"/>
          <table:table-cell table:style-name="ce8"/>
          <table:table-cell table:style-name="ce13"/>
          <table:table-cell table:style-name="ce13" table:formula="of:=IF([.Y95]&gt;0;[.B$136];1)*IF([.P95]&gt;0;[.P95];1)*IF([.AA95]=1;[.AA95]*[.B$138];1)*([.I95]*[.B$121]+[.J95]*[.B$122]+[.K95]*[.B$123]+[.L95]*[.B$124]+[.M95]*[.B$126]+[.N95]*[.B$126]+[.O95]*[.B$127]+[.Q95]*[.B$128]+[.R95]*[.B$129]+[.S95]*[.B$130]+[.T95]*[.B$131]+[.U95]*[.B$132]+[.V95]*[.B$133]+[.W95]*[.B$134]+[.X95]*[.B$135]+[.AB95]*[.B$139])" office:value-type="float" office:value="0">
            <text:p>0.0</text:p>
          </table:table-cell>
          <table:table-cell table:style-name="ce16" table:formula="of:=[.AC95]+[.H95]-[.F95]-[.G95]" office:value-type="float" office:value="0">
            <text:p>0.0</text:p>
          </table:table-cell>
          <table:table-cell table:style-name="ce18"/>
          <table:table-cell table:number-columns-repeated="993"/>
        </table:table-row>
        <table:table-row table:style-name="ro4">
          <table:table-cell table:style-name="Default"/>
          <table:table-cell table:number-columns-repeated="3"/>
          <table:table-cell table:style-name="ce8"/>
          <table:table-cell table:number-columns-repeated="20" table:style-name="ce8"/>
          <table:table-cell table:style-name="ce8"/>
          <table:table-cell table:style-name="ce8"/>
          <table:table-cell table:style-name="ce13"/>
          <table:table-cell table:style-name="ce13" table:formula="of:=IF([.Y96]&gt;0;[.B$136];1)*IF([.P96]&gt;0;[.P96];1)*IF([.AA96]=1;[.AA96]*[.B$138];1)*([.I96]*[.B$121]+[.J96]*[.B$122]+[.K96]*[.B$123]+[.L96]*[.B$124]+[.M96]*[.B$126]+[.N96]*[.B$126]+[.O96]*[.B$127]+[.Q96]*[.B$128]+[.R96]*[.B$129]+[.S96]*[.B$130]+[.T96]*[.B$131]+[.U96]*[.B$132]+[.V96]*[.B$133]+[.W96]*[.B$134]+[.X96]*[.B$135]+[.AB96]*[.B$139])" office:value-type="float" office:value="0">
            <text:p>0.0</text:p>
          </table:table-cell>
          <table:table-cell table:style-name="ce16" table:formula="of:=[.AC96]+[.H96]-[.F96]-[.G96]" office:value-type="float" office:value="0">
            <text:p>0.0</text:p>
          </table:table-cell>
          <table:table-cell table:style-name="ce18"/>
          <table:table-cell table:number-columns-repeated="993"/>
        </table:table-row>
        <table:table-row table:style-name="ro4">
          <table:table-cell table:style-name="Default"/>
          <table:table-cell table:number-columns-repeated="3"/>
          <table:table-cell table:style-name="ce8"/>
          <table:table-cell table:number-columns-repeated="20" table:style-name="ce8"/>
          <table:table-cell table:style-name="ce8"/>
          <table:table-cell table:style-name="ce8"/>
          <table:table-cell table:style-name="ce13"/>
          <table:table-cell table:style-name="ce13" table:formula="of:=IF([.Y97]&gt;0;[.B$136];1)*IF([.P97]&gt;0;[.P97];1)*IF([.AA97]=1;[.AA97]*[.B$138];1)*([.I97]*[.B$121]+[.J97]*[.B$122]+[.K97]*[.B$123]+[.L97]*[.B$124]+[.M97]*[.B$126]+[.N97]*[.B$126]+[.O97]*[.B$127]+[.Q97]*[.B$128]+[.R97]*[.B$129]+[.S97]*[.B$130]+[.T97]*[.B$131]+[.U97]*[.B$132]+[.V97]*[.B$133]+[.W97]*[.B$134]+[.X97]*[.B$135]+[.AB97]*[.B$139])" office:value-type="float" office:value="0">
            <text:p>0.0</text:p>
          </table:table-cell>
          <table:table-cell table:style-name="ce16" table:formula="of:=[.AC97]+[.H97]-[.F97]-[.G97]" office:value-type="float" office:value="0">
            <text:p>0.0</text:p>
          </table:table-cell>
          <table:table-cell table:style-name="ce18"/>
          <table:table-cell table:number-columns-repeated="993"/>
        </table:table-row>
        <table:table-row table:style-name="ro4">
          <table:table-cell table:style-name="Default"/>
          <table:table-cell table:number-columns-repeated="3"/>
          <table:table-cell table:style-name="ce8"/>
          <table:table-cell table:number-columns-repeated="20" table:style-name="ce8"/>
          <table:table-cell table:style-name="ce8"/>
          <table:table-cell table:style-name="ce8"/>
          <table:table-cell table:style-name="ce13"/>
          <table:table-cell table:style-name="ce13" table:formula="of:=IF([.Y98]&gt;0;[.B$136];1)*IF([.P98]&gt;0;[.P98];1)*IF([.AA98]=1;[.AA98]*[.B$138];1)*([.I98]*[.B$121]+[.J98]*[.B$122]+[.K98]*[.B$123]+[.L98]*[.B$124]+[.M98]*[.B$126]+[.N98]*[.B$126]+[.O98]*[.B$127]+[.Q98]*[.B$128]+[.R98]*[.B$129]+[.S98]*[.B$130]+[.T98]*[.B$131]+[.U98]*[.B$132]+[.V98]*[.B$133]+[.W98]*[.B$134]+[.X98]*[.B$135]+[.AB98]*[.B$139])" office:value-type="float" office:value="0">
            <text:p>0.0</text:p>
          </table:table-cell>
          <table:table-cell table:style-name="ce16" table:formula="of:=[.AC98]+[.H98]-[.F98]-[.G98]" office:value-type="float" office:value="0">
            <text:p>0.0</text:p>
          </table:table-cell>
          <table:table-cell table:style-name="ce18"/>
          <table:table-cell table:number-columns-repeated="993"/>
        </table:table-row>
        <table:table-row table:style-name="ro4">
          <table:table-cell table:style-name="Default"/>
          <table:table-cell table:number-columns-repeated="3"/>
          <table:table-cell table:style-name="ce8"/>
          <table:table-cell table:number-columns-repeated="20" table:style-name="ce8"/>
          <table:table-cell table:style-name="ce8"/>
          <table:table-cell table:style-name="ce8"/>
          <table:table-cell table:style-name="ce13"/>
          <table:table-cell table:style-name="ce13" table:formula="of:=IF([.Y99]&gt;0;[.B$136];1)*IF([.P99]&gt;0;[.P99];1)*IF([.AA99]=1;[.AA99]*[.B$138];1)*([.I99]*[.B$121]+[.J99]*[.B$122]+[.K99]*[.B$123]+[.L99]*[.B$124]+[.M99]*[.B$126]+[.N99]*[.B$126]+[.O99]*[.B$127]+[.Q99]*[.B$128]+[.R99]*[.B$129]+[.S99]*[.B$130]+[.T99]*[.B$131]+[.U99]*[.B$132]+[.V99]*[.B$133]+[.W99]*[.B$134]+[.X99]*[.B$135]+[.AB99]*[.B$139])" office:value-type="float" office:value="0">
            <text:p>0.0</text:p>
          </table:table-cell>
          <table:table-cell table:style-name="ce16" table:formula="of:=[.AC99]+[.H99]-[.F99]-[.G99]" office:value-type="float" office:value="0">
            <text:p>0.0</text:p>
          </table:table-cell>
          <table:table-cell table:style-name="ce18"/>
          <table:table-cell table:number-columns-repeated="993"/>
        </table:table-row>
        <table:table-row table:style-name="ro4">
          <table:table-cell table:style-name="Default"/>
          <table:table-cell table:number-columns-repeated="3"/>
          <table:table-cell table:style-name="ce8"/>
          <table:table-cell table:number-columns-repeated="20" table:style-name="ce8"/>
          <table:table-cell table:style-name="ce8"/>
          <table:table-cell table:style-name="ce8"/>
          <table:table-cell table:style-name="ce13"/>
          <table:table-cell table:style-name="ce13" table:formula="of:=IF([.Y100]&gt;0;[.B$136];1)*IF([.P100]&gt;0;[.P100];1)*IF([.AA100]=1;[.AA100]*[.B$138];1)*([.I100]*[.B$121]+[.J100]*[.B$122]+[.K100]*[.B$123]+[.L100]*[.B$124]+[.M100]*[.B$126]+[.N100]*[.B$126]+[.O100]*[.B$127]+[.Q100]*[.B$128]+[.R100]*[.B$129]+[.S100]*[.B$130]+[.T100]*[.B$131]+[.U100]*[.B$132]+[.V100]*[.B$133]+[.W100]*[.B$134]+[.X100]*[.B$135]+[.AB100]*[.B$139])" office:value-type="float" office:value="0">
            <text:p>0.0</text:p>
          </table:table-cell>
          <table:table-cell table:style-name="ce16" table:formula="of:=[.AC100]+[.H100]-[.F100]-[.G100]" office:value-type="float" office:value="0">
            <text:p>0.0</text:p>
          </table:table-cell>
          <table:table-cell table:style-name="ce18"/>
          <table:table-cell table:number-columns-repeated="993"/>
        </table:table-row>
        <table:table-row table:style-name="ro4">
          <table:table-cell table:style-name="Default"/>
          <table:table-cell table:number-columns-repeated="3"/>
          <table:table-cell table:style-name="ce8"/>
          <table:table-cell table:number-columns-repeated="20" table:style-name="ce8"/>
          <table:table-cell table:style-name="ce8"/>
          <table:table-cell table:style-name="ce8"/>
          <table:table-cell table:style-name="ce13"/>
          <table:table-cell table:style-name="ce13" table:formula="of:=IF([.Y101]&gt;0;[.B$136];1)*IF([.P101]&gt;0;[.P101];1)*IF([.AA101]=1;[.AA101]*[.B$138];1)*([.I101]*[.B$121]+[.J101]*[.B$122]+[.K101]*[.B$123]+[.L101]*[.B$124]+[.M101]*[.B$126]+[.N101]*[.B$126]+[.O101]*[.B$127]+[.Q101]*[.B$128]+[.R101]*[.B$129]+[.S101]*[.B$130]+[.T101]*[.B$131]+[.U101]*[.B$132]+[.V101]*[.B$133]+[.W101]*[.B$134]+[.X101]*[.B$135]+[.AB101]*[.B$139])" office:value-type="float" office:value="0">
            <text:p>0.0</text:p>
          </table:table-cell>
          <table:table-cell table:style-name="ce16" table:formula="of:=[.AC101]+[.H101]-[.F101]-[.G101]" office:value-type="float" office:value="0">
            <text:p>0.0</text:p>
          </table:table-cell>
          <table:table-cell table:style-name="ce18"/>
          <table:table-cell table:number-columns-repeated="993"/>
        </table:table-row>
        <table:table-row table:style-name="ro4">
          <table:table-cell table:style-name="Default"/>
          <table:table-cell table:number-columns-repeated="3"/>
          <table:table-cell table:style-name="ce8"/>
          <table:table-cell table:number-columns-repeated="20" table:style-name="ce8"/>
          <table:table-cell table:style-name="ce8"/>
          <table:table-cell table:style-name="ce8"/>
          <table:table-cell table:style-name="ce13"/>
          <table:table-cell table:style-name="ce13" table:formula="of:=IF([.Y102]&gt;0;[.B$136];1)*IF([.P102]&gt;0;[.P102];1)*IF([.AA102]=1;[.AA102]*[.B$138];1)*([.I102]*[.B$121]+[.J102]*[.B$122]+[.K102]*[.B$123]+[.L102]*[.B$124]+[.M102]*[.B$126]+[.N102]*[.B$126]+[.O102]*[.B$127]+[.Q102]*[.B$128]+[.R102]*[.B$129]+[.S102]*[.B$130]+[.T102]*[.B$131]+[.U102]*[.B$132]+[.V102]*[.B$133]+[.W102]*[.B$134]+[.X102]*[.B$135]+[.AB102]*[.B$139])" office:value-type="float" office:value="0">
            <text:p>0.0</text:p>
          </table:table-cell>
          <table:table-cell table:style-name="ce16" table:formula="of:=[.AC102]+[.H102]-[.F102]-[.G102]" office:value-type="float" office:value="0">
            <text:p>0.0</text:p>
          </table:table-cell>
          <table:table-cell table:style-name="ce18"/>
          <table:table-cell table:number-columns-repeated="993"/>
        </table:table-row>
        <table:table-row table:style-name="ro4">
          <table:table-cell table:style-name="Default"/>
          <table:table-cell table:number-columns-repeated="3"/>
          <table:table-cell table:style-name="ce8"/>
          <table:table-cell table:number-columns-repeated="20" table:style-name="ce8"/>
          <table:table-cell table:style-name="ce8"/>
          <table:table-cell table:style-name="ce8"/>
          <table:table-cell table:style-name="ce13"/>
          <table:table-cell table:style-name="ce13" table:formula="of:=IF([.Y103]&gt;0;[.B$136];1)*IF([.P103]&gt;0;[.P103];1)*IF([.AA103]=1;[.AA103]*[.B$138];1)*([.I103]*[.B$121]+[.J103]*[.B$122]+[.K103]*[.B$123]+[.L103]*[.B$124]+[.M103]*[.B$126]+[.N103]*[.B$126]+[.O103]*[.B$127]+[.Q103]*[.B$128]+[.R103]*[.B$129]+[.S103]*[.B$130]+[.T103]*[.B$131]+[.U103]*[.B$132]+[.V103]*[.B$133]+[.W103]*[.B$134]+[.X103]*[.B$135]+[.AB103]*[.B$139])" office:value-type="float" office:value="0">
            <text:p>0.0</text:p>
          </table:table-cell>
          <table:table-cell table:style-name="ce16" table:formula="of:=[.AC103]+[.H103]-[.F103]-[.G103]" office:value-type="float" office:value="0">
            <text:p>0.0</text:p>
          </table:table-cell>
          <table:table-cell table:style-name="ce18"/>
          <table:table-cell table:number-columns-repeated="993"/>
        </table:table-row>
        <table:table-row table:style-name="ro4">
          <table:table-cell table:style-name="Default"/>
          <table:table-cell table:number-columns-repeated="3"/>
          <table:table-cell table:style-name="ce8"/>
          <table:table-cell table:number-columns-repeated="20" table:style-name="ce8"/>
          <table:table-cell table:style-name="ce8"/>
          <table:table-cell table:style-name="ce8"/>
          <table:table-cell table:style-name="ce13"/>
          <table:table-cell table:style-name="ce13" table:formula="of:=IF([.Y104]&gt;0;[.B$136];1)*IF([.P104]&gt;0;[.P104];1)*IF([.AA104]=1;[.AA104]*[.B$138];1)*([.I104]*[.B$121]+[.J104]*[.B$122]+[.K104]*[.B$123]+[.L104]*[.B$124]+[.M104]*[.B$126]+[.N104]*[.B$126]+[.O104]*[.B$127]+[.Q104]*[.B$128]+[.R104]*[.B$129]+[.S104]*[.B$130]+[.T104]*[.B$131]+[.U104]*[.B$132]+[.V104]*[.B$133]+[.W104]*[.B$134]+[.X104]*[.B$135]+[.AB104]*[.B$139])" office:value-type="float" office:value="0">
            <text:p>0.0</text:p>
          </table:table-cell>
          <table:table-cell table:style-name="ce16" table:formula="of:=[.AC104]+[.H104]-[.F104]-[.G104]" office:value-type="float" office:value="0">
            <text:p>0.0</text:p>
          </table:table-cell>
          <table:table-cell table:style-name="ce18"/>
          <table:table-cell table:number-columns-repeated="993"/>
        </table:table-row>
        <table:table-row table:style-name="ro4">
          <table:table-cell table:style-name="Default"/>
          <table:table-cell table:number-columns-repeated="3"/>
          <table:table-cell table:style-name="ce8"/>
          <table:table-cell table:number-columns-repeated="20" table:style-name="ce8"/>
          <table:table-cell table:style-name="ce8"/>
          <table:table-cell table:style-name="ce8"/>
          <table:table-cell table:style-name="ce13"/>
          <table:table-cell table:style-name="ce13" table:formula="of:=IF([.Y105]&gt;0;[.B$136];1)*IF([.P105]&gt;0;[.P105];1)*IF([.AA105]=1;[.AA105]*[.B$138];1)*([.I105]*[.B$121]+[.J105]*[.B$122]+[.K105]*[.B$123]+[.L105]*[.B$124]+[.M105]*[.B$126]+[.N105]*[.B$126]+[.O105]*[.B$127]+[.Q105]*[.B$128]+[.R105]*[.B$129]+[.S105]*[.B$130]+[.T105]*[.B$131]+[.U105]*[.B$132]+[.V105]*[.B$133]+[.W105]*[.B$134]+[.X105]*[.B$135]+[.AB105]*[.B$139])" office:value-type="float" office:value="0">
            <text:p>0.0</text:p>
          </table:table-cell>
          <table:table-cell table:style-name="ce16" table:formula="of:=[.AC105]+[.H105]-[.F105]-[.G105]" office:value-type="float" office:value="0">
            <text:p>0.0</text:p>
          </table:table-cell>
          <table:table-cell table:style-name="ce18"/>
          <table:table-cell table:number-columns-repeated="993"/>
        </table:table-row>
        <table:table-row table:style-name="ro4">
          <table:table-cell table:style-name="Default"/>
          <table:table-cell table:number-columns-repeated="3"/>
          <table:table-cell table:style-name="ce8"/>
          <table:table-cell table:number-columns-repeated="20" table:style-name="ce8"/>
          <table:table-cell table:style-name="ce8"/>
          <table:table-cell table:style-name="ce8"/>
          <table:table-cell table:style-name="ce13"/>
          <table:table-cell table:style-name="ce13" table:formula="of:=IF([.Y106]&gt;0;[.B$136];1)*IF([.P106]&gt;0;[.P106];1)*IF([.AA106]=1;[.AA106]*[.B$138];1)*([.I106]*[.B$121]+[.J106]*[.B$122]+[.K106]*[.B$123]+[.L106]*[.B$124]+[.M106]*[.B$126]+[.N106]*[.B$126]+[.O106]*[.B$127]+[.Q106]*[.B$128]+[.R106]*[.B$129]+[.S106]*[.B$130]+[.T106]*[.B$131]+[.U106]*[.B$132]+[.V106]*[.B$133]+[.W106]*[.B$134]+[.X106]*[.B$135]+[.AB106]*[.B$139])" office:value-type="float" office:value="0">
            <text:p>0.0</text:p>
          </table:table-cell>
          <table:table-cell table:style-name="ce16" table:formula="of:=[.AC106]+[.H106]-[.F106]-[.G106]" office:value-type="float" office:value="0">
            <text:p>0.0</text:p>
          </table:table-cell>
          <table:table-cell table:style-name="ce18"/>
          <table:table-cell table:number-columns-repeated="993"/>
        </table:table-row>
        <table:table-row table:style-name="ro4">
          <table:table-cell table:style-name="Default"/>
          <table:table-cell table:number-columns-repeated="3"/>
          <table:table-cell table:style-name="ce8"/>
          <table:table-cell table:number-columns-repeated="20" table:style-name="ce8"/>
          <table:table-cell table:style-name="ce8"/>
          <table:table-cell table:style-name="ce8"/>
          <table:table-cell table:style-name="ce13"/>
          <table:table-cell table:style-name="ce13" table:formula="of:=IF([.Y107]&gt;0;[.B$136];1)*IF([.P107]&gt;0;[.P107];1)*IF([.AA107]=1;[.AA107]*[.B$138];1)*([.I107]*[.B$121]+[.J107]*[.B$122]+[.K107]*[.B$123]+[.L107]*[.B$124]+[.M107]*[.B$126]+[.N107]*[.B$126]+[.O107]*[.B$127]+[.Q107]*[.B$128]+[.R107]*[.B$129]+[.S107]*[.B$130]+[.T107]*[.B$131]+[.U107]*[.B$132]+[.V107]*[.B$133]+[.W107]*[.B$134]+[.X107]*[.B$135]+[.AB107]*[.B$139])" office:value-type="float" office:value="0">
            <text:p>0.0</text:p>
          </table:table-cell>
          <table:table-cell table:style-name="ce16" table:formula="of:=[.AC107]+[.H107]-[.F107]-[.G107]" office:value-type="float" office:value="0">
            <text:p>0.0</text:p>
          </table:table-cell>
          <table:table-cell table:style-name="ce18"/>
          <table:table-cell table:number-columns-repeated="993"/>
        </table:table-row>
        <table:table-row table:style-name="ro4">
          <table:table-cell table:style-name="Default"/>
          <table:table-cell table:number-columns-repeated="3"/>
          <table:table-cell table:style-name="ce8"/>
          <table:table-cell table:number-columns-repeated="20" table:style-name="ce8"/>
          <table:table-cell table:style-name="ce8"/>
          <table:table-cell table:style-name="ce8"/>
          <table:table-cell table:style-name="ce13"/>
          <table:table-cell table:style-name="ce13" table:formula="of:=IF([.Y108]&gt;0;[.B$136];1)*IF([.P108]&gt;0;[.P108];1)*IF([.AA108]=1;[.AA108]*[.B$138];1)*([.I108]*[.B$121]+[.J108]*[.B$122]+[.K108]*[.B$123]+[.L108]*[.B$124]+[.M108]*[.B$126]+[.N108]*[.B$126]+[.O108]*[.B$127]+[.Q108]*[.B$128]+[.R108]*[.B$129]+[.S108]*[.B$130]+[.T108]*[.B$131]+[.U108]*[.B$132]+[.V108]*[.B$133]+[.W108]*[.B$134]+[.X108]*[.B$135]+[.AB108]*[.B$139])" office:value-type="float" office:value="0">
            <text:p>0.0</text:p>
          </table:table-cell>
          <table:table-cell table:style-name="ce16" table:formula="of:=[.AC108]+[.H108]-[.F108]-[.G108]" office:value-type="float" office:value="0">
            <text:p>0.0</text:p>
          </table:table-cell>
          <table:table-cell table:style-name="ce18"/>
          <table:table-cell table:number-columns-repeated="993"/>
        </table:table-row>
        <table:table-row table:style-name="ro4">
          <table:table-cell table:style-name="Default"/>
          <table:table-cell table:number-columns-repeated="3"/>
          <table:table-cell table:style-name="ce8"/>
          <table:table-cell table:number-columns-repeated="20" table:style-name="ce8"/>
          <table:table-cell table:style-name="ce8"/>
          <table:table-cell table:style-name="ce8"/>
          <table:table-cell table:style-name="ce13"/>
          <table:table-cell table:style-name="ce13" table:formula="of:=IF([.Y109]&gt;0;[.B$136];1)*IF([.P109]&gt;0;[.P109];1)*IF([.AA109]=1;[.AA109]*[.B$138];1)*([.I109]*[.B$121]+[.J109]*[.B$122]+[.K109]*[.B$123]+[.L109]*[.B$124]+[.M109]*[.B$126]+[.N109]*[.B$126]+[.O109]*[.B$127]+[.Q109]*[.B$128]+[.R109]*[.B$129]+[.S109]*[.B$130]+[.T109]*[.B$131]+[.U109]*[.B$132]+[.V109]*[.B$133]+[.W109]*[.B$134]+[.X109]*[.B$135]+[.AB109]*[.B$139])" office:value-type="float" office:value="0">
            <text:p>0.0</text:p>
          </table:table-cell>
          <table:table-cell table:style-name="ce16" table:formula="of:=[.AC109]+[.H109]-[.F109]-[.G109]" office:value-type="float" office:value="0">
            <text:p>0.0</text:p>
          </table:table-cell>
          <table:table-cell table:style-name="ce18"/>
          <table:table-cell table:number-columns-repeated="993"/>
        </table:table-row>
        <table:table-row table:style-name="ro4">
          <table:table-cell table:style-name="Default"/>
          <table:table-cell table:number-columns-repeated="3"/>
          <table:table-cell table:style-name="ce8"/>
          <table:table-cell table:number-columns-repeated="20" table:style-name="ce8"/>
          <table:table-cell table:style-name="ce8"/>
          <table:table-cell table:style-name="ce8"/>
          <table:table-cell table:style-name="ce13"/>
          <table:table-cell table:style-name="ce13" table:formula="of:=IF([.Y110]&gt;0;[.B$136];1)*IF([.P110]&gt;0;[.P110];1)*IF([.AA110]=1;[.AA110]*[.B$138];1)*([.I110]*[.B$121]+[.J110]*[.B$122]+[.K110]*[.B$123]+[.L110]*[.B$124]+[.M110]*[.B$126]+[.N110]*[.B$126]+[.O110]*[.B$127]+[.Q110]*[.B$128]+[.R110]*[.B$129]+[.S110]*[.B$130]+[.T110]*[.B$131]+[.U110]*[.B$132]+[.V110]*[.B$133]+[.W110]*[.B$134]+[.X110]*[.B$135]+[.AB110]*[.B$139])" office:value-type="float" office:value="0">
            <text:p>0.0</text:p>
          </table:table-cell>
          <table:table-cell table:style-name="ce16" table:formula="of:=[.AC110]+[.H110]-[.F110]-[.G110]" office:value-type="float" office:value="0">
            <text:p>0.0</text:p>
          </table:table-cell>
          <table:table-cell table:style-name="ce18"/>
          <table:table-cell table:number-columns-repeated="993"/>
        </table:table-row>
        <table:table-row table:style-name="ro4">
          <table:table-cell table:style-name="Default"/>
          <table:table-cell table:number-columns-repeated="3"/>
          <table:table-cell table:style-name="ce8"/>
          <table:table-cell table:number-columns-repeated="20" table:style-name="ce8"/>
          <table:table-cell table:style-name="ce8"/>
          <table:table-cell table:style-name="ce8"/>
          <table:table-cell table:style-name="ce13"/>
          <table:table-cell table:style-name="ce13" table:formula="of:=IF([.Y111]&gt;0;[.B$136];1)*IF([.P111]&gt;0;[.P111];1)*IF([.AA111]=1;[.AA111]*[.B$138];1)*([.I111]*[.B$121]+[.J111]*[.B$122]+[.K111]*[.B$123]+[.L111]*[.B$124]+[.M111]*[.B$126]+[.N111]*[.B$126]+[.O111]*[.B$127]+[.Q111]*[.B$128]+[.R111]*[.B$129]+[.S111]*[.B$130]+[.T111]*[.B$131]+[.U111]*[.B$132]+[.V111]*[.B$133]+[.W111]*[.B$134]+[.X111]*[.B$135]+[.AB111]*[.B$139])" office:value-type="float" office:value="0">
            <text:p>0.0</text:p>
          </table:table-cell>
          <table:table-cell table:style-name="ce16" table:formula="of:=[.AC111]+[.H111]-[.F111]-[.G111]" office:value-type="float" office:value="0">
            <text:p>0.0</text:p>
          </table:table-cell>
          <table:table-cell table:style-name="ce18"/>
          <table:table-cell table:number-columns-repeated="993"/>
        </table:table-row>
        <table:table-row table:style-name="ro4">
          <table:table-cell table:style-name="Default"/>
          <table:table-cell table:number-columns-repeated="3"/>
          <table:table-cell table:style-name="ce8"/>
          <table:table-cell table:number-columns-repeated="20" table:style-name="ce8"/>
          <table:table-cell table:style-name="ce8"/>
          <table:table-cell table:style-name="ce8"/>
          <table:table-cell table:style-name="ce13"/>
          <table:table-cell table:style-name="ce13" table:formula="of:=IF([.Y112]&gt;0;[.B$136];1)*IF([.P112]&gt;0;[.P112];1)*IF([.AA112]=1;[.AA112]*[.B$138];1)*([.I112]*[.B$121]+[.J112]*[.B$122]+[.K112]*[.B$123]+[.L112]*[.B$124]+[.M112]*[.B$126]+[.N112]*[.B$126]+[.O112]*[.B$127]+[.Q112]*[.B$128]+[.R112]*[.B$129]+[.S112]*[.B$130]+[.T112]*[.B$131]+[.U112]*[.B$132]+[.V112]*[.B$133]+[.W112]*[.B$134]+[.X112]*[.B$135]+[.AB112]*[.B$139])" office:value-type="float" office:value="0">
            <text:p>0.0</text:p>
          </table:table-cell>
          <table:table-cell table:style-name="ce16" table:formula="of:=[.AC112]+[.H112]-[.F112]-[.G112]" office:value-type="float" office:value="0">
            <text:p>0.0</text:p>
          </table:table-cell>
          <table:table-cell table:style-name="ce18"/>
          <table:table-cell table:number-columns-repeated="993"/>
        </table:table-row>
        <table:table-row table:style-name="ro4">
          <table:table-cell table:style-name="Default"/>
          <table:table-cell table:number-columns-repeated="3"/>
          <table:table-cell table:style-name="ce8"/>
          <table:table-cell table:number-columns-repeated="20" table:style-name="ce8"/>
          <table:table-cell table:style-name="ce8"/>
          <table:table-cell table:style-name="ce8"/>
          <table:table-cell table:style-name="ce13"/>
          <table:table-cell table:style-name="ce13" table:formula="of:=IF([.Y113]&gt;0;[.B$136];1)*IF([.P113]&gt;0;[.P113];1)*IF([.AA113]=1;[.AA113]*[.B$138];1)*([.I113]*[.B$121]+[.J113]*[.B$122]+[.K113]*[.B$123]+[.L113]*[.B$124]+[.M113]*[.B$126]+[.N113]*[.B$126]+[.O113]*[.B$127]+[.Q113]*[.B$128]+[.R113]*[.B$129]+[.S113]*[.B$130]+[.T113]*[.B$131]+[.U113]*[.B$132]+[.V113]*[.B$133]+[.W113]*[.B$134]+[.X113]*[.B$135]+[.AB113]*[.B$139])" office:value-type="float" office:value="0">
            <text:p>0.0</text:p>
          </table:table-cell>
          <table:table-cell table:style-name="ce16" table:formula="of:=[.AC113]+[.H113]-[.F113]-[.G113]" office:value-type="float" office:value="0">
            <text:p>0.0</text:p>
          </table:table-cell>
          <table:table-cell table:style-name="ce18"/>
          <table:table-cell table:number-columns-repeated="993"/>
        </table:table-row>
        <table:table-row table:style-name="ro4">
          <table:table-cell table:style-name="Default"/>
          <table:table-cell table:number-columns-repeated="3"/>
          <table:table-cell table:style-name="ce8"/>
          <table:table-cell table:number-columns-repeated="20" table:style-name="ce8"/>
          <table:table-cell table:style-name="ce8"/>
          <table:table-cell table:style-name="ce8"/>
          <table:table-cell table:style-name="ce13"/>
          <table:table-cell table:style-name="ce13" table:formula="of:=IF([.Y114]&gt;0;[.B$136];1)*IF([.P114]&gt;0;[.P114];1)*IF([.AA114]=1;[.AA114]*[.B$138];1)*([.I114]*[.B$121]+[.J114]*[.B$122]+[.K114]*[.B$123]+[.L114]*[.B$124]+[.M114]*[.B$126]+[.N114]*[.B$126]+[.O114]*[.B$127]+[.Q114]*[.B$128]+[.R114]*[.B$129]+[.S114]*[.B$130]+[.T114]*[.B$131]+[.U114]*[.B$132]+[.V114]*[.B$133]+[.W114]*[.B$134]+[.X114]*[.B$135]+[.AB114]*[.B$139])" office:value-type="float" office:value="0">
            <text:p>0.0</text:p>
          </table:table-cell>
          <table:table-cell table:style-name="ce16" table:formula="of:=[.AC114]+[.H114]-[.F114]-[.G114]" office:value-type="float" office:value="0">
            <text:p>0.0</text:p>
          </table:table-cell>
          <table:table-cell table:style-name="ce18"/>
          <table:table-cell table:number-columns-repeated="993"/>
        </table:table-row>
        <table:table-row table:style-name="ro4">
          <table:table-cell table:number-columns-repeated="4"/>
          <table:table-cell table:style-name="ce8"/>
          <table:table-cell table:number-columns-repeated="20" table:style-name="ce8"/>
          <table:table-cell table:style-name="ce8"/>
          <table:table-cell table:style-name="ce8"/>
          <table:table-cell table:style-name="ce13"/>
          <table:table-cell table:style-name="ce13" table:formula="of:=IF([.Y115]&gt;0;[.B$136];1)*IF([.P115]&gt;0;[.P115];1)*IF([.AA115]=1;[.AA115]*[.B$138];1)*([.I115]*[.B$121]+[.J115]*[.B$122]+[.K115]*[.B$123]+[.L115]*[.B$124]+[.M115]*[.B$126]+[.N115]*[.B$126]+[.O115]*[.B$127]+[.Q115]*[.B$128]+[.R115]*[.B$129]+[.S115]*[.B$130]+[.T115]*[.B$131]+[.U115]*[.B$132]+[.V115]*[.B$133]+[.W115]*[.B$134]+[.X115]*[.B$135]+[.AB115]*[.B$139])" office:value-type="float" office:value="0">
            <text:p>0.0</text:p>
          </table:table-cell>
          <table:table-cell table:style-name="ce16" table:formula="of:=[.AC115]+[.H115]-[.F115]-[.G115]" office:value-type="float" office:value="0">
            <text:p>0.0</text:p>
          </table:table-cell>
          <table:table-cell table:style-name="ce18"/>
          <table:table-cell table:number-columns-repeated="99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Weightings</text:p>
          </table:table-cell>
          <table:table-cell table:number-columns-repeated="1023"/>
        </table:table-row>
        <table:table-row table:style-name="ro2">
          <table:table-cell office:value-type="string">
            <text:p>Credit Cost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2">
          <table:table-cell office:value-type="string">
            <text:p>Strength Cost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2">
          <table:table-cell office:value-type="string">
            <text:p>Re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string">
            <text:p>Energy Loss</text:p>
          </table:table-cell>
          <table:table-cell office:value-type="float" office:value="-0.5">
            <text:p>-0.5</text:p>
          </table:table-cell>
          <table:table-cell table:number-columns-repeated="1022"/>
        </table:table-row>
        <table:table-row table:style-name="ro2">
          <table:table-cell office:value-type="string">
            <text:p>Credit Gain</text:p>
          </table:table-cell>
          <table:table-cell office:value-type="float" office:value="1.2">
            <text:p>1.2</text:p>
          </table:table-cell>
          <table:table-cell table:number-columns-repeated="1022"/>
        </table:table-row>
        <table:table-row table:style-name="ro2">
          <table:table-cell office:value-type="string">
            <text:p>Strength Gain</text:p>
          </table:table-cell>
          <table:table-cell office:value-type="float" office:value="1.4">
            <text:p>1.4</text:p>
          </table:table-cell>
          <table:table-cell table:number-columns-repeated="1022"/>
        </table:table-row>
        <table:table-row table:style-name="ro2">
          <table:table-cell office:value-type="string">
            <text:p>Energy Gain</text:p>
          </table:table-cell>
          <table:table-cell office:value-type="float" office:value="0.75">
            <text:p>0.75</text:p>
          </table:table-cell>
          <table:table-cell table:number-columns-repeated="1022"/>
        </table:table-row>
        <table:table-row table:style-name="ro2">
          <table:table-cell office:value-type="string">
            <text:p>Reward Gain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2">
          <table:table-cell office:value-type="string">
            <text:p>Shield Health</text:p>
          </table:table-cell>
          <table:table-cell office:value-type="float" office:value="0.75">
            <text:p>0.75</text:p>
          </table:table-cell>
          <table:table-cell table:number-columns-repeated="1022"/>
        </table:table-row>
        <table:table-row table:style-name="ro2">
          <table:table-cell office:value-type="string">
            <text:p>Planet Heal</text:p>
          </table:table-cell>
          <table:table-cell office:value-type="float" office:value="0.5">
            <text:p>0.5</text:p>
          </table:table-cell>
          <table:table-cell table:number-columns-repeated="1022"/>
        </table:table-row>
        <table:table-row table:style-name="ro2">
          <table:table-cell office:value-type="string">
            <text:p>Retain?</text:p>
          </table:table-cell>
          <table:table-cell office:value-type="float" office:value="0.25">
            <text:p>0.25</text:p>
          </table:table-cell>
          <table:table-cell table:number-columns-repeated="1022"/>
        </table:table-row>
        <table:table-row table:style-name="ro2">
          <table:table-cell office:value-type="string">
            <text:p>Scrap Discard?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string">
            <text:p>Scrap X?</text:p>
          </table:table-cell>
          <table:table-cell office:value-type="float" office:value="1.1">
            <text:p>1.1</text:p>
          </table:table-cell>
          <table:table-cell table:number-columns-repeated="1022"/>
        </table:table-row>
        <table:table-row table:style-name="ro2">
          <table:table-cell office:value-type="string">
            <text:p>Draw X?</text:p>
          </table:table-cell>
          <table:table-cell office:value-type="float" office:value="0.8">
            <text:p>0.8</text:p>
          </table:table-cell>
          <table:table-cell table:number-columns-repeated="1022"/>
        </table:table-row>
        <table:table-row table:style-name="ro2">
          <table:table-cell office:value-type="string">
            <text:p>Discard Y?</text:p>
          </table:table-cell>
          <table:table-cell office:value-type="float" office:value="-0.6">
            <text:p>-0.6</text:p>
          </table:table-cell>
          <table:table-cell table:number-columns-repeated="1022"/>
        </table:table-row>
        <table:table-row table:style-name="ro2">
          <table:table-cell office:value-type="string">
            <text:p>Transform Probability</text:p>
          </table:table-cell>
          <table:table-cell office:value-type="float" office:value="0.5">
            <text:p>0.5</text:p>
          </table:table-cell>
          <table:table-cell office:value-type="string">
            <text:p>basically a debuff since you won't always be able to transform the card before its first play</text:p>
          </table:table-cell>
          <table:table-cell table:number-columns-repeated="1021"/>
        </table:table-row>
        <table:table-row table:style-name="ro2">
          <table:table-cell office:value-type="string">
            <text:p>Pierce?</text:p>
          </table:table-cell>
          <table:table-cell office:value-type="float" office:value="0.2">
            <text:p>0.2</text:p>
          </table:table-cell>
          <table:table-cell table:number-columns-repeated="1022"/>
        </table:table-row>
        <table:table-row table:style-name="ro2">
          <table:table-cell office:value-type="string">
            <text:p>Empower?</text:p>
          </table:table-cell>
          <table:table-cell table:formula="of:=[.B130]-0.25" office:value-type="float" office:value="0.85">
            <text:p>0.85</text:p>
          </table:table-cell>
          <table:table-cell table:number-columns-repeated="1022"/>
        </table:table-row>
        <table:table-row table:style-name="ro2">
          <table:table-cell office:value-type="string">
            <text:p>X or Y?</text:p>
          </table:table-cell>
          <table:table-cell office:value-type="float" office:value="0.6">
            <text:p>0.6</text:p>
          </table:table-cell>
          <table:table-cell table:number-columns-repeated="1022"/>
        </table:table-row>
        <table:table-row table:style-name="ro2">
          <table:table-cell office:value-type="string">
            <text:p>Trash?</text:p>
          </table:table-cell>
          <table:table-cell office:value-type="float" office:value="0.33">
            <text:p>0.33</text:p>
          </table:table-cell>
          <table:table-cell table:number-columns-repeated="1022"/>
        </table:table-row>
        <table:table-row table:style-name="ro2">
          <table:table-cell office:value-type="string">
            <text:p>Ally?</text:p>
          </table:table-cell>
          <table:table-cell office:value-type="float" office:value="0.4">
            <text:p>0.4</text:p>
          </table:table-cell>
          <table:table-cell table:number-columns-repeated="1022"/>
        </table:table-row>
        <table:table-row table:style-name="ro2">
          <table:table-cell office:value-type="string">
            <text:p>Additional Effects Weight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 table:number-rows-repeated="6">
          <table:table-cell table:style-name="Default"/>
          <table:table-cell table:number-columns-repeated="29"/>
          <table:table-cell table:style-name="Default"/>
          <table:table-cell table:number-columns-repeated="993"/>
        </table:table-row>
        <table:table-row table:style-name="ro2" table:number-rows-repeated="1048430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9999"/>
    </style:style>
    <style:style style:name="Header" style:family="table-cell" style:parent-style-name="Default">
      <style:table-cell-properties style:direction="ltr"/>
    </style:style>
    <style:style style:name="GrayedOut" style:family="table-cell" style:parent-style-name="Default">
      <style:table-cell-properties fo:background-color="#80808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04">02/04/2023</text:date>, <text:time>09:15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 Tyson</meta:initial-creator>
    <meta:creation-date>2023-01-14T14:44:23.39</meta:creation-date>
    <dc:date>2023-02-04T09:15:23.13</dc:date>
    <dc:creator>Jon Tyson</dc:creator>
    <meta:editing-duration>P11DT11H33M27S</meta:editing-duration>
    <meta:editing-cycles>48</meta:editing-cycles>
    <meta:generator>OpenOffice/4.1.2$Win32 OpenOffice.org_project/412m3$Build-9782</meta:generator>
    <meta:document-statistic meta:table-count="2" meta:cell-count="3397" meta:object-count="0"/>
  </office:meta>
</office:document-meta>
</file>